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ans-serif" svg:font-family="sans-serif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6">
      <text:list-level-style-number text:level="1" text:style-name="WW_CharLFO6LVL1" style:num-suffix="." style:num-format="1">
        <style:list-level-properties text:space-before="0.5in" text:min-label-width="0in"/>
      </text:list-level-style-number>
      <text:list-level-style-number text:level="2" text:style-name="WW_CharLFO6LVL2" style:num-format="1">
        <style:list-level-properties/>
      </text:list-level-style-number>
      <text:list-level-style-number text:level="3" text:style-name="WW_CharLFO6LVL3" style:num-format="1">
        <style:list-level-properties/>
      </text:list-level-style-number>
      <text:list-level-style-number text:level="4" text:style-name="WW_CharLFO6LVL4" style:num-format="1">
        <style:list-level-properties/>
      </text:list-level-style-number>
      <text:list-level-style-number text:level="5" text:style-name="WW_CharLFO6LVL5" style:num-format="1">
        <style:list-level-properties/>
      </text:list-level-style-number>
      <text:list-level-style-number text:level="6" text:style-name="WW_CharLFO6LVL6" style:num-format="1">
        <style:list-level-properties/>
      </text:list-level-style-number>
      <text:list-level-style-number text:level="7" text:style-name="WW_CharLFO6LVL7" style:num-format="1">
        <style:list-level-properties/>
      </text:list-level-style-number>
      <text:list-level-style-number text:level="8" text:style-name="WW_CharLFO6LVL8" style:num-format="1">
        <style:list-level-properties/>
      </text:list-level-style-number>
      <text:list-level-style-number text:level="9" text:style-name="WW_CharLFO6LVL9" style:num-format="1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5" style:parent-style-name="Título" style:family="paragraph">
      <style:paragraph-properties fo:text-align="end" fo:line-height="150%"/>
      <style:text-properties style:font-name="Times New Roman" fo:language="pt" fo:country="BR"/>
    </style:style>
    <style:style style:name="P6" style:parent-style-name="Título" style:family="paragraph">
      <style:paragraph-properties fo:text-align="end" fo:line-height="150%"/>
    </style:style>
    <style:style style:name="P7" style:parent-style-name="Título" style:family="paragraph">
      <style:paragraph-properties fo:text-align="end" fo:line-height="150%"/>
      <style:text-properties style:font-name="Times New Roman" fo:language="pt" fo:country="BR"/>
    </style:style>
    <style:style style:name="P8" style:parent-style-name="Normal" style:master-page-name="MPF1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 style:font-size-complex="16pt"/>
    </style:style>
    <style:style style:name="P44" style:parent-style-name="Normal" style:family="paragraph">
      <style:paragraph-properties fo:line-height="150%"/>
      <style:text-properties fo:language="pt" fo:country="BR"/>
    </style:style>
    <style:style style:name="TableColumn46" style:family="table-column">
      <style:table-column-properties style:column-width="1.6in" style:use-optimal-column-width="false"/>
    </style:style>
    <style:style style:name="TableColumn47" style:family="table-column">
      <style:table-column-properties style:column-width="0.8in" style:use-optimal-column-width="false"/>
    </style:style>
    <style:style style:name="TableColumn48" style:family="table-column">
      <style:table-column-properties style:column-width="2.6958in" style:use-optimal-column-width="false"/>
    </style:style>
    <style:style style:name="TableColumn49" style:family="table-column">
      <style:table-column-properties style:column-width="1.5041in" style:use-optimal-column-width="false"/>
    </style:style>
    <style:style style:name="Table45" style:family="table">
      <style:table-properties style:width="6.6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padding-top="0in" fo:padding-left="0.075in" fo:padding-bottom="0in" fo:padding-right="0.075in"/>
    </style:style>
    <style:style style:name="P52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3" style:family="table-cell">
      <style:table-cell-properties fo:border="0.0104in solid #000000" fo:padding-top="0in" fo:padding-left="0.075in" fo:padding-bottom="0in" fo:padding-right="0.075in"/>
    </style:style>
    <style:style style:name="P54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5" style:family="table-cell">
      <style:table-cell-properties fo:border="0.0104in solid #000000" fo:padding-top="0in" fo:padding-left="0.075in" fo:padding-bottom="0in" fo:padding-right="0.075in"/>
    </style:style>
    <style:style style:name="P56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7" style:family="table-cell">
      <style:table-cell-properties fo:border="0.0104in solid #000000" fo:padding-top="0in" fo:padding-left="0.075in" fo:padding-bottom="0in" fo:padding-right="0.075in"/>
    </style:style>
    <style:style style:name="P58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04in solid #000000" fo:padding-top="0in" fo:padding-left="0.075in" fo:padding-bottom="0in" fo:padding-right="0.075in"/>
    </style:style>
    <style:style style:name="P61" style:parent-style-name="Tabletext" style:family="paragraph">
      <style:paragraph-properties fo:text-align="center" fo:line-height="150%"/>
      <style:text-properties fo:language="pt" fo:country="BR"/>
    </style:style>
    <style:style style:name="TableCell62" style:family="table-cell">
      <style:table-cell-properties fo:border="0.0104in solid #000000" fo:padding-top="0in" fo:padding-left="0.075in" fo:padding-bottom="0in" fo:padding-right="0.075in"/>
    </style:style>
    <style:style style:name="P63" style:parent-style-name="Tabletext" style:family="paragraph">
      <style:paragraph-properties fo:text-align="center" fo:line-height="150%"/>
      <style:text-properties fo:language="pt" fo:country="BR"/>
    </style:style>
    <style:style style:name="TableCell64" style:family="table-cell">
      <style:table-cell-properties fo:border="0.0104in solid #000000" fo:padding-top="0in" fo:padding-left="0.075in" fo:padding-bottom="0in" fo:padding-right="0.075in"/>
    </style:style>
    <style:style style:name="P65" style:parent-style-name="Tabletext" style:family="paragraph">
      <style:paragraph-properties fo:text-align="center" fo:line-height="150%"/>
      <style:text-properties fo:language="pt" fo:country="BR"/>
    </style:style>
    <style:style style:name="TableCell66" style:family="table-cell">
      <style:table-cell-properties fo:border="0.0104in solid #000000" fo:padding-top="0in" fo:padding-left="0.075in" fo:padding-bottom="0in" fo:padding-right="0.075in"/>
    </style:style>
    <style:style style:name="P67" style:parent-style-name="Tabletext" style:family="paragraph">
      <style:paragraph-properties fo:text-align="center" fo:line-height="150%"/>
      <style:text-properties fo:language="pt" fo:country="B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04in solid #000000" fo:padding-top="0in" fo:padding-left="0.075in" fo:padding-bottom="0in" fo:padding-right="0.075in"/>
    </style:style>
    <style:style style:name="P70" style:parent-style-name="Tabletext" style:family="paragraph">
      <style:paragraph-properties fo:text-align="center" fo:line-height="150%"/>
      <style:text-properties fo:language="pt" fo:country="BR"/>
    </style:style>
    <style:style style:name="TableCell71" style:family="table-cell">
      <style:table-cell-properties fo:border="0.0104in solid #000000" fo:padding-top="0in" fo:padding-left="0.075in" fo:padding-bottom="0in" fo:padding-right="0.075in"/>
    </style:style>
    <style:style style:name="P72" style:parent-style-name="Tabletext" style:family="paragraph">
      <style:paragraph-properties fo:text-align="center" fo:line-height="150%"/>
      <style:text-properties fo:language="pt" fo:country="BR"/>
    </style:style>
    <style:style style:name="TableCell73" style:family="table-cell">
      <style:table-cell-properties fo:border="0.0104in solid #000000" fo:padding-top="0in" fo:padding-left="0.075in" fo:padding-bottom="0in" fo:padding-right="0.075in"/>
    </style:style>
    <style:style style:name="P74" style:parent-style-name="Tabletext" style:family="paragraph">
      <style:paragraph-properties fo:text-align="center" fo:line-height="150%"/>
      <style:text-properties fo:language="pt" fo:country="BR"/>
    </style:style>
    <style:style style:name="TableCell75" style:family="table-cell">
      <style:table-cell-properties fo:border="0.0104in solid #000000" fo:padding-top="0in" fo:padding-left="0.075in" fo:padding-bottom="0in" fo:padding-right="0.075in"/>
    </style:style>
    <style:style style:name="P76" style:parent-style-name="Tabletext" style:family="paragraph">
      <style:paragraph-properties fo:text-align="center" fo:line-height="150%"/>
      <style:text-properties fo:language="pt" fo:country="BR"/>
    </style:style>
    <style:style style:name="P77" style:parent-style-name="Normal" style:family="paragraph">
      <style:paragraph-properties fo:text-align="justify" fo:line-height="150%"/>
      <style:text-properties fo:language="pt" fo:country="BR"/>
    </style:style>
    <style:style style:name="P78" style:parent-style-name="Normal" style:family="paragraph">
      <style:paragraph-properties fo:text-align="justify" fo:line-height="150%"/>
      <style:text-properties fo:language="pt" fo:country="BR"/>
    </style:style>
    <style:style style:name="P79" style:parent-style-name="Normal" style:family="paragraph">
      <style:paragraph-properties fo:text-align="justify" fo:line-height="150%"/>
      <style:text-properties fo:language="pt" fo:country="BR"/>
    </style:style>
    <style:style style:name="P80" style:parent-style-name="Normal" style:family="paragraph">
      <style:paragraph-properties fo:text-align="justify" fo:line-height="150%"/>
      <style:text-properties fo:language="pt" fo:country="BR"/>
    </style:style>
    <style:style style:name="P81" style:parent-style-name="Normal" style:family="paragraph">
      <style:paragraph-properties fo:text-align="justify" fo:line-height="150%"/>
      <style:text-properties fo:language="pt" fo:country="BR"/>
    </style:style>
    <style:style style:name="P82" style:parent-style-name="Normal" style:family="paragraph">
      <style:paragraph-properties fo:text-align="justify" fo:line-height="150%"/>
      <style:text-properties fo:language="pt" fo:country="BR"/>
    </style:style>
    <style:style style:name="P83" style:parent-style-name="Normal" style:family="paragraph">
      <style:paragraph-properties fo:text-align="justify" fo:line-height="150%"/>
      <style:text-properties fo:language="pt" fo:country="BR"/>
    </style:style>
    <style:style style:name="P84" style:parent-style-name="Normal" style:family="paragraph">
      <style:paragraph-properties fo:text-align="justify" fo:line-height="150%"/>
      <style:text-properties fo:language="pt" fo:country="BR"/>
    </style:style>
    <style:style style:name="P85" style:parent-style-name="Normal" style:family="paragraph">
      <style:paragraph-properties fo:text-align="justify" fo:line-height="150%"/>
      <style:text-properties fo:language="pt" fo:country="BR"/>
    </style:style>
    <style:style style:name="P86" style:parent-style-name="Normal" style:family="paragraph">
      <style:paragraph-properties fo:text-align="justify" fo:line-height="150%"/>
      <style:text-properties fo:language="pt" fo:country="BR"/>
    </style:style>
    <style:style style:name="P87" style:parent-style-name="Normal" style:family="paragraph">
      <style:paragraph-properties fo:text-align="justify" fo:line-height="150%"/>
      <style:text-properties fo:language="pt" fo:country="BR"/>
    </style:style>
    <style:style style:name="P88" style:parent-style-name="Normal" style:family="paragraph">
      <style:paragraph-properties fo:text-align="justify" fo:line-height="150%"/>
      <style:text-properties fo:language="pt" fo:country="BR"/>
    </style:style>
    <style:style style:name="P89" style:parent-style-name="Normal" style:family="paragraph">
      <style:paragraph-properties fo:text-align="justify" fo:line-height="150%"/>
      <style:text-properties fo:language="pt" fo:country="BR"/>
    </style:style>
    <style:style style:name="P90" style:parent-style-name="Normal" style:family="paragraph">
      <style:paragraph-properties fo:text-align="justify" fo:line-height="150%"/>
      <style:text-properties fo:language="pt" fo:country="BR"/>
    </style:style>
    <style:style style:name="P91" style:parent-style-name="Normal" style:family="paragraph">
      <style:paragraph-properties fo:text-align="justify" fo:line-height="150%"/>
      <style:text-properties fo:language="pt" fo:country="BR"/>
    </style:style>
    <style:style style:name="P92" style:parent-style-name="Normal" style:family="paragraph">
      <style:paragraph-properties fo:text-align="justify" fo:line-height="150%"/>
      <style:text-properties fo:language="pt" fo:country="BR"/>
    </style:style>
    <style:style style:name="P93" style:parent-style-name="Normal" style:family="paragraph">
      <style:paragraph-properties fo:text-align="justify" fo:line-height="150%"/>
      <style:text-properties fo:language="pt" fo:country="BR"/>
    </style:style>
    <style:style style:name="P94" style:parent-style-name="Normal" style:family="paragraph">
      <style:paragraph-properties fo:text-align="justify" fo:line-height="150%"/>
      <style:text-properties fo:language="pt" fo:country="BR"/>
    </style:style>
    <style:style style:name="P95" style:parent-style-name="Normal" style:family="paragraph">
      <style:paragraph-properties fo:text-align="justify" fo:line-height="150%"/>
      <style:text-properties fo:language="pt" fo:country="BR"/>
    </style:style>
    <style:style style:name="P96" style:parent-style-name="Normal" style:family="paragraph">
      <style:paragraph-properties fo:text-align="justify" fo:line-height="150%"/>
      <style:text-properties fo:language="pt" fo:country="BR"/>
    </style:style>
    <style:style style:name="P97" style:parent-style-name="Normal" style:family="paragraph">
      <style:paragraph-properties fo:text-align="justify" fo:line-height="150%"/>
      <style:text-properties fo:language="pt" fo:country="BR"/>
    </style:style>
    <style:style style:name="P98" style:parent-style-name="Normal" style:family="paragraph">
      <style:paragraph-properties fo:text-align="justify" fo:line-height="150%"/>
      <style:text-properties fo:language="pt" fo:country="BR"/>
    </style:style>
    <style:style style:name="P99" style:parent-style-name="Normal" style:family="paragraph">
      <style:paragraph-properties fo:text-align="justify" fo:line-height="150%"/>
      <style:text-properties fo:language="pt" fo:country="BR"/>
    </style:style>
    <style:style style:name="P100" style:parent-style-name="Normal" style:family="paragraph">
      <style:paragraph-properties fo:text-align="justify" fo:line-height="150%"/>
      <style:text-properties fo:language="pt" fo:country="BR"/>
    </style:style>
    <style:style style:name="P101" style:parent-style-name="Normal" style:family="paragraph">
      <style:paragraph-properties fo:text-align="justify" fo:line-height="150%"/>
      <style:text-properties fo:language="pt" fo:country="BR"/>
    </style:style>
    <style:style style:name="P102" style:parent-style-name="Normal" style:family="paragraph">
      <style:paragraph-properties fo:text-align="justify" fo:line-height="150%"/>
      <style:text-properties fo:language="pt" fo:country="BR"/>
    </style:style>
    <style:style style:name="P103" style:parent-style-name="Normal" style:family="paragraph">
      <style:paragraph-properties fo:text-align="justify" fo:line-height="150%"/>
      <style:text-properties fo:language="pt" fo:country="BR"/>
    </style:style>
    <style:style style:name="P104" style:parent-style-name="Normal" style:family="paragraph">
      <style:paragraph-properties fo:text-align="justify" fo:line-height="150%"/>
      <style:text-properties fo:language="pt" fo:country="BR"/>
    </style:style>
    <style:style style:name="P105" style:parent-style-name="Normal" style:family="paragraph">
      <style:paragraph-properties fo:text-align="justify" fo:line-height="150%"/>
      <style:text-properties fo:language="pt" fo:country="BR"/>
    </style:style>
    <style:style style:name="P106" style:parent-style-name="Normal" style:family="paragraph">
      <style:paragraph-properties fo:text-align="justify" fo:line-height="150%"/>
      <style:text-properties fo:language="pt" fo:country="BR"/>
    </style:style>
    <style:style style:name="P107" style:parent-style-name="Normal" style:family="paragraph">
      <style:paragraph-properties fo:text-align="justify" fo:line-height="150%"/>
      <style:text-properties fo:language="pt" fo:country="BR"/>
    </style:style>
    <style:style style:name="P108" style:parent-style-name="Normal" style:family="paragraph">
      <style:paragraph-properties fo:text-align="justify" fo:line-height="150%"/>
      <style:text-properties fo:language="pt" fo:country="BR"/>
    </style:style>
    <style:style style:name="P109" style:parent-style-name="Normal" style:family="paragraph">
      <style:paragraph-properties fo:text-align="justify" fo:line-height="150%"/>
      <style:text-properties fo:language="pt" fo:country="BR"/>
    </style:style>
    <style:style style:name="P110" style:parent-style-name="Normal" style:family="paragraph">
      <style:paragraph-properties fo:text-align="center"/>
    </style:style>
    <style:style style:name="T111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 fo:language="pt" fo:country="BR"/>
    </style:style>
    <style:style style:name="T11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 fo:language="pt" fo:country="BR"/>
    </style:style>
    <style:style style:name="P113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114" style:parent-style-name="Hyperlink" style:family="text">
      <style:text-properties fo:language="pt" fo:country="BR"/>
    </style:style>
    <style:style style:name="T115" style:parent-style-name="Hyperlink" style:family="text">
      <style:text-properties fo:language="pt" fo:country="BR"/>
    </style:style>
    <style:style style:name="P116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17" style:parent-style-name="Hyperlink" style:family="text">
      <style:text-properties fo:language="pt" fo:country="BR"/>
    </style:style>
    <style:style style:name="T118" style:parent-style-name="Hyperlink" style:family="text">
      <style:text-properties fo:language="pt" fo:country="BR"/>
    </style:style>
    <style:style style:name="P119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20" style:parent-style-name="Hyperlink" style:family="text">
      <style:text-properties fo:language="pt" fo:country="BR"/>
    </style:style>
    <style:style style:name="T121" style:parent-style-name="Hyperlink" style:family="text">
      <style:text-properties fo:language="pt" fo:country="BR"/>
    </style:style>
    <style:style style:name="P122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123" style:parent-style-name="Hyperlink" style:family="text">
      <style:text-properties fo:language="pt" fo:country="BR"/>
    </style:style>
    <style:style style:name="T124" style:parent-style-name="Hyperlink" style:family="text">
      <style:text-properties fo:language="pt" fo:country="BR"/>
    </style:style>
    <style:style style:name="P125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126" style:parent-style-name="Hyperlink" style:family="text">
      <style:text-properties fo:language="pt" fo:country="BR"/>
    </style:style>
    <style:style style:name="T127" style:parent-style-name="Hyperlink" style:family="text">
      <style:text-properties fo:language="pt" fo:country="BR"/>
    </style:style>
    <style:style style:name="P128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29" style:parent-style-name="Hyperlink" style:family="text">
      <style:text-properties fo:language="pt" fo:country="BR"/>
    </style:style>
    <style:style style:name="T130" style:parent-style-name="Hyperlink" style:family="text">
      <style:text-properties fo:language="pt" fo:country="BR"/>
    </style:style>
    <style:style style:name="P131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32" style:parent-style-name="Hyperlink" style:family="text">
      <style:text-properties fo:language="pt" fo:country="BR"/>
    </style:style>
    <style:style style:name="T133" style:parent-style-name="Hyperlink" style:family="text">
      <style:text-properties fo:language="pt" fo:country="BR"/>
    </style:style>
    <style:style style:name="P134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35" style:parent-style-name="Hyperlink" style:family="text">
      <style:text-properties fo:language="pt" fo:country="BR"/>
    </style:style>
    <style:style style:name="T136" style:parent-style-name="Hyperlink" style:family="text">
      <style:text-properties fo:language="pt" fo:country="BR"/>
    </style:style>
    <style:style style:name="P137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38" style:parent-style-name="Hyperlink" style:family="text">
      <style:text-properties fo:language="pt" fo:country="BR"/>
    </style:style>
    <style:style style:name="T139" style:parent-style-name="Hyperlink" style:family="text">
      <style:text-properties fo:language="pt" fo:country="BR"/>
    </style:style>
    <style:style style:name="P140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41" style:parent-style-name="Hyperlink" style:family="text">
      <style:text-properties fo:language="pt" fo:country="BR"/>
    </style:style>
    <style:style style:name="T142" style:parent-style-name="Hyperlink" style:family="text">
      <style:text-properties fo:language="pt" fo:country="BR"/>
    </style:style>
    <style:style style:name="P143" style:parent-style-name="Sumário2" style:family="paragraph">
      <style:paragraph-properties>
        <style:tab-stops>
          <style:tab-stop style:type="left" style:position="0.4722in"/>
          <style:tab-stop style:type="right" style:position="6.5472in"/>
        </style:tab-stops>
      </style:paragraph-properties>
    </style:style>
    <style:style style:name="T144" style:parent-style-name="Hyperlink" style:family="text">
      <style:text-properties fo:language="pt" fo:country="BR"/>
    </style:style>
    <style:style style:name="T145" style:parent-style-name="Hyperlink" style:family="text">
      <style:text-properties fo:language="pt" fo:country="BR"/>
    </style:style>
    <style:style style:name="P146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47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48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49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0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1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2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3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4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5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6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7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8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59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0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1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2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3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4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5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6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7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8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69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0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1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2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3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4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5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6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7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8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79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80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81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82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6pt" fo:language="pt" fo:country="BR"/>
    </style:style>
    <style:style style:name="P183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6pt" fo:language="pt" fo:country="BR"/>
    </style:style>
    <style:style style:name="P184" style:parent-style-name="Heading1" style:list-style-name="WW_OutlineListStyle_3" style:family="paragraph">
      <style:text-properties fo:language="pt" fo:country="BR"/>
    </style:style>
    <style:style style:name="P185" style:parent-style-name="Normal" style:family="paragraph">
      <style:text-properties fo:language="pt" fo:country="BR"/>
    </style:style>
    <style:style style:name="P186" style:parent-style-name="normal0" style:family="paragraph">
      <style:paragraph-properties fo:text-align="justify" fo:line-height="117%"/>
    </style:style>
    <style:style style:name="T187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88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89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90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91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92" style:parent-style-name="normal0" style:family="paragraph">
      <style:paragraph-properties fo:line-height="100%"/>
    </style:style>
    <style:style style:name="P193" style:parent-style-name="normal0" style:family="paragraph">
      <style:paragraph-properties fo:text-align="justify" fo:line-height="120%"/>
    </style:style>
    <style:style style:name="T194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95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96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97" style:parent-style-name="Heading2" style:list-style-name="WW_OutlineListStyle_3" style:family="paragraph">
      <style:text-properties fo:language="pt" fo:country="BR"/>
    </style:style>
    <style:style style:name="P198" style:parent-style-name="Normal" style:family="paragraph">
      <style:text-properties fo:language="pt" fo:country="BR"/>
    </style:style>
    <style:style style:name="P199" style:parent-style-name="normal0" style:family="paragraph">
      <style:paragraph-properties fo:line-height="112%" fo:margin-right="0.2638in"/>
    </style:style>
    <style:style style:name="T200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201" style:parent-style-name="normal0" style:list-style-name="LFO6" style:family="paragraph">
      <style:paragraph-properties fo:text-align="justify" fo:line-height="112%" fo:margin-left="0in" fo:margin-right="0.6111in" fo:text-indent="-0.2493in">
        <style:tab-stops/>
      </style:paragraph-properties>
    </style:style>
    <style:style style:name="T20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203" style:parent-style-name="normal0" style:list-style-name="LFO6" style:family="paragraph">
      <style:paragraph-properties fo:text-align="justify" fo:margin-left="0in" fo:text-indent="-0.2493in">
        <style:tab-stops/>
      </style:paragraph-properties>
    </style:style>
    <style:style style:name="T204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205" style:parent-style-name="normal0" style:list-style-name="LFO6" style:family="paragraph">
      <style:paragraph-properties fo:text-align="justify" fo:margin-left="0in" fo:text-indent="-0.2493in">
        <style:tab-stops/>
      </style:paragraph-properties>
    </style:style>
    <style:style style:name="T20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207" style:parent-style-name="normal0" style:list-style-name="LFO6" style:family="paragraph">
      <style:paragraph-properties fo:text-align="justify" fo:margin-left="0in" fo:text-indent="-0.2493in">
        <style:tab-stops/>
      </style:paragraph-properties>
    </style:style>
    <style:style style:name="T208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209" style:parent-style-name="normal0" style:family="paragraph">
      <style:paragraph-properties fo:line-height="135%"/>
    </style:style>
    <style:style style:name="P210" style:parent-style-name="normal0" style:family="paragraph">
      <style:paragraph-properties fo:line-height="127%" fo:margin-right="0.0555in"/>
    </style:style>
    <style:style style:name="T211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21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olumn214" style:family="table-column">
      <style:table-column-properties style:column-width="5.1944in" style:use-optimal-column-width="false"/>
    </style:style>
    <style:style style:name="TableColumn215" style:family="table-column">
      <style:table-column-properties style:column-width="1.5555in" style:use-optimal-column-width="false"/>
    </style:style>
    <style:style style:name="Table213" style:family="table">
      <style:table-properties style:width="6.75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138in solid #000000" fo:background-color="#000000" style:vertical-align="bottom" fo:padding-top="0.0694in" fo:padding-left="0in" fo:padding-bottom="0.0694in" fo:padding-right="0in"/>
    </style:style>
    <style:style style:name="P218" style:parent-style-name="normal0" style:family="paragraph">
      <style:paragraph-properties fo:text-align="center"/>
    </style:style>
    <style:style style:name="T219" style:parent-style-name="Fonteparág.padrão" style:family="text">
      <style:text-properties style:font-name="Arial" style:font-name-asian="Arial" style:font-name-complex="Arial" fo:font-weight="bold" style:font-weight-asian="bold" fo:color="#FFFFFF" fo:font-size="11pt" style:font-size-asian="11pt"/>
    </style:style>
    <style:style style:name="TableCell220" style:family="table-cell">
      <style:table-cell-properties fo:border="0.0138in solid #000000" fo:background-color="#000000" style:vertical-align="bottom" fo:padding-top="0.0694in" fo:padding-left="0in" fo:padding-bottom="0.0694in" fo:padding-right="0in"/>
    </style:style>
    <style:style style:name="P221" style:parent-style-name="normal0" style:family="paragraph">
      <style:paragraph-properties fo:text-align="center"/>
    </style:style>
    <style:style style:name="T222" style:parent-style-name="Fonteparág.padrão" style:family="text">
      <style:text-properties style:font-name="Arial" style:font-name-asian="Arial" style:font-name-complex="Arial" fo:font-weight="bold" style:font-weight-asian="bold" fo:color="#FFFFFF" fo:font-size="11pt" style:font-size-asian="11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25" style:parent-style-name="normal0" style:family="paragraph">
      <style:paragraph-properties fo:text-align="center"/>
    </style:style>
    <style:style style:name="T22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27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28" style:parent-style-name="normal0" style:family="paragraph">
      <style:paragraph-properties fo:text-align="center"/>
    </style:style>
    <style:style style:name="T229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32" style:parent-style-name="normal0" style:family="paragraph">
      <style:paragraph-properties fo:text-align="center"/>
    </style:style>
    <style:style style:name="T233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34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35" style:parent-style-name="normal0" style:family="paragraph">
      <style:paragraph-properties fo:text-align="center"/>
    </style:style>
    <style:style style:name="T23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39" style:parent-style-name="normal0" style:family="paragraph">
      <style:paragraph-properties fo:text-align="center"/>
    </style:style>
    <style:style style:name="T240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41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42" style:parent-style-name="normal0" style:family="paragraph">
      <style:paragraph-properties fo:text-align="center"/>
    </style:style>
    <style:style style:name="T243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46" style:parent-style-name="normal0" style:family="paragraph">
      <style:paragraph-properties fo:text-align="center"/>
    </style:style>
    <style:style style:name="T247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48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49" style:parent-style-name="normal0" style:family="paragraph">
      <style:paragraph-properties fo:text-align="center"/>
    </style:style>
    <style:style style:name="T250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53" style:parent-style-name="normal0" style:family="paragraph">
      <style:paragraph-properties fo:text-align="center"/>
    </style:style>
    <style:style style:name="T254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55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56" style:parent-style-name="normal0" style:family="paragraph">
      <style:paragraph-properties fo:text-align="center"/>
    </style:style>
    <style:style style:name="T257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60" style:parent-style-name="normal0" style:family="paragraph">
      <style:paragraph-properties fo:text-align="center"/>
    </style:style>
    <style:style style:name="T261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26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63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64" style:parent-style-name="normal0" style:family="paragraph">
      <style:paragraph-properties fo:text-align="center"/>
    </style:style>
    <style:style style:name="T265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68" style:parent-style-name="normal0" style:family="paragraph">
      <style:paragraph-properties fo:text-align="center"/>
    </style:style>
    <style:style style:name="T269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70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71" style:parent-style-name="normal0" style:family="paragraph">
      <style:paragraph-properties fo:text-align="center"/>
    </style:style>
    <style:style style:name="T27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75" style:parent-style-name="normal0" style:family="paragraph">
      <style:paragraph-properties fo:text-align="center"/>
    </style:style>
    <style:style style:name="T27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77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78" style:parent-style-name="normal0" style:family="paragraph">
      <style:paragraph-properties fo:text-align="center"/>
    </style:style>
    <style:style style:name="T279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82" style:parent-style-name="normal0" style:family="paragraph">
      <style:paragraph-properties fo:text-align="center"/>
    </style:style>
    <style:style style:name="T283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84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85" style:parent-style-name="normal0" style:family="paragraph">
      <style:paragraph-properties fo:text-align="center"/>
    </style:style>
    <style:style style:name="T28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89" style:parent-style-name="normal0" style:family="paragraph">
      <style:paragraph-properties fo:text-align="center"/>
    </style:style>
    <style:style style:name="T290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91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92" style:parent-style-name="normal0" style:family="paragraph">
      <style:paragraph-properties fo:text-align="center"/>
    </style:style>
    <style:style style:name="T293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294" style:parent-style-name="normal0" style:family="paragraph">
      <style:paragraph-properties fo:line-height="135%"/>
    </style:style>
    <style:style style:name="P295" style:parent-style-name="Normal" style:family="paragraph">
      <style:text-properties fo:language="pt" fo:country="BR"/>
    </style:style>
    <style:style style:name="P296" style:parent-style-name="Heading2" style:list-style-name="WW_OutlineListStyle_3" style:family="paragraph">
      <style:text-properties fo:language="pt" fo:country="BR"/>
    </style:style>
    <style:style style:name="P297" style:parent-style-name="Normal" style:family="paragraph">
      <style:text-properties style:font-name="Arial" style:font-name-complex="Arial" fo:font-size="11pt" style:font-size-asian="11pt" style:font-size-complex="11pt"/>
    </style:style>
    <style:style style:name="P29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300" style:family="table-column">
      <style:table-column-properties style:column-width="1.5083in" style:use-optimal-column-width="false"/>
    </style:style>
    <style:style style:name="TableColumn301" style:family="table-column">
      <style:table-column-properties style:column-width="1.5388in" style:use-optimal-column-width="false"/>
    </style:style>
    <style:style style:name="TableColumn302" style:family="table-column">
      <style:table-column-properties style:column-width="2.1486in" style:use-optimal-column-width="false"/>
    </style:style>
    <style:style style:name="TableColumn303" style:family="table-column">
      <style:table-column-properties style:column-width="1.4541in" style:use-optimal-column-width="false"/>
    </style:style>
    <style:style style:name="Table299" style:family="table">
      <style:table-properties style:width="6.65in" fo:margin-left="0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306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138in solid #000000" fo:background-color="#C0C0C0" fo:padding-top="0in" fo:padding-left="0.075in" fo:padding-bottom="0in" fo:padding-right="0.075in"/>
    </style:style>
    <style:style style:name="P30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10" style:family="table-cell">
      <style:table-cell-properties fo:border="0.0138in solid #000000" fo:padding-top="0in" fo:padding-left="0.075in" fo:padding-bottom="0in" fo:padding-right="0.075in"/>
    </style:style>
    <style:style style:name="T31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312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ableCell313" style:family="table-cell">
      <style:table-cell-properties fo:border="0.0138in solid #000000" fo:background-color="#C0C0C0" fo:padding-top="0in" fo:padding-left="0.075in" fo:padding-bottom="0in" fo:padding-right="0.075in"/>
    </style:style>
    <style:style style:name="P314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15" style:family="table-cell">
      <style:table-cell-properties fo:border="0.0138in solid #000000" fo:padding-top="0in" fo:padding-left="0.075in" fo:padding-bottom="0in" fo:padding-right="0.075in"/>
    </style:style>
    <style:style style:name="P31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138in solid #000000" fo:background-color="#C0C0C0" fo:padding-top="0in" fo:padding-left="0.075in" fo:padding-bottom="0in" fo:padding-right="0.075in"/>
    </style:style>
    <style:style style:name="P31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138in solid #000000" fo:padding-top="0in" fo:padding-left="0.075in" fo:padding-bottom="0in" fo:padding-right="0.075in"/>
    </style:style>
    <style:style style:name="T322" style:parent-style-name="Fonteparág.padrão" style:family="text">
      <style:text-properties style:font-name="Arial" style:font-name-complex="Arial"/>
    </style:style>
    <style:style style:name="T323" style:parent-style-name="Fonteparág.padrão" style:family="text">
      <style:text-properties style:font-name="Arial" style:font-name-complex="Arial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138in solid #000000" fo:background-color="#C0C0C0" fo:padding-top="0in" fo:padding-left="0.075in" fo:padding-bottom="0in" fo:padding-right="0.075in"/>
    </style:style>
    <style:style style:name="P32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327" style:family="table-row">
      <style:table-row-properties style:min-row-height="1.4812in" style:use-optimal-row-height="false"/>
    </style:style>
    <style:style style:name="TableCell328" style:family="table-cell">
      <style:table-cell-properties fo:border="0.0138in solid #000000" fo:padding-top="0in" fo:padding-left="0.075in" fo:padding-bottom="0in" fo:padding-right="0.075in"/>
    </style:style>
    <style:style style:name="P329" style:parent-style-name="Normal" style:family="paragraph">
      <style:text-properties style:font-name="Arial" style:font-name-complex="Arial"/>
    </style:style>
    <style:style style:name="T3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1" style:parent-style-name="Fonteparág.padrão" style:family="text">
      <style:text-properties style:font-name="Arial" style:font-name-complex="Arial"/>
    </style:style>
    <style:style style:name="T332" style:parent-style-name="Fonteparág.padrão" style:family="text">
      <style:text-properties style:font-name="Arial" style:font-name-complex="Arial"/>
    </style:style>
    <style:style style:name="P333" style:parent-style-name="Normal" style:family="paragraph">
      <style:text-properties style:font-name="Arial" style:font-name-complex="Arial"/>
    </style:style>
    <style:style style:name="P334" style:parent-style-name="Normal" style:family="paragraph">
      <style:text-properties style:font-name="Arial" style:font-name-complex="Arial"/>
    </style:style>
    <style:style style:name="T3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6" style:parent-style-name="Fonteparág.padrão" style:family="text">
      <style:text-properties style:font-name="Arial" style:font-name-complex="Arial"/>
    </style:style>
    <style:style style:name="T337" style:parent-style-name="Fonteparág.padrão" style:family="text">
      <style:text-properties style:font-name="Arial" style:font-name-complex="Arial"/>
    </style:style>
    <style:style style:name="P338" style:parent-style-name="Normal" style:family="paragraph">
      <style:text-properties style:font-name="Arial" style:font-name-complex="Arial"/>
    </style:style>
    <style:style style:name="T3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0" style:parent-style-name="Fonteparág.padrão" style:family="text">
      <style:text-properties style:font-name="Arial" style:font-name-complex="Arial"/>
    </style:style>
    <style:style style:name="T341" style:parent-style-name="Fonteparág.padrão" style:family="text">
      <style:text-properties style:font-name="Arial" style:font-name-complex="Arial"/>
    </style:style>
    <style:style style:name="P342" style:parent-style-name="Normal" style:family="paragraph">
      <style:text-properties text:display="none"/>
    </style:style>
    <style:style style:name="TableColumn344" style:family="table-column">
      <style:table-column-properties style:column-width="1.5104in" style:use-optimal-column-width="false"/>
    </style:style>
    <style:style style:name="TableColumn345" style:family="table-column">
      <style:table-column-properties style:column-width="1.7159in" style:use-optimal-column-width="false"/>
    </style:style>
    <style:style style:name="TableColumn346" style:family="table-column">
      <style:table-column-properties style:column-width="0.1583in" style:use-optimal-column-width="false"/>
    </style:style>
    <style:style style:name="TableColumn347" style:family="table-column">
      <style:table-column-properties style:column-width="1.2194in" style:use-optimal-column-width="false"/>
    </style:style>
    <style:style style:name="TableColumn348" style:family="table-column">
      <style:table-column-properties style:column-width="0.4118in" style:use-optimal-column-width="false"/>
    </style:style>
    <style:style style:name="TableColumn349" style:family="table-column">
      <style:table-column-properties style:column-width="1.634in" style:use-optimal-column-width="false"/>
    </style:style>
    <style:style style:name="Table343" style:family="table">
      <style:table-properties style:width="6.65in" fo:margin-left="0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138in solid #000000" fo:padding-top="0in" fo:padding-left="0.075in" fo:padding-bottom="0in" fo:padding-right="0.075in"/>
    </style:style>
    <style:style style:name="P352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138in solid #000000" fo:background-color="#C0C0C0" fo:padding-top="0in" fo:padding-left="0.075in" fo:padding-bottom="0in" fo:padding-right="0.075in"/>
    </style:style>
    <style:style style:name="P35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56" style:family="table-cell">
      <style:table-cell-properties fo:border="0.0138in solid #000000" fo:background-color="#FFFFFF" fo:padding-top="0in" fo:padding-left="0.075in" fo:padding-bottom="0in" fo:padding-right="0.075in"/>
    </style:style>
    <style:style style:name="P357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61" style:family="table-cell">
      <style:table-cell-properties fo:border="0.0138in solid #000000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P363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P364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365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67" style:family="table-cell">
      <style:table-cell-properties fo:border="0.0138in solid #000000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6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7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138in solid #000000" fo:background-color="#BFBFBF" fo:padding-top="0in" fo:padding-left="0.075in" fo:padding-bottom="0in" fo:padding-right="0.075in"/>
    </style:style>
    <style:style style:name="P373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74" style:family="table-cell">
      <style:table-cell-properties fo:border="0.0138in solid #000000" fo:background-color="#FFFFFF" fo:padding-top="0in" fo:padding-left="0.075in" fo:padding-bottom="0in" fo:padding-right="0.075in"/>
    </style:style>
    <style:style style:name="P375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138in solid #000000" fo:background-color="#BFBFBF" fo:padding-top="0in" fo:padding-left="0.075in" fo:padding-bottom="0in" fo:padding-right="0.075in"/>
    </style:style>
    <style:style style:name="P37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138in solid #000000" fo:background-color="#FFFFFF" fo:padding-top="0in" fo:padding-left="0.075in" fo:padding-bottom="0in" fo:padding-right="0.075in"/>
    </style:style>
    <style:style style:name="P38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138in solid #000000" fo:background-color="#BFBFBF" fo:padding-top="0in" fo:padding-left="0.075in" fo:padding-bottom="0in" fo:padding-right="0.075in"/>
    </style:style>
    <style:style style:name="P38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138in solid #000000" fo:background-color="#FFFFFF" fo:padding-top="0in" fo:padding-left="0.075in" fo:padding-bottom="0in" fo:padding-right="0.075in"/>
    </style:style>
    <style:style style:name="P38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138in solid #000000" fo:border-left="0.0138in solid #000000" fo:border-bottom="0.0138in solid #000000" fo:border-right="none" fo:background-color="#BFBFBF" fo:padding-top="0in" fo:padding-left="0.075in" fo:padding-bottom="0in" fo:padding-right="0.075in"/>
    </style:style>
    <style:style style:name="P39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91" style:family="table-cell">
      <style:table-cell-properties fo:border="0.0138in solid #000000" fo:padding-top="0in" fo:padding-left="0.075in" fo:padding-bottom="0in" fo:padding-right="0.075in"/>
    </style:style>
    <style:style style:name="P39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0.0138in solid #000000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39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96" style:family="table-cell">
      <style:table-cell-properties fo:border="0.0138in solid #000000" fo:padding-top="0in" fo:padding-left="0.075in" fo:padding-bottom="0in" fo:padding-right="0.075in"/>
    </style:style>
    <style:style style:name="P39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138in solid #000000" fo:padding-top="0in" fo:padding-left="0.075in" fo:padding-bottom="0in" fo:padding-right="0.075in"/>
    </style:style>
    <style:style style:name="P400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40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04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40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40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09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41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11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1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13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41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41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2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21" style:parent-style-name="Standard" style:family="paragraph">
      <style:text-properties style:font-name="Arial" fo:font-size="11pt" style:font-size-asian="11pt" style:font-size-complex="11pt"/>
    </style:style>
    <style:style style:name="P422" style:parent-style-name="Standard" style:family="paragraph">
      <style:text-properties style:font-name="Arial" fo:font-size="11pt" style:font-size-asian="11pt" style:font-size-complex="11pt"/>
    </style:style>
    <style:style style:name="T423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2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25" style:parent-style-name="Fonteparág.padrão" style:family="text">
      <style:text-properties style:font-name="Arial" fo:font-size="11pt" style:font-size-asian="11pt" style:font-size-complex="11pt"/>
    </style:style>
    <style:style style:name="T426" style:parent-style-name="Fonteparág.padrão" style:family="text">
      <style:text-properties style:font-name="Arial" fo:font-size="11pt" style:font-size-asian="11pt" style:font-size-complex="11pt"/>
    </style:style>
    <style:style style:name="T427" style:parent-style-name="Fonteparág.padrão" style:family="text">
      <style:text-properties style:font-name="Arial" fo:font-size="11pt" style:font-size-asian="11pt" style:font-size-complex="11pt"/>
    </style:style>
    <style:style style:name="P428" style:parent-style-name="Standard" style:family="paragraph">
      <style:text-properties style:font-name="Arial" fo:font-size="11pt" style:font-size-asian="11pt" style:font-size-complex="11pt"/>
    </style:style>
    <style:style style:name="T42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30" style:parent-style-name="Fonteparág.padrão" style:family="text">
      <style:text-properties style:font-name="Arial" fo:font-size="11pt" style:font-size-asian="11pt" style:font-size-complex="11pt"/>
    </style:style>
    <style:style style:name="T431" style:parent-style-name="Fonteparág.padrão" style:family="text">
      <style:text-properties style:font-name="Arial" fo:font-size="11pt" style:font-size-asian="11pt" style:font-size-complex="11pt"/>
    </style:style>
    <style:style style:name="T432" style:parent-style-name="Fonteparág.padrão" style:family="text">
      <style:text-properties style:font-name="Arial" fo:font-size="11pt" style:font-size-asian="11pt" style:font-size-complex="11pt"/>
    </style:style>
    <style:style style:name="T433" style:parent-style-name="Fonteparág.padrão" style:family="text">
      <style:text-properties style:font-name="Arial" fo:font-size="11pt" style:font-size-asian="11pt" style:font-size-complex="11pt"/>
    </style:style>
    <style:style style:name="P43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3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3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3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4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4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4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4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4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4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45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5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45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461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62" style:parent-style-name="Fonteparág.padrão" style:family="text">
      <style:text-properties style:font-name="Arial" fo:font-size="11pt" style:font-size-asian="11pt" style:font-size-complex="11pt"/>
    </style:style>
    <style:style style:name="T463" style:parent-style-name="Fonteparág.padrão" style:family="text">
      <style:text-properties style:font-name="Arial" fo:font-size="11pt" style:font-size-asian="11pt" style:font-size-complex="11pt"/>
    </style:style>
    <style:style style:name="P464" style:parent-style-name="Standard" style:family="paragraph">
      <style:text-properties style:font-name="Arial" fo:font-size="11pt" style:font-size-asian="11pt" style:font-size-complex="11pt"/>
    </style:style>
    <style:style style:name="T465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66" style:parent-style-name="Fonteparág.padrão" style:family="text">
      <style:text-properties style:font-name="Arial" fo:font-size="11pt" style:font-size-asian="11pt" style:font-size-complex="11pt"/>
    </style:style>
    <style:style style:name="T467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68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69" style:parent-style-name="Fonteparág.padrão" style:family="text">
      <style:text-properties style:font-name="Arial" fo:font-size="11pt" style:font-size-asian="11pt" style:font-size-complex="11pt"/>
    </style:style>
    <style:style style:name="P47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7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7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7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7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79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80" style:parent-style-name="Normal" style:family="paragraph">
      <style:text-properties style:font-name="Arial" style:font-name-complex="Arial" fo:font-size="11pt" style:font-size-asian="11pt" style:font-size-complex="11pt"/>
    </style:style>
    <style:style style:name="P481" style:parent-style-name="Heading1" style:list-style-name="WW_OutlineListStyle_3" style:family="paragraph">
      <style:text-properties fo:language="pt" fo:country="BR"/>
    </style:style>
    <style:style style:name="P482" style:parent-style-name="Normal" style:family="paragraph">
      <style:text-properties fo:language="pt" fo:country="BR"/>
    </style:style>
    <style:style style:name="TableColumn484" style:family="table-column">
      <style:table-column-properties style:column-width="3.2986in" style:use-optimal-column-width="false"/>
    </style:style>
    <style:style style:name="TableColumn485" style:family="table-column">
      <style:table-column-properties style:column-width="3.2986in" style:use-optimal-column-width="false"/>
    </style:style>
    <style:style style:name="Table483" style:family="table">
      <style:table-properties style:width="6.5972in" fo:margin-left="0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fo:background-color="#000000" fo:padding-top="0in" fo:padding-left="0.075in" fo:padding-bottom="0in" fo:padding-right="0.075in"/>
    </style:style>
    <style:style style:name="P488" style:parent-style-name="Normal" style:family="paragraph">
      <style:text-properties style:font-name="Arial" style:font-name-complex="Arial" fo:font-weight="bold" style:font-weight-asian="bold" fo:color="#FFFFFF" fo:font-size="11pt" style:font-size-asian="11pt" style:font-size-complex="11pt" fo:language="pt" fo:country="BR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69in solid #000000" fo:background-color="#BFBFBF" fo:padding-top="0in" fo:padding-left="0.075in" fo:padding-bottom="0in" fo:padding-right="0.075in"/>
    </style:style>
    <style:style style:name="P491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92" style:family="table-cell">
      <style:table-cell-properties fo:border="0.0069in solid #000000" fo:background-color="#BFBFBF" fo:padding-top="0in" fo:padding-left="0.075in" fo:padding-bottom="0in" fo:padding-right="0.075in"/>
    </style:style>
    <style:style style:name="P493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97" style:family="table-cell">
      <style:table-cell-properties fo:border="0.0069in solid #000000" fo:padding-top="0in" fo:padding-left="0.075in" fo:padding-bottom="0in" fo:padding-right="0.075in"/>
    </style:style>
    <style:style style:name="P498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fo:background-color="#BFBFBF" fo:padding-top="0in" fo:padding-left="0.075in" fo:padding-bottom="0in" fo:padding-right="0.075in"/>
    </style:style>
    <style:style style:name="P501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502" style:family="table-cell">
      <style:table-cell-properties fo:border="0.0069in solid #000000" fo:background-color="#BFBFBF" fo:padding-top="0in" fo:padding-left="0.075in" fo:padding-bottom="0in" fo:padding-right="0.075in"/>
    </style:style>
    <style:style style:name="P503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fo:background-color="#BFBFBF" fo:padding-top="0in" fo:padding-left="0.075in" fo:padding-bottom="0in" fo:padding-right="0.075in"/>
    </style:style>
    <style:style style:name="P511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512" style:family="table-cell">
      <style:table-cell-properties fo:border="0.0069in solid #000000" fo:background-color="#BFBFBF" fo:padding-top="0in" fo:padding-left="0.075in" fo:padding-bottom="0in" fo:padding-right="0.075in"/>
    </style:style>
    <style:style style:name="P513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P514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P515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P516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fo:padding-top="0in" fo:padding-left="0.075in" fo:padding-bottom="0in" fo:padding-right="0.075in"/>
    </style:style>
    <style:style style:name="P519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P521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fo:background-color="#BFBFBF" fo:padding-top="0in" fo:padding-left="0.075in" fo:padding-bottom="0in" fo:padding-right="0.075in"/>
    </style:style>
    <style:style style:name="P524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525" style:family="table-cell">
      <style:table-cell-properties fo:border="0.0069in solid #000000" fo:background-color="#BFBFBF" fo:padding-top="0in" fo:padding-left="0.075in" fo:padding-bottom="0in" fo:padding-right="0.075in"/>
    </style:style>
    <style:style style:name="P526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P527" style:parent-style-name="Normal" style:family="paragraph">
      <style:text-properties fo:font-size="11pt" style:font-size-asian="11pt" style:font-size-complex="11pt" fo:language="pt" fo:country="BR"/>
    </style:style>
    <style:style style:name="P528" style:parent-style-name="Heading1" style:list-style-name="WW_OutlineListStyle_3" style:family="paragraph">
      <style:text-properties fo:language="pt" fo:country="BR"/>
    </style:style>
    <style:style style:name="P529" style:parent-style-name="Heading2" style:list-style-name="WW_OutlineListStyle_3" style:family="paragraph">
      <style:text-properties fo:language="pt" fo:country="BR"/>
    </style:style>
    <style:style style:name="P530" style:parent-style-name="Normal" style:family="paragraph">
      <style:text-properties fo:font-size="12pt" style:font-size-asian="12pt" style:font-size-complex="12pt" fo:language="pt" fo:country="BR"/>
    </style:style>
    <style:style style:name="TableColumn532" style:family="table-column">
      <style:table-column-properties style:column-width="1.5104in" style:use-optimal-column-width="false"/>
    </style:style>
    <style:style style:name="TableColumn533" style:family="table-column">
      <style:table-column-properties style:column-width="1.5381in" style:use-optimal-column-width="false"/>
    </style:style>
    <style:style style:name="TableColumn534" style:family="table-column">
      <style:table-column-properties style:column-width="0.177in" style:use-optimal-column-width="false"/>
    </style:style>
    <style:style style:name="TableColumn535" style:family="table-column">
      <style:table-column-properties style:column-width="0.1583in" style:use-optimal-column-width="false"/>
    </style:style>
    <style:style style:name="TableColumn536" style:family="table-column">
      <style:table-column-properties style:column-width="1.2187in" style:use-optimal-column-width="false"/>
    </style:style>
    <style:style style:name="TableColumn537" style:family="table-column">
      <style:table-column-properties style:column-width="0.4118in" style:use-optimal-column-width="false"/>
    </style:style>
    <style:style style:name="TableColumn538" style:family="table-column">
      <style:table-column-properties style:column-width="0.1819in" style:use-optimal-column-width="false"/>
    </style:style>
    <style:style style:name="TableColumn539" style:family="table-column">
      <style:table-column-properties style:column-width="1.4534in" style:use-optimal-column-width="false"/>
    </style:style>
    <style:style style:name="Table531" style:family="table">
      <style:table-properties style:width="6.65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542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138in solid #000000" fo:background-color="#C0C0C0" fo:padding-top="0in" fo:padding-left="0.075in" fo:padding-bottom="0in" fo:padding-right="0.075in"/>
    </style:style>
    <style:style style:name="P54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546" style:family="table-cell">
      <style:table-cell-properties fo:border="0.0138in solid #000000" fo:padding-top="0in" fo:padding-left="0.075in" fo:padding-bottom="0in" fo:padding-right="0.075in"/>
    </style:style>
    <style:style style:name="T547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ableCell548" style:family="table-cell">
      <style:table-cell-properties fo:border="0.0138in solid #000000" fo:background-color="#C0C0C0" fo:padding-top="0in" fo:padding-left="0.075in" fo:padding-bottom="0in" fo:padding-right="0.075in"/>
    </style:style>
    <style:style style:name="P549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550" style:family="table-cell">
      <style:table-cell-properties fo:border="0.0138in solid #000000" fo:padding-top="0in" fo:padding-left="0.075in" fo:padding-bottom="0in" fo:padding-right="0.075in"/>
    </style:style>
    <style:style style:name="P55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138in solid #000000" fo:background-color="#C0C0C0" fo:padding-top="0in" fo:padding-left="0.075in" fo:padding-bottom="0in" fo:padding-right="0.075in"/>
    </style:style>
    <style:style style:name="P55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138in solid #000000" fo:padding-top="0in" fo:padding-left="0.075in" fo:padding-bottom="0in" fo:padding-right="0.075in"/>
    </style:style>
    <style:style style:name="T55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5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138in solid #000000" fo:background-color="#C0C0C0" fo:padding-top="0in" fo:padding-left="0.075in" fo:padding-bottom="0in" fo:padding-right="0.075in"/>
    </style:style>
    <style:style style:name="P56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562" style:family="table-row">
      <style:table-row-properties style:min-row-height="0.6312in" style:use-optimal-row-height="false"/>
    </style:style>
    <style:style style:name="TableCell563" style:family="table-cell">
      <style:table-cell-properties fo:border="0.0138in solid #000000" fo:padding-top="0in" fo:padding-left="0.075in" fo:padding-bottom="0in" fo:padding-right="0.075in"/>
    </style:style>
    <style:style style:name="T56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6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6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67" style:parent-style-name="Fonteparág.padrão" style:family="text">
      <style:text-properties style:font-name="Arial" fo:font-size="11pt" style:font-size-asian="11pt" style:font-size-complex="11pt"/>
    </style:style>
    <style:style style:name="P568" style:parent-style-name="Standard" style:family="paragraph">
      <style:text-properties style:font-name="Arial" fo:font-size="11pt" style:font-size-asian="11pt" style:font-size-complex="11pt"/>
    </style:style>
    <style:style style:name="P569" style:parent-style-name="Normal" style:family="paragraph">
      <style:text-properties fo:font-size="11pt" style:font-size-asian="11pt" style:font-size-complex="11p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138in solid #000000" fo:padding-top="0in" fo:padding-left="0.075in" fo:padding-bottom="0in" fo:padding-right="0.075in"/>
    </style:style>
    <style:style style:name="P572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138in solid #000000" fo:background-color="#C0C0C0" fo:padding-top="0in" fo:padding-left="0.075in" fo:padding-bottom="0in" fo:padding-right="0.075in"/>
    </style:style>
    <style:style style:name="P57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576" style:family="table-cell">
      <style:table-cell-properties fo:border="0.0138in solid #000000" fo:background-color="#FFFFFF" fo:padding-top="0in" fo:padding-left="0.075in" fo:padding-bottom="0in" fo:padding-right="0.075in"/>
    </style:style>
    <style:style style:name="P577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58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581" style:family="table-cell">
      <style:table-cell-properties fo:border="0.0138in solid #000000" style:vertical-align="middle" fo:padding-top="0in" fo:padding-left="0.075in" fo:padding-bottom="0in" fo:padding-right="0.075in"/>
    </style:style>
    <style:style style:name="P582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583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584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585" style:family="table-cell">
      <style:table-cell-properties fo:border="0.0138in solid #000000" style:vertical-align="middle" fo:padding-top="0in" fo:padding-left="0.075in" fo:padding-bottom="0in" fo:padding-right="0.075in"/>
    </style:style>
    <style:style style:name="P58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138in solid #000000" fo:background-color="#BFBFBF" fo:padding-top="0in" fo:padding-left="0.075in" fo:padding-bottom="0in" fo:padding-right="0.075in"/>
    </style:style>
    <style:style style:name="P589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590" style:family="table-cell">
      <style:table-cell-properties fo:border="0.0138in solid #000000" fo:background-color="#FFFFFF" fo:padding-top="0in" fo:padding-left="0.075in" fo:padding-bottom="0in" fo:padding-right="0.075in"/>
    </style:style>
    <style:style style:name="P591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592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93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594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595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596" style:parent-style-name="Fonteparág.padrão" style:family="text">
      <style:text-properties style:font-name="Arial" fo:font-size="11pt" style:font-size-asian="11pt" style:font-size-complex="11pt"/>
    </style:style>
    <style:style style:name="T597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598" style:parent-style-name="Fonteparág.padrão" style:family="text">
      <style:text-properties style:font-name="Arial" fo:font-size="11pt" style:font-size-asian="11pt" style:font-size-complex="11pt"/>
    </style:style>
    <style:style style:name="T59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00" style:parent-style-name="Fonteparág.padrão" style:family="text">
      <style:text-properties style:font-name="Arial" fo:font-size="11pt" style:font-size-asian="11pt" style:font-size-complex="11pt"/>
    </style:style>
    <style:style style:name="P601" style:parent-style-name="Standard" style:family="paragraph">
      <style:text-properties style:font-name="Arial" fo:font-size="11pt" style:font-size-asian="11pt" style:font-size-complex="11pt"/>
    </style:style>
    <style:style style:name="T602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03" style:parent-style-name="Fonteparág.padrão" style:family="text">
      <style:text-properties style:font-name="Arial" fo:font-size="11pt" style:font-size-asian="11pt" style:font-size-complex="11pt"/>
    </style:style>
    <style:style style:name="P604" style:parent-style-name="Standard" style:family="paragraph">
      <style:text-properties style:font-name="Arial" fo:font-size="11pt" style:font-size-asian="11pt" style:font-size-complex="11pt"/>
    </style:style>
    <style:style style:name="P605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138in solid #000000" fo:background-color="#BFBFBF" fo:padding-top="0in" fo:padding-left="0.075in" fo:padding-bottom="0in" fo:padding-right="0.075in"/>
    </style:style>
    <style:style style:name="P60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138in solid #000000" fo:background-color="#FFFFFF" fo:padding-top="0in" fo:padding-left="0.075in" fo:padding-bottom="0in" fo:padding-right="0.075in"/>
    </style:style>
    <style:style style:name="T61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61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61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614" style:parent-style-name="Fonteparág.padrão" style:family="text">
      <style:text-properties style:font-name="Arial" fo:font-size="11pt" style:font-size-asian="11pt" style:font-size-complex="11pt"/>
    </style:style>
    <style:style style:name="T615" style:parent-style-name="Fonteparág.padrão" style:family="text">
      <style:text-properties style:font-name="sans-serif" fo:font-size="6.5pt" style:font-size-asian="6.5pt"/>
    </style:style>
    <style:style style:name="P61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138in solid #000000" fo:background-color="#BFBFBF" fo:padding-top="0in" fo:padding-left="0.075in" fo:padding-bottom="0in" fo:padding-right="0.075in"/>
    </style:style>
    <style:style style:name="P61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138in solid #000000" fo:background-color="#FFFFFF" fo:padding-top="0in" fo:padding-left="0.075in" fo:padding-bottom="0in" fo:padding-right="0.075in"/>
    </style:style>
    <style:style style:name="T622" style:parent-style-name="Fonteparág.padrão" style:family="text">
      <style:text-properties style:font-name="Arial" fo:font-size="11pt" style:font-size-asian="11pt" style:font-size-complex="11pt"/>
    </style:style>
    <style:style style:name="T623" style:parent-style-name="Fonteparág.padrão" style:family="text">
      <style:text-properties style:font-name="Arial" fo:font-size="11pt" style:font-size-asian="11pt" style:font-size-complex="11pt"/>
    </style:style>
    <style:style style:name="P62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0.0138in solid #000000" fo:border-left="0.0138in solid #000000" fo:border-bottom="0.0138in solid #000000" fo:border-right="none" fo:background-color="#BFBFBF" fo:padding-top="0in" fo:padding-left="0.075in" fo:padding-bottom="0in" fo:padding-right="0.075in"/>
    </style:style>
    <style:style style:name="P62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28" style:family="table-cell">
      <style:table-cell-properties fo:border="0.0138in solid #000000" fo:padding-top="0in" fo:padding-left="0.075in" fo:padding-bottom="0in" fo:padding-right="0.075in"/>
    </style:style>
    <style:style style:name="P62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0.0138in solid #000000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63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33" style:family="table-cell">
      <style:table-cell-properties fo:border="0.0138in solid #000000" fo:padding-top="0in" fo:padding-left="0.075in" fo:padding-bottom="0in" fo:padding-right="0.075in"/>
    </style:style>
    <style:style style:name="P63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138in solid #000000" fo:padding-top="0in" fo:padding-left="0.075in" fo:padding-bottom="0in" fo:padding-right="0.075in"/>
    </style:style>
    <style:style style:name="P637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64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41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64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64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46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64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48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64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50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65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65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65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658" style:parent-style-name="Standard" style:family="paragraph">
      <style:text-properties style:font-name="Arial" fo:font-size="11pt" style:font-size-asian="11pt" style:font-size-complex="11pt"/>
    </style:style>
    <style:style style:name="T659" style:parent-style-name="Fonteparág.padrão" style:family="text">
      <style:text-properties style:font-name="Arial" fo:font-size="11pt" style:font-size-asian="11pt" style:font-size-complex="11pt"/>
    </style:style>
    <style:style style:name="T660" style:parent-style-name="Fonteparág.padrão" style:family="text">
      <style:text-properties style:font-name="Arial" fo:font-size="11pt" style:font-size-asian="11pt" style:font-size-complex="11pt"/>
    </style:style>
    <style:style style:name="T661" style:parent-style-name="Fonteparág.padrão" style:family="text">
      <style:text-properties style:font-name="Arial" fo:font-size="11pt" style:font-size-asian="11pt" style:font-size-complex="11pt"/>
    </style:style>
    <style:style style:name="T662" style:parent-style-name="Fonteparág.padrão" style:family="text">
      <style:text-properties style:font-name="Arial" fo:font-size="11pt" style:font-size-asian="11pt" style:font-size-complex="11pt"/>
    </style:style>
    <style:style style:name="P663" style:parent-style-name="Standard" style:family="paragraph">
      <style:text-properties style:font-name="Arial" fo:font-size="11pt" style:font-size-asian="11pt" style:font-size-complex="11pt"/>
    </style:style>
    <style:style style:name="P664" style:parent-style-name="Standard" style:family="paragraph">
      <style:text-properties style:font-name="Arial" fo:font-size="11pt" style:font-size-asian="11pt" style:font-size-complex="11pt"/>
    </style:style>
    <style:style style:name="T665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66" style:parent-style-name="Fonteparág.padrão" style:family="text">
      <style:text-properties style:font-name="Arial" fo:font-size="11pt" style:font-size-asian="11pt" style:font-size-complex="11pt"/>
    </style:style>
    <style:style style:name="T667" style:parent-style-name="Fonteparág.padrão" style:family="text">
      <style:text-properties style:font-name="Arial" fo:font-size="11pt" style:font-size-asian="11pt" style:font-size-complex="11pt"/>
    </style:style>
    <style:style style:name="T668" style:parent-style-name="Fonteparág.padrão" style:family="text">
      <style:text-properties style:font-name="Arial" fo:font-size="11pt" style:font-size-asian="11pt" style:font-size-complex="11pt"/>
    </style:style>
    <style:style style:name="T669" style:parent-style-name="Fonteparág.padrão" style:family="text">
      <style:text-properties style:font-name="Arial" fo:font-size="11pt" style:font-size-asian="11pt" style:font-size-complex="11pt"/>
    </style:style>
    <style:style style:name="T670" style:parent-style-name="Fonteparág.padrão" style:family="text">
      <style:text-properties style:font-name="Arial" fo:font-size="11pt" style:font-size-asian="11pt" style:font-size-complex="11pt"/>
    </style:style>
    <style:style style:name="T671" style:parent-style-name="Fonteparág.padrão" style:family="text">
      <style:text-properties style:font-name="Arial" fo:font-size="11pt" style:font-size-asian="11pt" style:font-size-complex="11pt"/>
    </style:style>
    <style:style style:name="T672" style:parent-style-name="Fonteparág.padrão" style:family="text">
      <style:text-properties style:font-name="Arial" fo:font-size="11pt" style:font-size-asian="11pt" style:font-size-complex="11pt"/>
    </style:style>
    <style:style style:name="P673" style:parent-style-name="Standard" style:family="paragraph">
      <style:text-properties style:font-name="Arial" fo:font-size="11pt" style:font-size-asian="11pt" style:font-size-complex="11pt"/>
    </style:style>
    <style:style style:name="T67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75" style:parent-style-name="Fonteparág.padrão" style:family="text">
      <style:text-properties style:font-name="Arial" fo:font-size="11pt" style:font-size-asian="11pt" style:font-size-complex="11pt"/>
    </style:style>
    <style:style style:name="T676" style:parent-style-name="Fonteparág.padrão" style:family="text">
      <style:text-properties style:font-name="Arial" fo:font-style="italic" style:font-style-asian="italic" style:font-style-complex="italic" fo:font-size="11pt" style:font-size-asian="11pt" style:font-size-complex="11pt"/>
    </style:style>
    <style:style style:name="T677" style:parent-style-name="Fonteparág.padrão" style:family="text">
      <style:text-properties style:font-name="Arial" fo:font-size="11pt" style:font-size-asian="11pt" style:font-size-complex="11pt"/>
    </style:style>
    <style:style style:name="T678" style:parent-style-name="Fonteparág.padrão" style:family="text">
      <style:text-properties style:font-name="Arial" fo:font-size="11pt" style:font-size-asian="11pt" style:font-size-complex="11pt"/>
    </style:style>
    <style:style style:name="T679" style:parent-style-name="Fonteparág.padrão" style:family="text">
      <style:text-properties style:font-name="Arial" fo:font-size="11pt" style:font-size-asian="11pt" style:font-size-complex="11pt"/>
    </style:style>
    <style:style style:name="T680" style:parent-style-name="Fonteparág.padrão" style:family="text">
      <style:text-properties style:font-name="Arial" fo:font-size="11pt" style:font-size-asian="11pt" style:font-size-complex="11pt"/>
    </style:style>
    <style:style style:name="T681" style:parent-style-name="Fonteparág.padrão" style:family="text">
      <style:text-properties style:font-name="Arial" fo:font-size="11pt" style:font-size-asian="11pt" style:font-size-complex="11pt"/>
    </style:style>
    <style:style style:name="T682" style:parent-style-name="Fonteparág.padrão" style:family="text">
      <style:text-properties style:font-name="Arial" fo:font-size="11pt" style:font-size-asian="11pt" style:font-size-complex="11pt"/>
    </style:style>
    <style:style style:name="P68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68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8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688" style:parent-style-name="Normal" style:family="paragraph">
      <style:text-properties style:font-name="Arial" fo:font-size="11pt" style:font-size-asian="11pt" style:font-size-complex="11pt"/>
    </style:style>
    <style:style style:name="P68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69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9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69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69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9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69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70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70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70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711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71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713" style:parent-style-name="Standard" style:family="paragraph">
      <style:text-properties style:font-name="Arial" fo:font-size="11pt" style:font-size-asian="11pt" style:font-size-complex="11pt"/>
    </style:style>
    <style:style style:name="T71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715" style:parent-style-name="Fonteparág.padrão" style:family="text">
      <style:text-properties style:font-name="Arial" fo:font-size="11pt" style:font-size-asian="11pt" style:font-size-complex="11pt"/>
    </style:style>
    <style:style style:name="T716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717" style:parent-style-name="Fonteparág.padrão" style:family="text">
      <style:text-properties style:font-name="Arial" fo:font-size="11pt" style:font-size-asian="11pt" style:font-size-complex="11pt"/>
    </style:style>
    <style:style style:name="P71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72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2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72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72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2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728" style:parent-style-name="Normal" style:family="paragraph">
      <style:text-properties style:font-name="Arial" style:font-name-complex="Arial" fo:font-size="11pt" style:font-size-asian="11pt" style:font-size-complex="11pt"/>
    </style:style>
    <style:style style:name="P729" style:parent-style-name="Heading2" style:list-style-name="WW_OutlineListStyle_3" style:family="paragraph">
      <style:text-properties fo:language="pt" fo:country="BR"/>
    </style:style>
    <style:style style:name="P730" style:parent-style-name="Normal" style:family="paragraph">
      <style:text-properties fo:font-size="12pt" style:font-size-asian="12pt" style:font-size-complex="12pt" fo:language="pt" fo:country="BR"/>
    </style:style>
    <style:style style:name="TableColumn732" style:family="table-column">
      <style:table-column-properties style:column-width="1.5083in" style:use-optimal-column-width="false"/>
    </style:style>
    <style:style style:name="TableColumn733" style:family="table-column">
      <style:table-column-properties style:column-width="1.5388in" style:use-optimal-column-width="false"/>
    </style:style>
    <style:style style:name="TableColumn734" style:family="table-column">
      <style:table-column-properties style:column-width="0.1777in" style:use-optimal-column-width="false"/>
    </style:style>
    <style:style style:name="TableColumn735" style:family="table-column">
      <style:table-column-properties style:column-width="1.3784in" style:use-optimal-column-width="false"/>
    </style:style>
    <style:style style:name="TableColumn736" style:family="table-column">
      <style:table-column-properties style:column-width="0.5923in" style:use-optimal-column-width="false"/>
    </style:style>
    <style:style style:name="TableColumn737" style:family="table-column">
      <style:table-column-properties style:column-width="1.4541in" style:use-optimal-column-width="false"/>
    </style:style>
    <style:style style:name="Table731" style:family="table">
      <style:table-properties style:width="6.65in" fo:margin-left="0in" table:align="lef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740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741" style:family="table-row">
      <style:table-row-properties style:min-row-height="0.3576in" style:use-optimal-row-height="false"/>
    </style:style>
    <style:style style:name="TableCell742" style:family="table-cell">
      <style:table-cell-properties fo:border="0.0138in solid #000000" fo:background-color="#C0C0C0" fo:padding-top="0in" fo:padding-left="0.075in" fo:padding-bottom="0in" fo:padding-right="0.075in"/>
    </style:style>
    <style:style style:name="P74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44" style:family="table-cell">
      <style:table-cell-properties fo:border="0.0138in solid #000000" fo:padding-top="0in" fo:padding-left="0.075in" fo:padding-bottom="0in" fo:padding-right="0.075in"/>
    </style:style>
    <style:style style:name="T745" style:parent-style-name="Fonteparág.padrão" style:family="text">
      <style:text-properties style:font-name="sans-serif" style:font-name-complex="Arial" fo:font-size="11pt" style:font-size-asian="11pt" style:font-size-complex="11pt"/>
    </style:style>
    <style:style style:name="T746" style:parent-style-name="Fonteparág.padrão" style:family="text">
      <style:text-properties style:font-name="sans-serif" style:font-name-complex="Arial" fo:font-size="11pt" style:font-size-asian="11pt" style:font-size-complex="11pt"/>
    </style:style>
    <style:style style:name="T747" style:parent-style-name="Fonteparág.padrão" style:family="text">
      <style:text-properties style:font-name="sans-serif" style:font-name-complex="Arial" fo:font-size="11pt" style:font-size-asian="11pt" style:font-size-complex="11pt"/>
    </style:style>
    <style:style style:name="T748" style:parent-style-name="Fonteparág.padrão" style:family="text">
      <style:text-properties style:font-name="sans-serif" fo:font-size="11pt" style:font-size-asian="11pt" style:font-size-complex="11pt"/>
    </style:style>
    <style:style style:name="TableCell749" style:family="table-cell">
      <style:table-cell-properties fo:border="0.0138in solid #000000" fo:background-color="#C0C0C0" fo:padding-top="0in" fo:padding-left="0.075in" fo:padding-bottom="0in" fo:padding-right="0.075in"/>
    </style:style>
    <style:style style:name="P750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51" style:family="table-cell">
      <style:table-cell-properties fo:border="0.0138in solid #000000" fo:padding-top="0in" fo:padding-left="0.075in" fo:padding-bottom="0in" fo:padding-right="0.075in"/>
    </style:style>
    <style:style style:name="P752" style:parent-style-name="Standard" style:family="paragraph">
      <style:text-properties style:font-name="sans-serif" style:font-name-complex="Arial" fo:font-size="11pt" style:font-size-asian="11pt" style:font-size-complex="11pt"/>
    </style:style>
    <style:style style:name="P75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0.0138in solid #000000" fo:background-color="#C0C0C0" fo:padding-top="0in" fo:padding-left="0.075in" fo:padding-bottom="0in" fo:padding-right="0.075in"/>
    </style:style>
    <style:style style:name="P75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138in solid #000000" fo:padding-top="0in" fo:padding-left="0.075in" fo:padding-bottom="0in" fo:padding-right="0.075in"/>
    </style:style>
    <style:style style:name="T75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760" style:parent-style-name="Fonteparág.padrão" style:family="text">
      <style:text-properties style:font-name="Arial" fo:font-size="11pt" style:font-size-asian="11pt" style:font-size-complex="11pt"/>
    </style:style>
    <style:style style:name="T761" style:parent-style-name="Fonteparág.padrão" style:family="text">
      <style:text-properties style:font-name="Arial" fo:font-size="11pt" style:font-size-asian="11pt" style:font-size-complex="11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138in solid #000000" fo:background-color="#C0C0C0" fo:padding-top="0in" fo:padding-left="0.075in" fo:padding-bottom="0in" fo:padding-right="0.075in"/>
    </style:style>
    <style:style style:name="P76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765" style:family="table-row">
      <style:table-row-properties style:min-row-height="0.2625in" style:use-optimal-row-height="false"/>
    </style:style>
    <style:style style:name="TableCell766" style:family="table-cell">
      <style:table-cell-properties fo:border="0.0138in solid #000000" fo:padding-top="0in" fo:padding-left="0.075in" fo:padding-bottom="0in" fo:padding-right="0.075in"/>
    </style:style>
    <style:style style:name="P767" style:parent-style-name="Standard" style:family="paragraph">
      <style:text-properties style:font-name="Arial" fo:font-size="11pt" style:font-size-asian="11pt" style:font-size-complex="11pt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0.0138in solid #000000" fo:padding-top="0in" fo:padding-left="0.075in" fo:padding-bottom="0in" fo:padding-right="0.075in"/>
    </style:style>
    <style:style style:name="P770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0.0138in solid #000000" fo:background-color="#C0C0C0" fo:padding-top="0in" fo:padding-left="0.075in" fo:padding-bottom="0in" fo:padding-right="0.075in"/>
    </style:style>
    <style:style style:name="P77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74" style:family="table-cell">
      <style:table-cell-properties fo:border="0.0138in solid #000000" fo:background-color="#FFFFFF" fo:padding-top="0in" fo:padding-left="0.075in" fo:padding-bottom="0in" fo:padding-right="0.075in"/>
    </style:style>
    <style:style style:name="T775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776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777" style:parent-style-name="Fonteparág.padrão" style:family="text">
      <style:text-properties style:font-name="Arial" fo:font-size="11pt" style:font-size-asian="11pt" style:font-size-complex="11pt"/>
    </style:style>
    <style:style style:name="P778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78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82" style:family="table-cell">
      <style:table-cell-properties fo:border="0.0138in solid #000000" style:vertical-align="middle" fo:padding-top="0in" fo:padding-left="0.075in" fo:padding-bottom="0in" fo:padding-right="0.075in"/>
    </style:style>
    <style:style style:name="P783" style:parent-style-name="Standard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P784" style:parent-style-name="Standard" style:family="paragraph">
      <style:text-properties style:font-name="Arial" fo:font-size="11pt" style:font-size-asian="11pt" style:font-size-complex="11pt"/>
    </style:style>
    <style:style style:name="P785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786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787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88" style:family="table-cell">
      <style:table-cell-properties fo:border="0.0138in solid #000000" style:vertical-align="middle" fo:padding-top="0in" fo:padding-left="0.075in" fo:padding-bottom="0in" fo:padding-right="0.075in"/>
    </style:style>
    <style:style style:name="P789" style:parent-style-name="Standard" style:family="paragraph">
      <style:paragraph-properties fo:text-align="justify"/>
    </style:style>
    <style:style style:name="T79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791" style:parent-style-name="Fonteparág.padrão" style:family="text">
      <style:text-properties style:font-name="Arial" fo:font-size="11pt" style:font-size-asian="11pt" style:font-size-complex="11pt"/>
    </style:style>
    <style:style style:name="P79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138in solid #000000" fo:background-color="#BFBFBF" fo:padding-top="0in" fo:padding-left="0.075in" fo:padding-bottom="0in" fo:padding-right="0.075in"/>
    </style:style>
    <style:style style:name="P795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96" style:family="table-cell">
      <style:table-cell-properties fo:border="0.0138in solid #000000" fo:background-color="#FFFFFF" fo:padding-top="0in" fo:padding-left="0.075in" fo:padding-bottom="0in" fo:padding-right="0.075in"/>
    </style:style>
    <style:style style:name="P797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fo:font-size="11pt" style:font-size-asian="11pt" style:font-size-complex="11pt"/>
    </style:style>
    <style:style style:name="P798" style:parent-style-name="Standard" style:family="paragraph">
      <style:text-properties style:font-name="Arial" fo:font-size="11pt" style:font-size-asian="11pt" style:font-size-complex="11pt"/>
    </style:style>
    <style:style style:name="P799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T800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801" style:parent-style-name="Fonteparág.padrão" style:family="text">
      <style:text-properties style:font-name="Arial" fo:font-size="11pt" style:font-size-asian="11pt" style:font-size-complex="11pt"/>
    </style:style>
    <style:style style:name="T802" style:parent-style-name="Fonteparág.padrão" style:family="text">
      <style:text-properties style:font-name="Arial" fo:font-size="11pt" style:font-size-asian="11pt" style:font-size-complex="11pt"/>
    </style:style>
    <style:style style:name="T803" style:parent-style-name="Fonteparág.padrão" style:family="text">
      <style:text-properties style:font-name="Arial" fo:font-size="11pt" style:font-size-asian="11pt" style:font-size-complex="11pt"/>
    </style:style>
    <style:style style:name="T804" style:parent-style-name="Fonteparág.padrão" style:family="text">
      <style:text-properties style:font-name="Arial" fo:font-size="11pt" style:font-size-asian="11pt" style:font-size-complex="11pt"/>
    </style:style>
    <style:style style:name="T805" style:parent-style-name="Fonteparág.padrão" style:family="text">
      <style:text-properties style:font-name="Arial" fo:font-size="11pt" style:font-size-asian="11pt" style:font-size-complex="11pt"/>
    </style:style>
    <style:style style:name="T806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807" style:parent-style-name="Fonteparág.padrão" style:family="text">
      <style:text-properties style:font-name="Arial" fo:font-size="11pt" style:font-size-asian="11pt" style:font-size-complex="11pt"/>
    </style:style>
    <style:style style:name="T808" style:parent-style-name="Fonteparág.padrão" style:family="text">
      <style:text-properties style:font-name="Arial" fo:font-size="11pt" style:font-size-asian="11pt" style:font-size-complex="11pt"/>
    </style:style>
    <style:style style:name="T809" style:parent-style-name="Fonteparág.padrão" style:family="text">
      <style:text-properties style:font-name="Arial" fo:font-size="11pt" style:font-size-asian="11pt" style:font-size-complex="11pt"/>
    </style:style>
    <style:style style:name="T810" style:parent-style-name="Fonteparág.padrão" style:family="text">
      <style:text-properties style:font-name="Arial" fo:font-size="11pt" style:font-size-asian="11pt" style:font-size-complex="11pt"/>
    </style:style>
    <style:style style:name="T811" style:parent-style-name="Fonteparág.padrão" style:family="text">
      <style:text-properties style:font-name="Arial" fo:font-size="11pt" style:font-size-asian="11pt" style:font-size-complex="11pt"/>
    </style:style>
    <style:style style:name="T812" style:parent-style-name="Fonteparág.padrão" style:family="text">
      <style:text-properties style:font-name="Arial" fo:font-size="11pt" style:font-size-asian="11pt" style:font-size-complex="11pt"/>
    </style:style>
    <style:style style:name="P813" style:parent-style-name="Standard" style:family="paragraph">
      <style:text-properties style:font-name="Arial" fo:font-size="11pt" style:font-size-asian="11pt" style:font-size-complex="11pt"/>
    </style:style>
    <style:style style:name="P814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138in solid #000000" fo:background-color="#BFBFBF" fo:padding-top="0in" fo:padding-left="0.075in" fo:padding-bottom="0in" fo:padding-right="0.075in"/>
    </style:style>
    <style:style style:name="P81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138in solid #000000" fo:background-color="#FFFFFF" fo:padding-top="0in" fo:padding-left="0.075in" fo:padding-bottom="0in" fo:padding-right="0.075in"/>
    </style:style>
    <style:style style:name="P82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82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22" style:parent-style-name="Fonteparág.padrão" style:family="text">
      <style:text-properties style:font-name="Arial" fo:font-size="11pt" style:font-size-asian="11pt" style:font-size-complex="11pt"/>
    </style:style>
    <style:style style:name="P823" style:parent-style-name="Standard" style:family="paragraph">
      <style:text-properties style:font-name="Arial" fo:font-size="11pt" style:font-size-asian="11pt" style:font-size-complex="11pt"/>
    </style:style>
    <style:style style:name="P824" style:parent-style-name="Standard" style:family="paragraph">
      <style:text-properties style:font-name="Arial" fo:font-size="11pt" style:font-size-asian="11pt" style:font-size-complex="11pt"/>
    </style:style>
    <style:style style:name="P825" style:parent-style-name="Standard" style:family="paragraph">
      <style:text-properties style:font-name="Arial" fo:font-size="11pt" style:font-size-asian="11pt" style:font-size-complex="11pt"/>
    </style:style>
    <style:style style:name="P826" style:parent-style-name="Standard" style:family="paragraph">
      <style:text-properties style:font-name="Arial" fo:font-size="11pt" style:font-size-asian="11pt" style:font-size-complex="11pt"/>
    </style:style>
    <style:style style:name="P82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28" style:parent-style-name="Normal" style:family="paragraph">
      <style:text-properties text:display="none"/>
    </style:style>
    <style:style style:name="TableColumn830" style:family="table-column">
      <style:table-column-properties style:column-width="0.0118in" style:use-optimal-column-width="false"/>
    </style:style>
    <style:style style:name="TableColumn831" style:family="table-column">
      <style:table-column-properties style:column-width="1.4965in" style:use-optimal-column-width="false"/>
    </style:style>
    <style:style style:name="TableColumn832" style:family="table-column">
      <style:table-column-properties style:column-width="0.0062in" style:use-optimal-column-width="false"/>
    </style:style>
    <style:style style:name="TableColumn833" style:family="table-column">
      <style:table-column-properties style:column-width="1.875in" style:use-optimal-column-width="false"/>
    </style:style>
    <style:style style:name="TableColumn834" style:family="table-column">
      <style:table-column-properties style:column-width="1.6222in" style:use-optimal-column-width="false"/>
    </style:style>
    <style:style style:name="TableColumn835" style:family="table-column">
      <style:table-column-properties style:column-width="1.6381in" style:use-optimal-column-width="false"/>
    </style:style>
    <style:style style:name="Table829" style:family="table">
      <style:table-properties style:width="6.65in" fo:margin-left="0in" table:align="lef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0.0138in solid #000000" fo:background-color="#BFBFBF" fo:padding-top="0in" fo:padding-left="0.075in" fo:padding-bottom="0in" fo:padding-right="0.075in"/>
    </style:style>
    <style:style style:name="P83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138in solid #000000" fo:background-color="#FFFFFF" fo:padding-top="0in" fo:padding-left="0.075in" fo:padding-bottom="0in" fo:padding-right="0.075in"/>
    </style:style>
    <style:style style:name="T841" style:parent-style-name="Fonteparág.padrão" style:family="text">
      <style:text-properties style:font-name="Arial" fo:font-size="11pt" style:font-size-asian="11pt" style:font-size-complex="11pt"/>
    </style:style>
    <style:style style:name="P84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0.0138in solid #000000" fo:border-left="0.0138in solid #000000" fo:border-bottom="0.0138in solid #000000" fo:border-right="none" fo:background-color="#BFBFBF" fo:padding-top="0in" fo:padding-left="0.075in" fo:padding-bottom="0in" fo:padding-right="0.075in"/>
    </style:style>
    <style:style style:name="P84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46" style:family="table-cell">
      <style:table-cell-properties fo:border="0.0138in solid #000000" fo:padding-top="0in" fo:padding-left="0.075in" fo:padding-bottom="0in" fo:padding-right="0.075in"/>
    </style:style>
    <style:style style:name="P84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0.0138in solid #000000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85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51" style:family="table-cell">
      <style:table-cell-properties fo:border="0.0138in solid #000000" fo:padding-top="0in" fo:padding-left="0.075in" fo:padding-bottom="0in" fo:padding-right="0.075in"/>
    </style:style>
    <style:style style:name="P85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53" style:family="table-row">
      <style:table-row-properties style:use-optimal-row-height="false"/>
    </style:style>
    <style:style style:name="TableCell855" style:family="table-cell">
      <style:table-cell-properties fo:border="0.0138in solid #000000" fo:padding-top="0in" fo:padding-left="0.075in" fo:padding-bottom="0in" fo:padding-right="0.075in"/>
    </style:style>
    <style:style style:name="P854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856" style:family="table-row">
      <style:table-row-properties style:use-optimal-row-height="false"/>
    </style:style>
    <style:style style:name="TableCell858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85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59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86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61" style:family="table-row">
      <style:table-row-properties style:use-optimal-row-height="false"/>
    </style:style>
    <style:style style:name="TableCell863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86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64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86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866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86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68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86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70" style:family="table-row">
      <style:table-row-properties style:use-optimal-row-height="false"/>
    </style:style>
    <style:style style:name="TableCell872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87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873" style:family="table-row">
      <style:table-row-properties style:use-optimal-row-height="false"/>
    </style:style>
    <style:style style:name="TableCell87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87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876" style:parent-style-name="Standard" style:family="paragraph">
      <style:text-properties style:font-name="Arial" fo:font-size="11pt" style:font-size-asian="11pt" style:font-size-complex="11pt"/>
    </style:style>
    <style:style style:name="T877" style:parent-style-name="Fonteparág.padrão" style:family="text">
      <style:text-properties style:font-name="Arial" fo:font-size="11pt" style:font-size-asian="11pt" style:font-size-complex="11pt"/>
    </style:style>
    <style:style style:name="T878" style:parent-style-name="Fonteparág.padrão" style:family="text">
      <style:text-properties style:font-name="Arial" fo:font-size="11pt" style:font-size-asian="11pt" style:font-size-complex="11pt"/>
    </style:style>
    <style:style style:name="T879" style:parent-style-name="Fonteparág.padrão" style:family="text">
      <style:text-properties style:font-name="Arial" fo:font-size="11pt" style:font-size-asian="11pt" style:font-size-complex="11pt"/>
    </style:style>
    <style:style style:name="T880" style:parent-style-name="Fonteparág.padrão" style:family="text">
      <style:text-properties style:font-name="Arial" fo:font-size="11pt" style:font-size-asian="11pt" style:font-size-complex="11pt"/>
    </style:style>
    <style:style style:name="P881" style:parent-style-name="Standard" style:family="paragraph">
      <style:text-properties style:font-name="Arial" fo:font-size="11pt" style:font-size-asian="11pt" style:font-size-complex="11pt"/>
    </style:style>
    <style:style style:name="T882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883" style:parent-style-name="Fonteparág.padrão" style:family="text">
      <style:text-properties style:font-name="Arial" fo:font-size="11pt" style:font-size-asian="11pt" style:font-size-complex="11pt"/>
    </style:style>
    <style:style style:name="T884" style:parent-style-name="Fonteparág.padrão" style:family="text">
      <style:text-properties style:font-name="Arial" fo:font-size="11pt" style:font-size-asian="11pt" style:font-size-complex="11pt"/>
    </style:style>
    <style:style style:name="T885" style:parent-style-name="Fonteparág.padrão" style:family="text">
      <style:text-properties style:font-name="Arial" fo:font-size="11pt" style:font-size-asian="11pt" style:font-size-complex="11pt"/>
    </style:style>
    <style:style style:name="T886" style:parent-style-name="Fonteparág.padrão" style:family="text">
      <style:text-properties style:font-name="Arial" fo:font-size="11pt" style:font-size-asian="11pt" style:font-size-complex="11pt"/>
    </style:style>
    <style:style style:name="P887" style:parent-style-name="Standard" style:family="paragraph">
      <style:text-properties style:font-name="Arial" fo:font-size="11pt" style:font-size-asian="11pt" style:font-size-complex="11pt"/>
    </style:style>
    <style:style style:name="T888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889" style:parent-style-name="Fonteparág.padrão" style:family="text">
      <style:text-properties style:font-name="Arial" fo:font-size="11pt" style:font-size-asian="11pt" style:font-size-complex="11pt"/>
    </style:style>
    <style:style style:name="T890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91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92" style:parent-style-name="Fonteparág.padrão" style:family="text">
      <style:text-properties style:font-name="Arial" fo:font-size="11pt" style:font-size-asian="11pt" style:font-size-complex="11pt"/>
    </style:style>
    <style:style style:name="T893" style:parent-style-name="Fonteparág.padrão" style:family="text">
      <style:text-properties style:font-name="Arial" fo:font-size="11pt" style:font-size-asian="11pt" style:font-size-complex="11pt"/>
    </style:style>
    <style:style style:name="T894" style:parent-style-name="Fonteparág.padrão" style:family="text">
      <style:text-properties style:font-name="Arial" fo:font-size="11pt" style:font-size-asian="11pt" style:font-size-complex="11pt"/>
    </style:style>
    <style:style style:name="T895" style:parent-style-name="Fonteparág.padrão" style:family="text">
      <style:text-properties style:font-name="Arial" fo:font-size="11pt" style:font-size-asian="11pt" style:font-size-complex="11pt"/>
    </style:style>
    <style:style style:name="T896" style:parent-style-name="Fonteparág.padrão" style:family="text">
      <style:text-properties style:font-name="Arial" fo:font-size="11pt" style:font-size-asian="11pt" style:font-size-complex="11pt"/>
    </style:style>
    <style:style style:name="P89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898" style:family="table-row">
      <style:table-row-properties style:use-optimal-row-height="false"/>
    </style:style>
    <style:style style:name="TableCell900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89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0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0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03" style:family="table-row">
      <style:table-row-properties style:use-optimal-row-height="false"/>
    </style:style>
    <style:style style:name="TableCell90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90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0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0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08" style:family="table-row">
      <style:table-row-properties style:use-optimal-row-height="false"/>
    </style:style>
    <style:style style:name="TableCell910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90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1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1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13" style:family="table-row">
      <style:table-row-properties style:use-optimal-row-height="false"/>
    </style:style>
    <style:style style:name="TableCell915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91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916" style:family="table-row">
      <style:table-row-properties style:use-optimal-row-height="false"/>
    </style:style>
    <style:style style:name="TableCell91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1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19" style:family="table-row">
      <style:table-row-properties style:use-optimal-row-height="false"/>
    </style:style>
    <style:style style:name="TableCell921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92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922" style:family="table-row">
      <style:table-row-properties style:use-optimal-row-height="false"/>
    </style:style>
    <style:style style:name="TableCell92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23" style:parent-style-name="Standard" style:family="paragraph"/>
    <style:style style:name="T925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926" style:parent-style-name="Standard" style:family="paragraph">
      <style:text-properties style:font-name="Arial" fo:font-size="11pt" style:font-size-asian="11pt" style:font-size-complex="11pt"/>
    </style:style>
    <style:style style:name="T927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928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92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930" style:family="table-row">
      <style:table-row-properties style:use-optimal-row-height="false"/>
    </style:style>
    <style:style style:name="TableCell932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93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3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3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35" style:family="table-row">
      <style:table-row-properties style:use-optimal-row-height="false"/>
    </style:style>
    <style:style style:name="TableCell937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93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3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939" style:parent-style-name="Normal" style:family="paragraph">
      <style:text-properties style:font-name="Arial" style:font-name-complex="Arial" fo:font-size="11pt" style:font-size-asian="11pt" style:font-size-complex="11pt"/>
    </style:style>
    <style:style style:name="P940" style:parent-style-name="Standard" style:family="paragraph">
      <style:text-properties fo:font-size="12pt" style:font-size-asian="12pt" style:font-size-complex="12pt"/>
    </style:style>
    <style:style style:name="P941" style:parent-style-name="Heading2" style:list-style-name="WW_OutlineListStyle_3" style:family="paragraph">
      <style:text-properties fo:language="pt" fo:country="BR"/>
    </style:style>
    <style:style style:name="P942" style:parent-style-name="Normal" style:family="paragraph">
      <style:text-properties fo:font-size="12pt" style:font-size-asian="12pt" style:font-size-complex="12pt" fo:language="pt" fo:country="BR"/>
    </style:style>
    <style:style style:name="TableColumn944" style:family="table-column">
      <style:table-column-properties style:column-width="1.5083in" style:use-optimal-column-width="false"/>
    </style:style>
    <style:style style:name="TableColumn945" style:family="table-column">
      <style:table-column-properties style:column-width="1.5388in" style:use-optimal-column-width="false"/>
    </style:style>
    <style:style style:name="TableColumn946" style:family="table-column">
      <style:table-column-properties style:column-width="0.1777in" style:use-optimal-column-width="false"/>
    </style:style>
    <style:style style:name="TableColumn947" style:family="table-column">
      <style:table-column-properties style:column-width="1.3784in" style:use-optimal-column-width="false"/>
    </style:style>
    <style:style style:name="TableColumn948" style:family="table-column">
      <style:table-column-properties style:column-width="0.5923in" style:use-optimal-column-width="false"/>
    </style:style>
    <style:style style:name="TableColumn949" style:family="table-column">
      <style:table-column-properties style:column-width="1.4541in" style:use-optimal-column-width="false"/>
    </style:style>
    <style:style style:name="Table943" style:family="table">
      <style:table-properties style:width="6.65in" fo:margin-left="0in" table:align="lef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952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="0.0138in solid #000000" fo:background-color="#C0C0C0" fo:padding-top="0in" fo:padding-left="0.075in" fo:padding-bottom="0in" fo:padding-right="0.075in"/>
    </style:style>
    <style:style style:name="P95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56" style:family="table-cell">
      <style:table-cell-properties fo:border="0.0138in solid #000000" fo:padding-top="0in" fo:padding-left="0.075in" fo:padding-bottom="0in" fo:padding-right="0.075in"/>
    </style:style>
    <style:style style:name="T957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ableCell958" style:family="table-cell">
      <style:table-cell-properties fo:border="0.0138in solid #000000" fo:background-color="#C0C0C0" fo:padding-top="0in" fo:padding-left="0.075in" fo:padding-bottom="0in" fo:padding-right="0.075in"/>
    </style:style>
    <style:style style:name="P959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960" style:family="table-cell">
      <style:table-cell-properties fo:border="0.0138in solid #000000" fo:padding-top="0in" fo:padding-left="0.075in" fo:padding-bottom="0in" fo:padding-right="0.075in"/>
    </style:style>
    <style:style style:name="P96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="0.0138in solid #000000" fo:background-color="#C0C0C0" fo:padding-top="0in" fo:padding-left="0.075in" fo:padding-bottom="0in" fo:padding-right="0.075in"/>
    </style:style>
    <style:style style:name="P96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0.0138in solid #000000" fo:padding-top="0in" fo:padding-left="0.075in" fo:padding-bottom="0in" fo:padding-right="0.075in"/>
    </style:style>
    <style:style style:name="T96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0.0138in solid #000000" fo:background-color="#C0C0C0" fo:padding-top="0in" fo:padding-left="0.075in" fo:padding-bottom="0in" fo:padding-right="0.075in"/>
    </style:style>
    <style:style style:name="P97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971" style:family="table-row">
      <style:table-row-properties style:min-row-height="0.2402in" style:use-optimal-row-height="false"/>
    </style:style>
    <style:style style:name="TableCell972" style:family="table-cell">
      <style:table-cell-properties fo:border="0.0138in solid #000000" fo:padding-top="0in" fo:padding-left="0.075in" fo:padding-bottom="0in" fo:padding-right="0.075in"/>
    </style:style>
    <style:style style:name="T973" style:parent-style-name="Fonteparág.padrão" style:family="text">
      <style:text-properties style:font-name="Arial" fo:font-size="11pt" style:font-size-asian="11pt" style:font-size-complex="11pt"/>
    </style:style>
    <style:style style:name="T974" style:parent-style-name="Fonteparág.padrão" style:family="text">
      <style:text-properties style:font-name="Arial" fo:font-size="11pt" style:font-size-asian="11pt" style:font-size-complex="11pt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="0.0138in solid #000000" fo:padding-top="0in" fo:padding-left="0.075in" fo:padding-bottom="0in" fo:padding-right="0.075in"/>
    </style:style>
    <style:style style:name="P977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="0.0138in solid #000000" fo:background-color="#C0C0C0" fo:padding-top="0in" fo:padding-left="0.075in" fo:padding-bottom="0in" fo:padding-right="0.075in"/>
    </style:style>
    <style:style style:name="P98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81" style:family="table-cell">
      <style:table-cell-properties fo:border="0.0138in solid #000000" fo:background-color="#FFFFFF" fo:padding-top="0in" fo:padding-left="0.075in" fo:padding-bottom="0in" fo:padding-right="0.075in"/>
    </style:style>
    <style:style style:name="P982" style:parent-style-name="Standard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98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86" style:family="table-cell">
      <style:table-cell-properties fo:border="0.0138in solid #000000" style:vertical-align="middle" fo:padding-top="0in" fo:padding-left="0.075in" fo:padding-bottom="0in" fo:padding-right="0.075in"/>
    </style:style>
    <style:style style:name="P987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988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989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990" style:family="table-cell">
      <style:table-cell-properties fo:border="0.0138in solid #000000" style:vertical-align="middle" fo:padding-top="0in" fo:padding-left="0.075in" fo:padding-bottom="0in" fo:padding-right="0.075in"/>
    </style:style>
    <style:style style:name="P99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0.0138in solid #000000" fo:background-color="#BFBFBF" fo:padding-top="0in" fo:padding-left="0.075in" fo:padding-bottom="0in" fo:padding-right="0.075in"/>
    </style:style>
    <style:style style:name="P994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95" style:family="table-cell">
      <style:table-cell-properties fo:border="0.0138in solid #000000" fo:background-color="#FFFFFF" fo:padding-top="0in" fo:padding-left="0.075in" fo:padding-bottom="0in" fo:padding-right="0.075in"/>
    </style:style>
    <style:style style:name="P996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997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998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999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000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001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fo:font-size="11pt" style:font-size-asian="11pt" style:font-size-complex="11pt"/>
    </style:style>
    <style:style style:name="P1002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138in solid #000000" fo:background-color="#BFBFBF" fo:padding-top="0in" fo:padding-left="0.075in" fo:padding-bottom="0in" fo:padding-right="0.075in"/>
    </style:style>
    <style:style style:name="P100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138in solid #000000" fo:background-color="#FFFFFF" fo:padding-top="0in" fo:padding-left="0.075in" fo:padding-bottom="0in" fo:padding-right="0.075in"/>
    </style:style>
    <style:style style:name="P100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="0.0138in solid #000000" fo:background-color="#BFBFBF" fo:padding-top="0in" fo:padding-left="0.075in" fo:padding-bottom="0in" fo:padding-right="0.075in"/>
    </style:style>
    <style:style style:name="P101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012" style:parent-style-name="Normal" style:family="paragraph">
      <style:text-properties text:display="none"/>
    </style:style>
    <style:style style:name="TableColumn1014" style:family="table-column">
      <style:table-column-properties style:column-width="1.5104in" style:use-optimal-column-width="false"/>
    </style:style>
    <style:style style:name="TableColumn1015" style:family="table-column">
      <style:table-column-properties style:column-width="1.8743in" style:use-optimal-column-width="false"/>
    </style:style>
    <style:style style:name="TableColumn1016" style:family="table-column">
      <style:table-column-properties style:column-width="1.6312in" style:use-optimal-column-width="false"/>
    </style:style>
    <style:style style:name="TableColumn1017" style:family="table-column">
      <style:table-column-properties style:column-width="1.634in" style:use-optimal-column-width="false"/>
    </style:style>
    <style:style style:name="Table1013" style:family="table">
      <style:table-properties style:width="6.65in" fo:margin-left="0in" table:align="left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0.0138in solid #000000" fo:background-color="#FFFFFF" fo:padding-top="0in" fo:padding-left="0.075in" fo:padding-bottom="0in" fo:padding-right="0.075in"/>
    </style:style>
    <style:style style:name="T1020" style:parent-style-name="Fonteparág.padrão" style:family="text">
      <style:text-properties style:font-name="Arial" fo:font-size="11pt" style:font-size-asian="11pt" style:font-size-complex="11pt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-top="0.0138in solid #000000" fo:border-left="0.0138in solid #000000" fo:border-bottom="0.0138in solid #000000" fo:border-right="none" fo:background-color="#BFBFBF" fo:padding-top="0in" fo:padding-left="0.075in" fo:padding-bottom="0in" fo:padding-right="0.075in"/>
    </style:style>
    <style:style style:name="P102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24" style:family="table-cell">
      <style:table-cell-properties fo:border="0.0138in solid #000000" fo:padding-top="0in" fo:padding-left="0.075in" fo:padding-bottom="0in" fo:padding-right="0.075in"/>
    </style:style>
    <style:style style:name="P102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-top="0.0138in solid #000000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2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29" style:family="table-cell">
      <style:table-cell-properties fo:border="0.0138in solid #000000" fo:padding-top="0in" fo:padding-left="0.075in" fo:padding-bottom="0in" fo:padding-right="0.075in"/>
    </style:style>
    <style:style style:name="P1030" style:parent-style-name="Normal" style:family="paragraph">
      <style:text-properties style:font-name="Arial" fo:font-size="11pt" style:font-size-asian="11pt" style:font-size-complex="11pt"/>
    </style:style>
    <style:style style:name="P103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138in solid #000000" fo:padding-top="0in" fo:padding-left="0.075in" fo:padding-bottom="0in" fo:padding-right="0.075in"/>
    </style:style>
    <style:style style:name="P1034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03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38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03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04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43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104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04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4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47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04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05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5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55" style:parent-style-name="Fonteparág.padrão" style:family="text">
      <style:text-properties style:font-name="Arial" fo:font-size="11pt" style:font-size-asian="11pt" style:font-size-complex="11pt"/>
    </style:style>
    <style:style style:name="T1056" style:parent-style-name="Fonteparág.padrão" style:family="text">
      <style:text-properties style:font-name="Arial" fo:font-size="11pt" style:font-size-asian="11pt" style:font-size-complex="11pt"/>
    </style:style>
    <style:style style:name="T1057" style:parent-style-name="Fonteparág.padrão" style:family="text">
      <style:text-properties style:font-name="Arial" fo:font-size="11pt" style:font-size-asian="11pt" style:font-size-complex="11pt"/>
    </style:style>
    <style:style style:name="T1058" style:parent-style-name="Fonteparág.padrão" style:family="text">
      <style:text-properties style:font-name="Arial" fo:font-size="11pt" style:font-size-asian="11pt" style:font-size-complex="11pt"/>
    </style:style>
    <style:style style:name="T1059" style:parent-style-name="Fonteparág.padrão" style:family="text">
      <style:text-properties style:font-name="Arial" fo:font-size="11pt" style:font-size-asian="11pt" style:font-size-complex="11pt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6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6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6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6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6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6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7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7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7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07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8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08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1086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087" style:parent-style-name="Standard" style:family="paragraph">
      <style:text-properties style:font-name="Arial" fo:font-size="11pt" style:font-size-asian="11pt" style:font-size-complex="11pt"/>
    </style:style>
    <style:style style:name="T1088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08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109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9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9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09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09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099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100" style:parent-style-name="Normal" style:family="paragraph">
      <style:text-properties style:font-name="Arial" style:font-name-complex="Arial" fo:font-size="11pt" style:font-size-asian="11pt" style:font-size-complex="11pt"/>
    </style:style>
    <style:style style:name="P1101" style:parent-style-name="Heading2" style:family="paragraph">
      <style:text-properties fo:language="pt" fo:country="BR"/>
    </style:style>
    <style:style style:name="P1102" style:parent-style-name="Heading2" style:list-style-name="WW_OutlineListStyle_3" style:family="paragraph">
      <style:text-properties fo:language="pt" fo:country="BR"/>
    </style:style>
    <style:style style:name="P1103" style:parent-style-name="Normal" style:family="paragraph">
      <style:text-properties fo:font-size="12pt" style:font-size-asian="12pt" style:font-size-complex="12pt" fo:language="pt" fo:country="BR"/>
    </style:style>
    <style:style style:name="TableColumn1105" style:family="table-column">
      <style:table-column-properties style:column-width="1.5083in" style:use-optimal-column-width="false"/>
    </style:style>
    <style:style style:name="TableColumn1106" style:family="table-column">
      <style:table-column-properties style:column-width="1.5388in" style:use-optimal-column-width="false"/>
    </style:style>
    <style:style style:name="TableColumn1107" style:family="table-column">
      <style:table-column-properties style:column-width="0.1777in" style:use-optimal-column-width="false"/>
    </style:style>
    <style:style style:name="TableColumn1108" style:family="table-column">
      <style:table-column-properties style:column-width="1.3784in" style:use-optimal-column-width="false"/>
    </style:style>
    <style:style style:name="TableColumn1109" style:family="table-column">
      <style:table-column-properties style:column-width="0.5923in" style:use-optimal-column-width="false"/>
    </style:style>
    <style:style style:name="TableColumn1110" style:family="table-column">
      <style:table-column-properties style:column-width="1.4541in" style:use-optimal-column-width="false"/>
    </style:style>
    <style:style style:name="Table1104" style:family="table">
      <style:table-properties style:width="6.65in" fo:margin-left="0in" table:align="lef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1113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="0.0138in solid #000000" fo:background-color="#C0C0C0" fo:padding-top="0in" fo:padding-left="0.075in" fo:padding-bottom="0in" fo:padding-right="0.075in"/>
    </style:style>
    <style:style style:name="P111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17" style:family="table-cell">
      <style:table-cell-properties fo:border="0.0138in solid #000000" fo:padding-top="0in" fo:padding-left="0.075in" fo:padding-bottom="0in" fo:padding-right="0.075in"/>
    </style:style>
    <style:style style:name="T1118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ableCell1119" style:family="table-cell">
      <style:table-cell-properties fo:border="0.0138in solid #000000" fo:background-color="#C0C0C0" fo:padding-top="0in" fo:padding-left="0.075in" fo:padding-bottom="0in" fo:padding-right="0.075in"/>
    </style:style>
    <style:style style:name="P1120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121" style:family="table-cell">
      <style:table-cell-properties fo:border="0.0138in solid #000000" fo:padding-top="0in" fo:padding-left="0.075in" fo:padding-bottom="0in" fo:padding-right="0.075in"/>
    </style:style>
    <style:style style:name="P112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="0.0138in solid #000000" fo:background-color="#C0C0C0" fo:padding-top="0in" fo:padding-left="0.075in" fo:padding-bottom="0in" fo:padding-right="0.075in"/>
    </style:style>
    <style:style style:name="P112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138in solid #000000" fo:padding-top="0in" fo:padding-left="0.075in" fo:padding-bottom="0in" fo:padding-right="0.075in"/>
    </style:style>
    <style:style style:name="T112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129" style:parent-style-name="Fonteparág.padrão" style:family="text">
      <style:text-properties style:font-name="Arial" fo:font-size="11pt" style:font-size-asian="11pt" style:font-size-complex="11pt"/>
    </style:style>
    <style:style style:name="T113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="0.0138in solid #000000" fo:background-color="#C0C0C0" fo:padding-top="0in" fo:padding-left="0.075in" fo:padding-bottom="0in" fo:padding-right="0.075in"/>
    </style:style>
    <style:style style:name="P113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134" style:family="table-row">
      <style:table-row-properties style:min-row-height="0.2902in" style:use-optimal-row-height="false"/>
    </style:style>
    <style:style style:name="TableCell1135" style:family="table-cell">
      <style:table-cell-properties fo:border="0.0138in solid #000000" fo:padding-top="0in" fo:padding-left="0.075in" fo:padding-bottom="0in" fo:padding-right="0.075in"/>
    </style:style>
    <style:style style:name="T113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="0.0138in solid #000000" fo:padding-top="0in" fo:padding-left="0.075in" fo:padding-bottom="0in" fo:padding-right="0.075in"/>
    </style:style>
    <style:style style:name="P1139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0.0138in solid #000000" fo:background-color="#C0C0C0" fo:padding-top="0in" fo:padding-left="0.075in" fo:padding-bottom="0in" fo:padding-right="0.075in"/>
    </style:style>
    <style:style style:name="P114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43" style:family="table-cell">
      <style:table-cell-properties fo:border="0.0138in solid #000000" fo:background-color="#FFFFFF" fo:padding-top="0in" fo:padding-left="0.075in" fo:padding-bottom="0in" fo:padding-right="0.075in"/>
    </style:style>
    <style:style style:name="T1144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145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146" style:parent-style-name="Fonteparág.padrão" style:family="text">
      <style:text-properties style:font-name="Arial" fo:font-size="11pt" style:font-size-asian="11pt" style:font-size-complex="11pt"/>
    </style:style>
    <style:style style:name="T1147" style:parent-style-name="Fonteparág.padrão" style:family="text">
      <style:text-properties style:font-name="Arial" fo:font-size="11pt" style:font-size-asian="11pt" style:font-size-complex="11pt"/>
    </style:style>
    <style:style style:name="T1148" style:parent-style-name="Fonteparág.padrão" style:family="text">
      <style:text-properties style:font-name="Arial" fo:font-size="11pt" style:font-size-asian="11pt" style:font-size-complex="11pt"/>
    </style:style>
    <style:style style:name="P1149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1150" style:family="table-row">
      <style:table-row-properties style:use-optimal-row-height="false"/>
    </style:style>
    <style:style style:name="TableCell1151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115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53" style:family="table-cell">
      <style:table-cell-properties fo:border="0.0138in solid #000000" style:vertical-align="middle" fo:padding-top="0in" fo:padding-left="0.075in" fo:padding-bottom="0in" fo:padding-right="0.075in"/>
    </style:style>
    <style:style style:name="P1154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1155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1156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157" style:family="table-cell">
      <style:table-cell-properties fo:border="0.0138in solid #000000" style:vertical-align="middle" fo:padding-top="0in" fo:padding-left="0.075in" fo:padding-bottom="0in" fo:padding-right="0.075in"/>
    </style:style>
    <style:style style:name="P115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0.0138in solid #000000" fo:background-color="#BFBFBF" fo:padding-top="0in" fo:padding-left="0.075in" fo:padding-bottom="0in" fo:padding-right="0.075in"/>
    </style:style>
    <style:style style:name="P1161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62" style:family="table-cell">
      <style:table-cell-properties fo:border="0.0138in solid #000000" fo:background-color="#FFFFFF" fo:padding-top="0in" fo:padding-left="0.075in" fo:padding-bottom="0in" fo:padding-right="0.075in"/>
    </style:style>
    <style:style style:name="P1163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164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165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166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167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="0.0138in solid #000000" fo:background-color="#BFBFBF" fo:padding-top="0in" fo:padding-left="0.075in" fo:padding-bottom="0in" fo:padding-right="0.075in"/>
    </style:style>
    <style:style style:name="P117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="0.0138in solid #000000" fo:background-color="#FFFFFF" fo:padding-top="0in" fo:padding-left="0.075in" fo:padding-bottom="0in" fo:padding-right="0.075in"/>
    </style:style>
    <style:style style:name="T117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174" style:parent-style-name="Fonteparág.padrão" style:family="text">
      <style:text-properties style:font-name="Arial" fo:font-size="11pt" style:font-size-asian="11pt" style:font-size-complex="11pt"/>
    </style:style>
    <style:style style:name="P1175" style:parent-style-name="Standard" style:family="paragraph">
      <style:text-properties style:font-name="Arial" fo:font-size="11pt" style:font-size-asian="11pt" style:font-size-complex="11pt"/>
    </style:style>
    <style:style style:name="P1176" style:parent-style-name="Standard" style:family="paragraph">
      <style:text-properties style:font-name="Arial" fo:font-size="11pt" style:font-size-asian="11pt" style:font-size-complex="11pt"/>
    </style:style>
    <style:style style:name="P117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="0.0138in solid #000000" fo:background-color="#BFBFBF" fo:padding-top="0in" fo:padding-left="0.075in" fo:padding-bottom="0in" fo:padding-right="0.075in"/>
    </style:style>
    <style:style style:name="P118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181" style:parent-style-name="Normal" style:family="paragraph">
      <style:text-properties text:display="none"/>
    </style:style>
    <style:style style:name="TableColumn1183" style:family="table-column">
      <style:table-column-properties style:column-width="1.5104in" style:use-optimal-column-width="false"/>
    </style:style>
    <style:style style:name="TableColumn1184" style:family="table-column">
      <style:table-column-properties style:column-width="1.8743in" style:use-optimal-column-width="false"/>
    </style:style>
    <style:style style:name="TableColumn1185" style:family="table-column">
      <style:table-column-properties style:column-width="1.6312in" style:use-optimal-column-width="false"/>
    </style:style>
    <style:style style:name="TableColumn1186" style:family="table-column">
      <style:table-column-properties style:column-width="1.634in" style:use-optimal-column-width="false"/>
    </style:style>
    <style:style style:name="Table1182" style:family="table">
      <style:table-properties style:width="6.65in" fo:margin-left="0in" table:align="left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="0.0138in solid #000000" fo:background-color="#FFFFFF" fo:padding-top="0in" fo:padding-left="0.075in" fo:padding-bottom="0in" fo:padding-right="0.075in"/>
    </style:style>
    <style:style style:name="T1189" style:parent-style-name="Fonteparág.padrão" style:family="text">
      <style:text-properties style:font-name="Arial" fo:font-size="11pt" style:font-size-asian="11pt" style:font-size-complex="11pt"/>
    </style:style>
    <style:style style:name="T1190" style:parent-style-name="Fonteparág.padrão" style:family="text">
      <style:text-properties style:font-name="Arial" fo:font-size="11pt" style:font-size-asian="11pt" style:font-size-complex="11pt"/>
    </style:style>
    <style:style style:name="T1191" style:parent-style-name="Fonteparág.padrão" style:family="text">
      <style:text-properties style:font-name="Arial" fo:font-size="11pt" style:font-size-asian="11pt" style:font-size-complex="11pt"/>
    </style:style>
    <style:style style:name="T1192" style:parent-style-name="Fonteparág.padrão" style:family="text">
      <style:text-properties style:font-name="Arial" fo:font-size="11pt" style:font-size-asian="11pt" style:font-size-complex="11pt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-top="0.0138in solid #000000" fo:border-left="0.0138in solid #000000" fo:border-bottom="0.0138in solid #000000" fo:border-right="none" fo:background-color="#BFBFBF" fo:padding-top="0in" fo:padding-left="0.075in" fo:padding-bottom="0in" fo:padding-right="0.075in"/>
    </style:style>
    <style:style style:name="P119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96" style:family="table-cell">
      <style:table-cell-properties fo:border="0.0138in solid #000000" fo:padding-top="0in" fo:padding-left="0.075in" fo:padding-bottom="0in" fo:padding-right="0.075in"/>
    </style:style>
    <style:style style:name="P119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-top="0.0138in solid #000000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20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01" style:family="table-cell">
      <style:table-cell-properties fo:border="0.0138in solid #000000" fo:padding-top="0in" fo:padding-left="0.075in" fo:padding-bottom="0in" fo:padding-right="0.075in"/>
    </style:style>
    <style:style style:name="P120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="0.0138in solid #000000" fo:padding-top="0in" fo:padding-left="0.075in" fo:padding-bottom="0in" fo:padding-right="0.075in"/>
    </style:style>
    <style:style style:name="P1205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20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09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21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21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14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121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216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21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18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21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22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223" style:family="table-row">
      <style:table-row-properties style:use-optimal-row-height="false"/>
    </style:style>
    <style:style style:name="TableCell122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22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226" style:parent-style-name="Fonteparág.padrão" style:family="text">
      <style:text-properties style:font-name="Arial" fo:font-size="11pt" style:font-size-asian="11pt" style:font-size-complex="11pt"/>
    </style:style>
    <style:style style:name="T1227" style:parent-style-name="Fonteparág.padrão" style:family="text">
      <style:text-properties style:font-name="Arial" fo:font-size="11pt" style:font-size-asian="11pt" style:font-size-complex="11pt"/>
    </style:style>
    <style:style style:name="T1228" style:parent-style-name="Fonteparág.padrão" style:family="text">
      <style:text-properties style:font-name="Arial" fo:font-size="11pt" style:font-size-asian="11pt" style:font-size-complex="11pt"/>
    </style:style>
    <style:style style:name="T1229" style:parent-style-name="Fonteparág.padrão" style:family="text">
      <style:text-properties style:font-name="Arial" fo:font-size="11pt" style:font-size-asian="11pt" style:font-size-complex="11pt"/>
    </style:style>
    <style:style style:name="T1230" style:parent-style-name="Fonteparág.padrão" style:family="text">
      <style:text-properties style:font-name="Arial" fo:font-size="11pt" style:font-size-asian="11pt" style:font-size-complex="11pt"/>
    </style:style>
    <style:style style:name="T1231" style:parent-style-name="Fonteparág.padrão" style:family="text">
      <style:text-properties style:font-name="Arial" fo:font-size="11pt" style:font-size-asian="11pt" style:font-size-complex="11pt"/>
    </style:style>
    <style:style style:name="T1232" style:parent-style-name="Fonteparág.padrão" style:family="text">
      <style:text-properties style:font-name="Arial" fo:font-size="11pt" style:font-size-asian="11pt" style:font-size-complex="11pt"/>
    </style:style>
    <style:style style:name="T1233" style:parent-style-name="Fonteparág.padrão" style:family="text">
      <style:text-properties style:font-name="Arial" fo:font-size="11pt" style:font-size-asian="11pt" style:font-size-complex="11pt"/>
    </style:style>
    <style:style style:name="T1234" style:parent-style-name="Fonteparág.padrão" style:family="text">
      <style:text-properties style:font-name="Arial" fo:font-size="11pt" style:font-size-asian="11pt" style:font-size-complex="11pt"/>
    </style:style>
    <style:style style:name="P1235" style:parent-style-name="Standard" style:family="paragraph">
      <style:text-properties style:font-name="Arial" fo:font-size="11pt" style:font-size-asian="11pt" style:font-size-complex="11pt"/>
    </style:style>
    <style:style style:name="T1236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237" style:parent-style-name="Fonteparág.padrão" style:family="text">
      <style:text-properties style:font-name="Arial" fo:font-size="11pt" style:font-size-asian="11pt" style:font-size-complex="11pt"/>
    </style:style>
    <style:style style:name="T1238" style:parent-style-name="Fonteparág.padrão" style:family="text">
      <style:text-properties style:font-name="Arial" fo:font-size="11pt" style:font-size-asian="11pt" style:font-size-complex="11pt"/>
    </style:style>
    <style:style style:name="T1239" style:parent-style-name="Fonteparág.padrão" style:family="text">
      <style:text-properties style:font-name="Arial" fo:font-size="11pt" style:font-size-asian="11pt" style:font-size-complex="11pt"/>
    </style:style>
    <style:style style:name="T1240" style:parent-style-name="Fonteparág.padrão" style:family="text">
      <style:text-properties style:font-name="Arial" fo:font-size="11pt" style:font-size-asian="11pt" style:font-size-complex="11pt"/>
    </style:style>
    <style:style style:name="T1241" style:parent-style-name="Fonteparág.padrão" style:family="text">
      <style:text-properties style:font-name="Arial" fo:font-size="11pt" style:font-size-asian="11pt" style:font-size-complex="11pt"/>
    </style:style>
    <style:style style:name="T1242" style:parent-style-name="Fonteparág.padrão" style:family="text">
      <style:text-properties style:font-name="Arial" fo:font-size="11pt" style:font-size-asian="11pt" style:font-size-complex="11pt"/>
    </style:style>
    <style:style style:name="P1243" style:parent-style-name="Standard" style:family="paragraph">
      <style:text-properties style:font-name="Arial" fo:font-size="11pt" style:font-size-asian="11pt" style:font-size-complex="11pt"/>
    </style:style>
    <style:style style:name="T124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245" style:parent-style-name="Fonteparág.padrão" style:family="text">
      <style:text-properties style:font-name="Arial" fo:font-size="11pt" style:font-size-asian="11pt" style:font-size-complex="11pt"/>
    </style:style>
    <style:style style:name="P124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24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5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25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25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5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25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57" style:family="table-row">
      <style:table-row-properties style:use-optimal-row-height="false"/>
    </style:style>
    <style:style style:name="TableCell1258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25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6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126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26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263" style:parent-style-name="Fonteparág.padrão" style:family="text">
      <style:text-properties style:font-name="Arial" fo:font-size="11pt" style:font-size-asian="11pt" style:font-size-complex="11pt"/>
    </style:style>
    <style:style style:name="T1264" style:parent-style-name="Fonteparág.padrão" style:family="text">
      <style:text-properties style:font-name="Arial" fo:font-size="11pt" style:font-size-asian="11pt" style:font-size-complex="11pt"/>
    </style:style>
    <style:style style:name="T1265" style:parent-style-name="Fonteparág.padrão" style:family="text">
      <style:text-properties style:font-name="Arial" fo:font-size="11pt" style:font-size-asian="11pt" style:font-size-complex="11pt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26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27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27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275" style:family="table-row">
      <style:table-row-properties style:use-optimal-row-height="false"/>
    </style:style>
    <style:style style:name="TableCell127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1277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278" style:parent-style-name="Standard" style:family="paragraph">
      <style:text-properties style:font-name="Arial" fo:font-size="11pt" style:font-size-asian="11pt" style:font-size-complex="11pt"/>
    </style:style>
    <style:style style:name="T127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280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128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28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8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28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28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29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291" style:parent-style-name="Normal" style:family="paragraph">
      <style:text-properties style:font-name="Arial" style:font-name-complex="Arial" fo:font-size="11pt" style:font-size-asian="11pt" style:font-size-complex="11pt"/>
    </style:style>
    <style:style style:name="P1292" style:parent-style-name="Heading2" style:list-style-name="WW_OutlineListStyle_3" style:family="paragraph">
      <style:text-properties fo:language="pt" fo:country="BR"/>
    </style:style>
    <style:style style:name="P1293" style:parent-style-name="Normal" style:family="paragraph">
      <style:text-properties fo:font-size="12pt" style:font-size-asian="12pt" style:font-size-complex="12pt" fo:language="pt" fo:country="BR"/>
    </style:style>
    <style:style style:name="TableColumn1295" style:family="table-column">
      <style:table-column-properties style:column-width="1.5083in" style:use-optimal-column-width="false"/>
    </style:style>
    <style:style style:name="TableColumn1296" style:family="table-column">
      <style:table-column-properties style:column-width="1.5388in" style:use-optimal-column-width="false"/>
    </style:style>
    <style:style style:name="TableColumn1297" style:family="table-column">
      <style:table-column-properties style:column-width="2.1486in" style:use-optimal-column-width="false"/>
    </style:style>
    <style:style style:name="TableColumn1298" style:family="table-column">
      <style:table-column-properties style:column-width="1.4541in" style:use-optimal-column-width="false"/>
    </style:style>
    <style:style style:name="Table1294" style:family="table">
      <style:table-properties style:width="6.65in" fo:margin-left="0in" table:align="left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1301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="0.0138in solid #000000" fo:background-color="#C0C0C0" fo:padding-top="0in" fo:padding-left="0.075in" fo:padding-bottom="0in" fo:padding-right="0.075in"/>
    </style:style>
    <style:style style:name="P130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05" style:family="table-cell">
      <style:table-cell-properties fo:border="0.0138in solid #000000" fo:padding-top="0in" fo:padding-left="0.075in" fo:padding-bottom="0in" fo:padding-right="0.075in"/>
    </style:style>
    <style:style style:name="TableCell1306" style:family="table-cell">
      <style:table-cell-properties fo:border="0.0138in solid #000000" fo:background-color="#C0C0C0" fo:padding-top="0in" fo:padding-left="0.075in" fo:padding-bottom="0in" fo:padding-right="0.075in"/>
    </style:style>
    <style:style style:name="P1307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308" style:family="table-cell">
      <style:table-cell-properties fo:border="0.0138in solid #000000" fo:padding-top="0in" fo:padding-left="0.075in" fo:padding-bottom="0in" fo:padding-right="0.075in"/>
    </style:style>
    <style:style style:name="P130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138in solid #000000" fo:background-color="#C0C0C0" fo:padding-top="0in" fo:padding-left="0.075in" fo:padding-bottom="0in" fo:padding-right="0.075in"/>
    </style:style>
    <style:style style:name="P131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313" style:family="table-row">
      <style:table-row-properties style:use-optimal-row-height="false"/>
    </style:style>
    <style:style style:name="TableCell1314" style:family="table-cell">
      <style:table-cell-properties fo:border="0.0138in solid #000000" fo:padding-top="0in" fo:padding-left="0.075in" fo:padding-bottom="0in" fo:padding-right="0.075in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="0.0138in solid #000000" fo:background-color="#C0C0C0" fo:padding-top="0in" fo:padding-left="0.075in" fo:padding-bottom="0in" fo:padding-right="0.075in"/>
    </style:style>
    <style:style style:name="P131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318" style:family="table-row">
      <style:table-row-properties style:min-row-height="0.6312in" style:use-optimal-row-height="false"/>
    </style:style>
    <style:style style:name="TableCell1319" style:family="table-cell">
      <style:table-cell-properties fo:border="0.0138in solid #000000" fo:padding-top="0in" fo:padding-left="0.075in" fo:padding-bottom="0in" fo:padding-right="0.075in"/>
    </style:style>
    <style:style style:name="P1320" style:parent-style-name="Normal" style:family="paragraph">
      <style:text-properties fo:font-size="11pt" style:font-size-asian="11pt" style:font-size-complex="11pt"/>
    </style:style>
    <style:style style:name="P1321" style:parent-style-name="Normal" style:family="paragraph">
      <style:text-properties text:display="none"/>
    </style:style>
    <style:style style:name="TableColumn1323" style:family="table-column">
      <style:table-column-properties style:column-width="1.5083in" style:use-optimal-column-width="false"/>
    </style:style>
    <style:style style:name="TableColumn1324" style:family="table-column">
      <style:table-column-properties style:column-width="1.7166in" style:use-optimal-column-width="false"/>
    </style:style>
    <style:style style:name="TableColumn1325" style:family="table-column">
      <style:table-column-properties style:column-width="1.3784in" style:use-optimal-column-width="false"/>
    </style:style>
    <style:style style:name="TableColumn1326" style:family="table-column">
      <style:table-column-properties style:column-width="2.0465in" style:use-optimal-column-width="false"/>
    </style:style>
    <style:style style:name="Table1322" style:family="table">
      <style:table-properties style:width="6.65in" fo:margin-left="0in" table:align="left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="0.0138in solid #000000" fo:padding-top="0in" fo:padding-left="0.075in" fo:padding-bottom="0in" fo:padding-right="0.075in"/>
    </style:style>
    <style:style style:name="P1329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="0.0138in solid #000000" fo:background-color="#C0C0C0" fo:padding-top="0in" fo:padding-left="0.075in" fo:padding-bottom="0in" fo:padding-right="0.075in"/>
    </style:style>
    <style:style style:name="P133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33" style:family="table-cell">
      <style:table-cell-properties fo:border="0.0138in solid #000000" fo:background-color="#FFFFFF" fo:padding-top="0in" fo:padding-left="0.075in" fo:padding-bottom="0in" fo:padding-right="0.075in"/>
    </style:style>
    <style:style style:name="P1334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133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38" style:family="table-cell">
      <style:table-cell-properties fo:border="0.0138in solid #000000" style:vertical-align="middle" fo:padding-top="0in" fo:padding-left="0.075in" fo:padding-bottom="0in" fo:padding-right="0.075in"/>
    </style:style>
    <style:style style:name="P1339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1340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1341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342" style:family="table-cell">
      <style:table-cell-properties fo:border="0.0138in solid #000000" style:vertical-align="middle" fo:padding-top="0in" fo:padding-left="0.075in" fo:padding-bottom="0in" fo:padding-right="0.075in"/>
    </style:style>
    <style:style style:name="P134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1344" style:family="table-row">
      <style:table-row-properties style:use-optimal-row-height="false"/>
    </style:style>
    <style:style style:name="TableCell1345" style:family="table-cell">
      <style:table-cell-properties fo:border="0.0138in solid #000000" fo:background-color="#BFBFBF" fo:padding-top="0in" fo:padding-left="0.075in" fo:padding-bottom="0in" fo:padding-right="0.075in"/>
    </style:style>
    <style:style style:name="P1346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47" style:family="table-cell">
      <style:table-cell-properties fo:border="0.0138in solid #000000" fo:background-color="#FFFFFF" fo:padding-top="0in" fo:padding-left="0.075in" fo:padding-bottom="0in" fo:padding-right="0.075in"/>
    </style:style>
    <style:style style:name="P1348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349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fo:font-size="11pt" style:font-size-asian="11pt" style:font-size-complex="11pt"/>
    </style:style>
    <style:style style:name="P1350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1351" style:family="table-row">
      <style:table-row-properties style:use-optimal-row-height="false"/>
    </style:style>
    <style:style style:name="TableCell1352" style:family="table-cell">
      <style:table-cell-properties fo:border="0.0138in solid #000000" fo:background-color="#BFBFBF" fo:padding-top="0in" fo:padding-left="0.075in" fo:padding-bottom="0in" fo:padding-right="0.075in"/>
    </style:style>
    <style:style style:name="P135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="0.0138in solid #000000" fo:background-color="#FFFFFF" fo:padding-top="0in" fo:padding-left="0.075in" fo:padding-bottom="0in" fo:padding-right="0.075in"/>
    </style:style>
    <style:style style:name="P135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="0.0138in solid #000000" fo:background-color="#BFBFBF" fo:padding-top="0in" fo:padding-left="0.075in" fo:padding-bottom="0in" fo:padding-right="0.075in"/>
    </style:style>
    <style:style style:name="P135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360" style:parent-style-name="Normal" style:family="paragraph">
      <style:text-properties text:display="none" fo:language="pt" fo:country="BR" style:language-asian="pt" style:country-asian="BR"/>
    </style:style>
    <style:style style:name="TableColumn1362" style:family="table-column">
      <style:table-column-properties style:column-width="1.5104in" style:use-optimal-column-width="false"/>
    </style:style>
    <style:style style:name="TableColumn1363" style:family="table-column">
      <style:table-column-properties style:column-width="1.875in" style:use-optimal-column-width="false"/>
    </style:style>
    <style:style style:name="TableColumn1364" style:family="table-column">
      <style:table-column-properties style:column-width="1.6319in" style:use-optimal-column-width="false"/>
    </style:style>
    <style:style style:name="TableColumn1365" style:family="table-column">
      <style:table-column-properties style:column-width="1.6326in" style:use-optimal-column-width="false"/>
    </style:style>
    <style:style style:name="Table1361" style:family="table">
      <style:table-properties style:width="6.65in" fo:margin-left="0in" table:align="left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="0.0138in solid #000000" fo:padding-top="0in" fo:padding-left="0.075in" fo:padding-bottom="0in" fo:padding-right="0.075in"/>
    </style:style>
    <style:style style:name="P1368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37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72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37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37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77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137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379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38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81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38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38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38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389" style:parent-style-name="Standard" style:family="paragraph">
      <style:text-properties style:font-name="Arial" fo:font-size="11pt" style:font-size-asian="11pt" style:font-size-complex="11pt"/>
    </style:style>
    <style:style style:name="P1390" style:parent-style-name="Standard" style:family="paragraph">
      <style:text-properties style:font-name="Arial" fo:font-size="11pt" style:font-size-asian="11pt" style:font-size-complex="11pt"/>
    </style:style>
    <style:style style:name="T1391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1392" style:parent-style-name="Standard" style:family="paragraph">
      <style:text-properties style:font-name="Arial" fo:font-size="11pt" style:font-size-asian="11pt" style:font-size-complex="11pt"/>
    </style:style>
    <style:style style:name="T1393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394" style:parent-style-name="Fonteparág.padrão" style:family="text">
      <style:text-properties style:font-name="Arial" fo:font-size="11pt" style:font-size-asian="11pt" style:font-size-complex="11pt"/>
    </style:style>
    <style:style style:name="P139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396" style:family="table-row">
      <style:table-row-properties style:use-optimal-row-height="false"/>
    </style:style>
    <style:style style:name="TableCell1397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39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399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40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01" style:family="table-row">
      <style:table-row-properties style:use-optimal-row-height="false"/>
    </style:style>
    <style:style style:name="TableCell1402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40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0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40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06" style:family="table-row">
      <style:table-row-properties style:use-optimal-row-height="false"/>
    </style:style>
    <style:style style:name="TableCell1407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40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09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41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11" style:family="table-row">
      <style:table-row-properties style:use-optimal-row-height="false"/>
    </style:style>
    <style:style style:name="TableCell1412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41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414" style:family="table-row">
      <style:table-row-properties style:use-optimal-row-height="false"/>
    </style:style>
    <style:style style:name="TableCell141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41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17" style:family="table-row">
      <style:table-row-properties style:use-optimal-row-height="false"/>
    </style:style>
    <style:style style:name="TableCell1418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41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1422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423" style:parent-style-name="Standard" style:family="paragraph">
      <style:text-properties style:font-name="Arial" fo:font-size="11pt" style:font-size-asian="11pt" style:font-size-complex="11pt"/>
    </style:style>
    <style:style style:name="T142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425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142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427" style:family="table-row">
      <style:table-row-properties style:use-optimal-row-height="false"/>
    </style:style>
    <style:style style:name="TableCell1428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42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3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43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32" style:family="table-row">
      <style:table-row-properties style:use-optimal-row-height="false"/>
    </style:style>
    <style:style style:name="TableCell1433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43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3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436" style:parent-style-name="Normal" style:family="paragraph">
      <style:text-properties style:font-name="Arial" style:font-name-complex="Arial" fo:font-size="11pt" style:font-size-asian="11pt" style:font-size-complex="11pt"/>
    </style:style>
    <style:style style:name="P1437" style:parent-style-name="Heading2" style:family="paragraph">
      <style:text-properties fo:language="pt" fo:country="BR"/>
    </style:style>
    <style:style style:name="P1438" style:parent-style-name="Heading2" style:list-style-name="WW_OutlineListStyle_3" style:family="paragraph">
      <style:text-properties fo:language="pt" fo:country="BR"/>
    </style:style>
    <style:style style:name="P1439" style:parent-style-name="Normal" style:family="paragraph">
      <style:text-properties fo:font-size="12pt" style:font-size-asian="12pt" style:font-size-complex="12pt" fo:language="pt" fo:country="BR"/>
    </style:style>
    <style:style style:name="TableColumn1441" style:family="table-column">
      <style:table-column-properties style:column-width="1.5083in" style:use-optimal-column-width="false"/>
    </style:style>
    <style:style style:name="TableColumn1442" style:family="table-column">
      <style:table-column-properties style:column-width="1.5388in" style:use-optimal-column-width="false"/>
    </style:style>
    <style:style style:name="TableColumn1443" style:family="table-column">
      <style:table-column-properties style:column-width="2.1486in" style:use-optimal-column-width="false"/>
    </style:style>
    <style:style style:name="TableColumn1444" style:family="table-column">
      <style:table-column-properties style:column-width="1.4541in" style:use-optimal-column-width="false"/>
    </style:style>
    <style:style style:name="Table1440" style:family="table">
      <style:table-properties style:width="6.65in" fo:margin-left="0in" table:align="left"/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1447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="0.0138in solid #000000" fo:background-color="#C0C0C0" fo:padding-top="0in" fo:padding-left="0.075in" fo:padding-bottom="0in" fo:padding-right="0.075in"/>
    </style:style>
    <style:style style:name="P145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51" style:family="table-cell">
      <style:table-cell-properties fo:border="0.0138in solid #000000" fo:padding-top="0in" fo:padding-left="0.075in" fo:padding-bottom="0in" fo:padding-right="0.075in"/>
    </style:style>
    <style:style style:name="TableCell1452" style:family="table-cell">
      <style:table-cell-properties fo:border="0.0138in solid #000000" fo:background-color="#C0C0C0" fo:padding-top="0in" fo:padding-left="0.075in" fo:padding-bottom="0in" fo:padding-right="0.075in"/>
    </style:style>
    <style:style style:name="P1453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454" style:family="table-cell">
      <style:table-cell-properties fo:border="0.0138in solid #000000" fo:padding-top="0in" fo:padding-left="0.075in" fo:padding-bottom="0in" fo:padding-right="0.075in"/>
    </style:style>
    <style:style style:name="P145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456" style:family="table-row">
      <style:table-row-properties style:use-optimal-row-height="false"/>
    </style:style>
    <style:style style:name="TableCell1457" style:family="table-cell">
      <style:table-cell-properties fo:border="0.0138in solid #000000" fo:background-color="#C0C0C0" fo:padding-top="0in" fo:padding-left="0.075in" fo:padding-bottom="0in" fo:padding-right="0.075in"/>
    </style:style>
    <style:style style:name="P145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="0.0138in solid #000000" fo:padding-top="0in" fo:padding-left="0.075in" fo:padding-bottom="0in" fo:padding-right="0.075in"/>
    </style:style>
    <style:style style:name="TableRow1461" style:family="table-row">
      <style:table-row-properties style:use-optimal-row-height="false"/>
    </style:style>
    <style:style style:name="TableCell1462" style:family="table-cell">
      <style:table-cell-properties fo:border="0.0138in solid #000000" fo:background-color="#C0C0C0" fo:padding-top="0in" fo:padding-left="0.075in" fo:padding-bottom="0in" fo:padding-right="0.075in"/>
    </style:style>
    <style:style style:name="P146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464" style:family="table-row">
      <style:table-row-properties style:min-row-height="0.6312in" style:use-optimal-row-height="false"/>
    </style:style>
    <style:style style:name="TableCell1465" style:family="table-cell">
      <style:table-cell-properties fo:border="0.0138in solid #000000" fo:padding-top="0in" fo:padding-left="0.075in" fo:padding-bottom="0in" fo:padding-right="0.075in"/>
    </style:style>
    <style:style style:name="P1466" style:parent-style-name="Normal" style:family="paragraph">
      <style:text-properties fo:font-size="11pt" style:font-size-asian="11pt" style:font-size-complex="11pt"/>
    </style:style>
    <style:style style:name="P1467" style:parent-style-name="Normal" style:family="paragraph">
      <style:text-properties text:display="none"/>
    </style:style>
    <style:style style:name="TableColumn1469" style:family="table-column">
      <style:table-column-properties style:column-width="1.5083in" style:use-optimal-column-width="false"/>
    </style:style>
    <style:style style:name="TableColumn1470" style:family="table-column">
      <style:table-column-properties style:column-width="1.7166in" style:use-optimal-column-width="false"/>
    </style:style>
    <style:style style:name="TableColumn1471" style:family="table-column">
      <style:table-column-properties style:column-width="1.3784in" style:use-optimal-column-width="false"/>
    </style:style>
    <style:style style:name="TableColumn1472" style:family="table-column">
      <style:table-column-properties style:column-width="2.0465in" style:use-optimal-column-width="false"/>
    </style:style>
    <style:style style:name="Table1468" style:family="table">
      <style:table-properties style:width="6.65in" fo:margin-left="0in" table:align="left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="0.0138in solid #000000" fo:padding-top="0in" fo:padding-left="0.075in" fo:padding-bottom="0in" fo:padding-right="0.075in"/>
    </style:style>
    <style:style style:name="P1475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476" style:family="table-row">
      <style:table-row-properties style:use-optimal-row-height="false"/>
    </style:style>
    <style:style style:name="TableCell1477" style:family="table-cell">
      <style:table-cell-properties fo:border="0.0138in solid #000000" fo:background-color="#C0C0C0" fo:padding-top="0in" fo:padding-left="0.075in" fo:padding-bottom="0in" fo:padding-right="0.075in"/>
    </style:style>
    <style:style style:name="P147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79" style:family="table-cell">
      <style:table-cell-properties fo:border="0.0138in solid #000000" fo:background-color="#FFFFFF" fo:padding-top="0in" fo:padding-left="0.075in" fo:padding-bottom="0in" fo:padding-right="0.075in"/>
    </style:style>
    <style:style style:name="P1480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1481" style:family="table-row">
      <style:table-row-properties style:use-optimal-row-height="false"/>
    </style:style>
    <style:style style:name="TableCell1482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148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84" style:family="table-cell">
      <style:table-cell-properties fo:border="0.0138in solid #000000" style:vertical-align="middle" fo:padding-top="0in" fo:padding-left="0.075in" fo:padding-bottom="0in" fo:padding-right="0.075in"/>
    </style:style>
    <style:style style:name="P1485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1486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1487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488" style:family="table-cell">
      <style:table-cell-properties fo:border="0.0138in solid #000000" style:vertical-align="middle" fo:padding-top="0in" fo:padding-left="0.075in" fo:padding-bottom="0in" fo:padding-right="0.075in"/>
    </style:style>
    <style:style style:name="P148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="0.0138in solid #000000" fo:background-color="#BFBFBF" fo:padding-top="0in" fo:padding-left="0.075in" fo:padding-bottom="0in" fo:padding-right="0.075in"/>
    </style:style>
    <style:style style:name="P1492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93" style:family="table-cell">
      <style:table-cell-properties fo:border="0.0138in solid #000000" fo:background-color="#FFFFFF" fo:padding-top="0in" fo:padding-left="0.075in" fo:padding-bottom="0in" fo:padding-right="0.075in"/>
    </style:style>
    <style:style style:name="P1494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495" style:parent-style-name="Standard" style:family="paragraph">
      <style:paragraph-properties>
        <style:tab-stops>
          <style:tab-stop style:type="left" style:position="1.8854in"/>
        </style:tab-stops>
      </style:paragraph-properties>
      <style:text-properties style:font-name="Arial" fo:font-size="11pt" style:font-size-asian="11pt" style:font-size-complex="11pt"/>
    </style:style>
    <style:style style:name="P1496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1497" style:family="table-row">
      <style:table-row-properties style:use-optimal-row-height="false"/>
    </style:style>
    <style:style style:name="TableCell1498" style:family="table-cell">
      <style:table-cell-properties fo:border="0.0138in solid #000000" fo:background-color="#BFBFBF" fo:padding-top="0in" fo:padding-left="0.075in" fo:padding-bottom="0in" fo:padding-right="0.075in"/>
    </style:style>
    <style:style style:name="P149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500" style:family="table-row">
      <style:table-row-properties style:use-optimal-row-height="false"/>
    </style:style>
    <style:style style:name="TableCell1501" style:family="table-cell">
      <style:table-cell-properties fo:border="0.0138in solid #000000" fo:background-color="#FFFFFF" fo:padding-top="0in" fo:padding-left="0.075in" fo:padding-bottom="0in" fo:padding-right="0.075in"/>
    </style:style>
    <style:style style:name="P150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1503" style:family="table-row">
      <style:table-row-properties style:use-optimal-row-height="false"/>
    </style:style>
    <style:style style:name="TableCell1504" style:family="table-cell">
      <style:table-cell-properties fo:border="0.0138in solid #000000" fo:background-color="#BFBFBF" fo:padding-top="0in" fo:padding-left="0.075in" fo:padding-bottom="0in" fo:padding-right="0.075in"/>
    </style:style>
    <style:style style:name="P150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506" style:parent-style-name="Normal" style:family="paragraph">
      <style:text-properties text:display="none" fo:language="pt" fo:country="BR" style:language-asian="pt" style:country-asian="BR"/>
    </style:style>
    <style:style style:name="TableColumn1508" style:family="table-column">
      <style:table-column-properties style:column-width="1.5104in" style:use-optimal-column-width="false"/>
    </style:style>
    <style:style style:name="TableColumn1509" style:family="table-column">
      <style:table-column-properties style:column-width="1.875in" style:use-optimal-column-width="false"/>
    </style:style>
    <style:style style:name="TableColumn1510" style:family="table-column">
      <style:table-column-properties style:column-width="1.6319in" style:use-optimal-column-width="false"/>
    </style:style>
    <style:style style:name="TableColumn1511" style:family="table-column">
      <style:table-column-properties style:column-width="1.6326in" style:use-optimal-column-width="false"/>
    </style:style>
    <style:style style:name="Table1507" style:family="table">
      <style:table-properties style:width="6.65in" fo:margin-left="0in" table:align="left"/>
    </style:style>
    <style:style style:name="TableRow1512" style:family="table-row">
      <style:table-row-properties style:use-optimal-row-height="false"/>
    </style:style>
    <style:style style:name="TableCell1513" style:family="table-cell">
      <style:table-cell-properties fo:border="0.0138in solid #000000" fo:padding-top="0in" fo:padding-left="0.075in" fo:padding-bottom="0in" fo:padding-right="0.075in"/>
    </style:style>
    <style:style style:name="P1514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1515" style:family="table-row">
      <style:table-row-properties style:use-optimal-row-height="false"/>
    </style:style>
    <style:style style:name="TableCell1516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51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18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51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520" style:family="table-row">
      <style:table-row-properties style:use-optimal-row-height="false"/>
    </style:style>
    <style:style style:name="TableCell1521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52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23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152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52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52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27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152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529" style:family="table-row">
      <style:table-row-properties style:use-optimal-row-height="false"/>
    </style:style>
    <style:style style:name="TableCell1530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53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532" style:family="table-row">
      <style:table-row-properties style:use-optimal-row-height="false"/>
    </style:style>
    <style:style style:name="TableCell153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53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535" style:parent-style-name="Standard" style:family="paragraph">
      <style:text-properties style:font-name="Arial" fo:font-size="11pt" style:font-size-asian="11pt" style:font-size-complex="11pt"/>
    </style:style>
    <style:style style:name="P1536" style:parent-style-name="Standard" style:family="paragraph">
      <style:text-properties style:font-name="Arial" fo:font-size="11pt" style:font-size-asian="11pt" style:font-size-complex="11pt"/>
    </style:style>
    <style:style style:name="T1537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1538" style:parent-style-name="Standard" style:family="paragraph">
      <style:text-properties style:font-name="Arial" fo:font-size="11pt" style:font-size-asian="11pt" style:font-size-complex="11pt"/>
    </style:style>
    <style:style style:name="T153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540" style:parent-style-name="Fonteparág.padrão" style:family="text">
      <style:text-properties style:font-name="Arial" fo:font-size="11pt" style:font-size-asian="11pt" style:font-size-complex="11pt"/>
    </style:style>
    <style:style style:name="P154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54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4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54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547" style:family="table-row">
      <style:table-row-properties style:use-optimal-row-height="false"/>
    </style:style>
    <style:style style:name="TableCell1548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54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5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55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552" style:family="table-row">
      <style:table-row-properties style:use-optimal-row-height="false"/>
    </style:style>
    <style:style style:name="TableCell1553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55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5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55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557" style:family="table-row">
      <style:table-row-properties style:use-optimal-row-height="false"/>
    </style:style>
    <style:style style:name="TableCell1558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55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560" style:family="table-row">
      <style:table-row-properties style:use-optimal-row-height="false"/>
    </style:style>
    <style:style style:name="TableCell156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56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563" style:family="table-row">
      <style:table-row-properties style:use-optimal-row-height="false"/>
    </style:style>
    <style:style style:name="TableCell1564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156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1568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569" style:parent-style-name="Standard" style:family="paragraph">
      <style:text-properties style:font-name="Arial" fo:font-size="11pt" style:font-size-asian="11pt" style:font-size-complex="11pt"/>
    </style:style>
    <style:style style:name="T1570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571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157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573" style:family="table-row">
      <style:table-row-properties style:use-optimal-row-height="false"/>
    </style:style>
    <style:style style:name="TableCell1574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57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7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57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578" style:family="table-row">
      <style:table-row-properties style:use-optimal-row-height="false"/>
    </style:style>
    <style:style style:name="TableCell1579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158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58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582" style:parent-style-name="Normal" style:family="paragraph">
      <style:text-properties style:font-name="Arial" style:font-name-complex="Arial" fo:font-size="11pt" style:font-size-asian="11pt" style:font-size-complex="11pt"/>
    </style:style>
    <style:style style:name="P1583" style:parent-style-name="Standard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1584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</office:automatic-styles>
  <office:body>
    <office:text text:use-soft-page-breaks="true">
      <text:p text:style-name="P1"/>
      <text:p text:style-name="P5">RELPREV</text:p>
      <text:p text:style-name="P6">Plano de Medição</text:p>
      <text:p text:style-name="P7">Versão 1.1</text:p>
      <text:soft-page-break/>
      <text:p text:style-name="P8">Histórico da Revisão</text:p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Data</text:p>
          </table:table-cell>
          <table:table-cell table:style-name="TableCell53">
            <text:p text:style-name="P54">Versão</text:p>
          </table:table-cell>
          <table:table-cell table:style-name="TableCell55">
            <text:p text:style-name="P56">Descrição</text:p>
          </table:table-cell>
          <table:table-cell table:style-name="TableCell57">
            <text:p text:style-name="P58">Autor</text:p>
          </table:table-cell>
        </table:table-row>
        <table:table-row table:style-name="TableRow59">
          <table:table-cell table:style-name="TableCell60">
            <text:p text:style-name="P61">06/10/2013</text:p>
          </table:table-cell>
          <table:table-cell table:style-name="TableCell62">
            <text:p text:style-name="P63">1.0</text:p>
          </table:table-cell>
          <table:table-cell table:style-name="TableCell64">
            <text:p text:style-name="P65">Descrevendo versão inicial do Plano de Medição</text:p>
          </table:table-cell>
          <table:table-cell table:style-name="TableCell66">
            <text:p text:style-name="P67">Rhaíssa Nogueira</text:p>
          </table:table-cell>
        </table:table-row>
        <table:table-row table:style-name="TableRow68">
          <table:table-cell table:style-name="TableCell69">
            <text:p text:style-name="P70">13/10/2013</text:p>
          </table:table-cell>
          <table:table-cell table:style-name="TableCell71">
            <text:p text:style-name="P72">1.1</text:p>
          </table:table-cell>
          <table:table-cell table:style-name="TableCell73">
            <text:p text:style-name="P74">Inserindo descritivo dos itens para a medição</text:p>
          </table:table-cell>
          <table:table-cell table:style-name="TableCell75">
            <text:p text:style-name="P76">Rhaíssa Nogueira</text:p>
          </table:table-cell>
        </table:table-row>
      </table:table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soft-page-break/>
      <text:p text:style-name="P110"><text:span text:style-name="T111">Índice<text:s/></text:span><text:span text:style-name="T112">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113"><text:a xlink:href="#_Toc369465712" office:target-frame-name="_top" xlink:show="replace"><text:span text:style-name="T114">1.</text:span><text:tab/><text:span text:style-name="T115">Introdução</text:span><text:tab/>2</text:a></text:p>
          <text:p text:style-name="P116"><text:a xlink:href="#_Toc369465713" office:target-frame-name="_top" xlink:show="replace"><text:span text:style-name="T117">1.1</text:span><text:tab/><text:span text:style-name="T118">Objetivos Organizacionais</text:span><text:tab/>2</text:a></text:p>
          <text:p text:style-name="P119"><text:a xlink:href="#_Toc369465714" office:target-frame-name="_top" xlink:show="replace"><text:span text:style-name="T120">1.2</text:span><text:tab/><text:span text:style-name="T121">Definições, Acrônimos e Abreviações</text:span><text:tab/>3</text:a></text:p>
          <text:p text:style-name="P122"><text:a xlink:href="#_Toc369465715" office:target-frame-name="_top" xlink:show="replace"><text:span text:style-name="T123">2.</text:span><text:tab/><text:span text:style-name="T124">Objetivos Estratégicos</text:span><text:tab/>4</text:a></text:p>
          <text:p text:style-name="P125"><text:a xlink:href="#_Toc369465716" office:target-frame-name="_top" xlink:show="replace"><text:span text:style-name="T126">3.</text:span><text:tab/><text:span text:style-name="T127">Medições</text:span><text:tab/>4</text:a></text:p>
          <text:p text:style-name="P128"><text:a xlink:href="#_Toc369465717" office:target-frame-name="_top" xlink:show="replace"><text:span text:style-name="T129">3.1</text:span><text:tab/><text:span text:style-name="T130">AP- Aderência ao processo</text:span><text:tab/>4</text:a></text:p>
          <text:p text:style-name="P131"><text:a xlink:href="#_Toc369465718" office:target-frame-name="_top" xlink:show="replace"><text:span text:style-name="T132">3.2</text:span><text:tab/><text:span text:style-name="T133">CPI – Índice de Desempenho de Custo</text:span><text:tab/>6</text:a></text:p>
          <text:p text:style-name="P134"><text:a xlink:href="#_Toc369465719" office:target-frame-name="_top" xlink:show="replace"><text:span text:style-name="T135">3.3</text:span><text:tab/><text:span text:style-name="T136">ISC – Índice de Satisfação do Cliente</text:span><text:tab/>7</text:a></text:p>
          <text:p text:style-name="P137"><text:a xlink:href="#_Toc369465720" office:target-frame-name="_top" xlink:show="replace"><text:span text:style-name="T138">3.4</text:span><text:tab/><text:span text:style-name="T139">PDR – Produtividade por Projeto</text:span><text:tab/>8</text:a></text:p>
          <text:p text:style-name="P140"><text:a xlink:href="#_Toc369465721" office:target-frame-name="_top" xlink:show="replace"><text:span text:style-name="T141">3.5</text:span><text:tab/><text:span text:style-name="T142">SPI – Índice de Desempenho de Prazo</text:span><text:tab/>10</text:a></text:p>
          <text:p text:style-name="P143"><text:a xlink:href="#_Toc369465722" office:target-frame-name="_top" xlink:show="replace"><text:span text:style-name="T144">3.6</text:span><text:tab/><text:span text:style-name="T145">PRET – Percentual de Retrabalho</text:span><text:tab/>11</text:a></text:p>
        </text:index-body>
      </text:table-of-content>
      <text:p text:style-name="P146"/>
      <text:p text:style-name="Normal"/>
      <text:p text:style-name="Normal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soft-page-break/>
      <text:p text:style-name="P183">Plano de Medição</text:p>
      <text:h text:style-name="P184" text:outline-level="1"><text:bookmark-start text:name="_Toc369212605"/><text:bookmark-start text:name="_Toc369122578"/><text:bookmark-start text:name="_Toc368861004"/><text:bookmark-start text:name="_Toc369465712"/>Introdução<text:bookmark-end text:name="_Toc369212605"/><text:bookmark-end text:name="_Toc369122578"/><text:bookmark-end text:name="_Toc368861004"/><text:bookmark-end text:name="_Toc369465712"/></text:h>
      <text:p text:style-name="P185"/>
      <text:p text:style-name="P186"><text:bookmark-start text:name="_GoBack"/><text:bookmark-end text:name="_GoBack"/><text:span text:style-name="T187">O plano de medição existe para</text:span><text:span text:style-name="T188"><text:s/>dois propósitos distintos. O primeiro é fornecer uma ferramenta para que a gerência do projeto possa medir de forma clara e objetiva o andamento do projeto em todos os aspectos possíveis. O percentual concluído, a quantidade de riscos, o número de inco</text:span><text:span text:style-name="T189">n</text:span><text:span text:style-name="T190">si</text:span><text:span text:style-name="T191">stências são alguns dos indicadores que contemplam esse plano.</text:span></text:p>
      <text:p text:style-name="P192"/>
      <text:p text:style-name="P193"><text:span text:style-name="T194">O segundo objetivo do plano de medição é fornecer um histórico para que nos próximos projetos já exista uma base de comparação e assim, seja mais fácil de estimar o custo e a duração dos proje</text:span><text:span text:style-name="T195">tos.</text:span></text:p>
      <text:p text:style-name="P196"/>
      <text:h text:style-name="P197" text:outline-level="2"><text:bookmark-start text:name="_Toc369212606"/><text:bookmark-start text:name="_Toc369122579"/><text:bookmark-start text:name="_Toc369465713"/>Objetivos Organizacionais<text:bookmark-end text:name="_Toc369212606"/><text:bookmark-end text:name="_Toc369122579"/><text:bookmark-end text:name="_Toc369465713"/></text:h>
      <text:p text:style-name="P198"/>
      <text:p text:style-name="P199"><text:span text:style-name="T200">Os objetivos organizacionais que direcionam o processo de medição na Fábrica de Software do Instituto de Informática são:</text:span></text:p>
      <text:p text:style-name="normal0"/>
      <text:list text:style-name="LFO6" text:continue-numbering="true">
        <text:list-item>
          <text:p text:style-name="P201"><text:span text:style-name="T202">Realizar projetos aderentes às melhores práticas de Qualidade e de Engenharia de Software.</text:span></text:p>
        </text:list-item>
      </text:list>
      <text:p text:style-name="normal0"/>
      <text:list text:style-name="LFO6" text:continue-numbering="true">
        <text:list-item>
          <text:p text:style-name="P203"><text:span text:style-name="T204">Satisfazer ou superar as expectativas dos clientes dos projetos.</text:span></text:p>
        </text:list-item>
      </text:list>
      <text:p text:style-name="normal0"/>
      <text:list text:style-name="LFO6" text:continue-numbering="true">
        <text:list-item>
          <text:p text:style-name="P205"><text:span text:style-name="T206">Minimizar o retrabalho nos projetos.</text:span></text:p>
        </text:list-item>
      </text:list>
      <text:p text:style-name="normal0"/>
      <text:list text:style-name="LFO6" text:continue-numbering="true">
        <text:list-item>
          <text:p text:style-name="P207"><text:span text:style-name="T208">Garantir a viabilidade dos projetos.</text:span></text:p>
        </text:list-item>
      </text:list>
      <text:p text:style-name="P209"/>
      <text:p text:style-name="P210"><text:span text:style-name="T211">Os indicadores definidos neste plano de medição estão alinhados aos objetivos organizacionais da seguinte forma</text:span><text:span text:style-name="T212">:</text:span></text:p>
      <text:p text:style-name="normal0"/>
      <table:table table:style-name="Table213">
        <table:table-columns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<text:span text:style-name="T219">Indicador</text:span></text:p>
          </table:table-cell>
          <table:table-cell table:style-name="TableCell220">
            <text:p text:style-name="P221"><text:span text:style-name="T222">Objetivo(s)</text:span></text:p>
          </table:table-cell>
        </table:table-row>
        <table:table-row table:style-name="TableRow223">
          <table:table-cell table:style-name="TableCell224">
            <text:p text:style-name="P225"><text:span text:style-name="T226">Grau de Satisfação do Cliente</text:span></text:p>
          </table:table-cell>
          <table:table-cell table:style-name="TableCell227">
            <text:p text:style-name="P228"><text:span text:style-name="T229">2</text:span></text:p>
          </table:table-cell>
        </table:table-row>
        <table:table-row table:style-name="TableRow230">
          <table:table-cell table:style-name="TableCell231">
            <text:p text:style-name="P232"><text:span text:style-name="T233">Número de Inconsistências na Baseline</text:span></text:p>
          </table:table-cell>
          <table:table-cell table:style-name="TableCell234">
            <text:p text:style-name="P235"><text:span text:style-name="T236">1 e 3</text:span></text:p>
          </table:table-cell>
        </table:table-row>
        <table:table-row table:style-name="TableRow237">
          <table:table-cell table:style-name="TableCell238">
            <text:p text:style-name="P239"><text:span text:style-name="T240">Número de Inconsistências Detectadas nos Planos</text:span></text:p>
          </table:table-cell>
          <table:table-cell table:style-name="TableCell241">
            <text:p text:style-name="P242"><text:span text:style-name="T243">1 e 3</text:span></text:p>
          </table:table-cell>
        </table:table-row>
        <table:table-row table:style-name="TableRow244">
          <table:table-cell table:style-name="TableCell245">
            <text:p text:style-name="P246"><text:span text:style-name="T247">Relação Previsto / Realizado - Custo</text:span></text:p>
          </table:table-cell>
          <table:table-cell table:style-name="TableCell248">
            <text:p text:style-name="P249"><text:span text:style-name="T250">3 e 4</text:span></text:p>
          </table:table-cell>
        </table:table-row>
        <table:table-row table:style-name="TableRow251">
          <table:table-cell table:style-name="TableCell252">
            <text:p text:style-name="P253"><text:span text:style-name="T254">Relação Previsto / Realizado - Escopo</text:span></text:p>
          </table:table-cell>
          <table:table-cell table:style-name="TableCell255">
            <text:p text:style-name="P256"><text:span text:style-name="T257">3 e 4</text:span></text:p>
          </table:table-cell>
        </table:table-row>
        <table:table-row table:style-name="TableRow258">
          <table:table-cell table:style-name="TableCell259">
            <text:p text:style-name="P260"><text:span text:style-name="T261">Relação<text:s/></text:span><text:span text:style-name="T262">Previsto / Realizado - Esforço</text:span></text:p>
          </table:table-cell>
          <table:table-cell table:style-name="TableCell263">
            <text:p text:style-name="P264"><text:span text:style-name="T265">3 e 4</text:span></text:p>
          </table:table-cell>
        </table:table-row>
        <table:table-row table:style-name="TableRow266">
          <table:table-cell table:style-name="TableCell267">
            <text:p text:style-name="P268"><text:span text:style-name="T269">Número de Ocorrências (Crítico)</text:span></text:p>
          </table:table-cell>
          <table:table-cell table:style-name="TableCell270">
            <text:p text:style-name="P271"><text:span text:style-name="T272">1, 3 e 4</text:span></text:p>
          </table:table-cell>
        </table:table-row>
        <table:table-row table:style-name="TableRow273">
          <table:table-cell table:style-name="TableCell274">
            <text:p text:style-name="P275"><text:span text:style-name="T276">Número de Ocorrências (Não Crítico)</text:span></text:p>
          </table:table-cell>
          <table:table-cell table:style-name="TableCell277">
            <text:p text:style-name="P278"><text:span text:style-name="T279">1,3 e 4</text:span></text:p>
          </table:table-cell>
        </table:table-row>
        <table:table-row table:style-name="TableRow280">
          <table:table-cell table:style-name="TableCell281">
            <text:p text:style-name="P282"><text:span text:style-name="T283">Número de Ocorrências Relacionadas a Riscos</text:span></text:p>
          </table:table-cell>
          <table:table-cell table:style-name="TableCell284">
            <text:p text:style-name="P285"><text:span text:style-name="T286">1, 4 e 4</text:span></text:p>
          </table:table-cell>
        </table:table-row>
        <text:soft-page-break/>
        <table:table-row table:style-name="TableRow287">
          <table:table-cell table:style-name="TableCell288">
            <text:p text:style-name="P289"><text:span text:style-name="T290">Número de Decisões Tomadas com Base em Indicadores da Medição</text:span></text:p>
          </table:table-cell>
          <table:table-cell table:style-name="TableCell291">
            <text:p text:style-name="P292"><text:span text:style-name="T293">1 e 4</text:span></text:p>
          </table:table-cell>
        </table:table-row>
      </table:table>
      <text:p text:style-name="P294"/>
      <text:p text:style-name="P295"/>
      <text:h text:style-name="P296" text:outline-level="2"><text:bookmark-start text:name="_Toc369212607"/><text:bookmark-start text:name="_Toc369465714"/>Definições, Acrônimos e Abreviações<text:bookmark-end text:name="_Toc369212607"/><text:bookmark-end text:name="_Toc369465714"/></text:h>
      <text:p text:style-name="Normal"/>
      <text:p text:style-name="P297">As seguintes definições são utilizadas neste Plano de Medições:</text:p>
      <text:p text:style-name="P298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 table:number-columns-spanned="4">
            <text:p text:style-name="P306">Dados da Medição</text:p>
          </table:table-cell>
          <table:covered-table-cell/>
          <table:covered-table-cell/>
          <table:covered-table-cell/>
        </table:table-row>
        <table:table-row table:style-name="TableRow307">
          <table:table-cell table:style-name="TableCell308">
            <text:p text:style-name="P309">Nome</text:p>
          </table:table-cell>
          <table:table-cell table:style-name="TableCell310">
            <text:p text:style-name="Normal"><text:span text:style-name="T311">Nome do<text:s/></text:span><text:span text:style-name="T312">indicador</text:span></text:p>
          </table:table-cell>
          <table:table-cell table:style-name="TableCell313">
            <text:p text:style-name="P314">Unidade de Medida</text:p>
          </table:table-cell>
          <table:table-cell table:style-name="TableCell315">
            <text:p text:style-name="P316">Unidade de medida da medição</text:p>
          </table:table-cell>
        </table:table-row>
        <table:table-row table:style-name="TableRow317">
          <table:table-cell table:style-name="TableCell318" table:number-columns-spanned="4">
            <text:p text:style-name="P319">Necessidade de Informação</text:p>
          </table:table-cell>
          <table:covered-table-cell/>
          <table:covered-table-cell/>
          <table:covered-table-cell/>
        </table:table-row>
        <table:table-row table:style-name="TableRow320">
          <table:table-cell table:style-name="TableCell321" table:number-columns-spanned="4">
            <text:p text:style-name="Normal"><text:span text:style-name="T322">Necessidade que motivou a criação da<text:s/></text:span><text:span text:style-name="T323">medição, diretamente relacionada aos objetivos estratégicos da Fábrica de Software.</text:span></text:p>
          </table:table-cell>
          <table:covered-table-cell/>
          <table:covered-table-cell/>
          <table:covered-table-cell/>
        </table:table-row>
        <table:table-row table:style-name="TableRow324">
          <table:table-cell table:style-name="TableCell325" table:number-columns-spanned="4">
            <text:p text:style-name="P326">Objetivo de Medição</text:p>
          </table:table-cell>
          <table:covered-table-cell/>
          <table:covered-table-cell/>
          <table:covered-table-cell/>
        </table:table-row>
        <table:table-row table:style-name="TableRow327">
          <table:table-cell table:style-name="TableCell328" table:number-columns-spanned="4">
            <text:p text:style-name="P329">Contribuição da medição para alcance dos objetivos estratégicos da Fábrica de Software através de três formas verbais:</text:p>
            <text:p text:style-name="Normal"><text:span text:style-name="T330">1. Conhecer:<text:s/></text:span><text:span text:style-name="T331">quando o objetivo<text:s/></text:span><text:span text:style-name="T332">principal é apenas identificar o estado atual dos projetos e da</text:span></text:p>
            <text:p text:style-name="P333">Fábrica de Software em relação à medição, a fim de obter dados históricos que permitem a</text:p>
            <text:p text:style-name="P334">avaliação posterior.</text:p>
            <text:p text:style-name="Normal"><text:span text:style-name="T335">2. Avaliar:<text:s/></text:span><text:span text:style-name="T336">quando o objetivo é comparar o estado atual com o histórico disponível</text:span><text:span text:style-name="T337">, permitindo a</text:span></text:p>
            <text:p text:style-name="P338">avaliação de tendências e possíveis ações de melhoria.</text:p>
            <text:p text:style-name="Normal"><text:span text:style-name="T339">3. Melhorar:<text:s/></text:span><text:span text:style-name="T340">quando o objetivo principal é melhorar o desempenho dos projetos e da Fábrica de</text:span></text:p>
            <text:p text:style-name="Normal"><text:span text:style-name="T341">Software em relação ao histórico.</text:span></text:p>
          </table:table-cell>
          <table:covered-table-cell/>
          <table:covered-table-cell/>
          <table:covered-table-cell/>
        </table:table-row>
      </table:table>
      <text:p text:style-name="P342"/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header-rows>
          <table:table-row table:style-name="TableRow350">
            <table:table-cell table:style-name="TableCell351" table:number-columns-spanned="6">
              <text:p text:style-name="P352">Procedimento de Colet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353">
          <table:table-cell table:style-name="TableCell354">
            <text:p text:style-name="P355">Fonte de Coleta</text:p>
          </table:table-cell>
          <table:table-cell table:style-name="TableCell356" table:number-columns-spanned="5">
            <text:p text:style-name="P357">Local onde são<text:s/>obtidos os dados base para a apuração da medição.</text:p>
          </table:table-cell>
          <table:covered-table-cell/>
          <table:covered-table-cell/>
          <table:covered-table-cell/>
          <table:covered-table-cell/>
        </table:table-row>
        <table:table-row table:style-name="TableRow358">
          <table:table-cell table:style-name="TableCell359">
            <text:p text:style-name="P360">Responsável</text:p>
          </table:table-cell>
          <table:table-cell table:style-name="TableCell361">
            <text:p text:style-name="P362">Profissional responsável</text:p>
            <text:p text:style-name="P363">pela coleta dos dados</text:p>
            <text:p text:style-name="P364">base para a medição.</text:p>
          </table:table-cell>
          <table:table-cell table:style-name="TableCell365" table:number-columns-spanned="2">
            <text:p text:style-name="P366">Frequência</text:p>
          </table:table-cell>
          <table:covered-table-cell/>
          <table:table-cell table:style-name="TableCell367" table:number-columns-spanned="2">
            <text:p text:style-name="P368">Periodicidade em que é</text:p>
            <text:p text:style-name="P369">realizada a coleta dos</text:p>
            <text:p text:style-name="P370">dados base da medição</text:p>
          </table:table-cell>
          <table:covered-table-cell/>
        </table:table-row>
        <table:table-row table:style-name="TableRow371">
          <table:table-cell table:style-name="TableCell372">
            <text:p text:style-name="P373">Fórmula<text:tab/><text:tab/></text:p>
          </table:table-cell>
          <table:table-cell table:style-name="TableCell374" table:number-columns-spanned="5">
            <text:p text:style-name="P375">Fórmula de cálculo da medição.</text:p>
          </table:table-cell>
          <table:covered-table-cell/>
          <table:covered-table-cell/>
          <table:covered-table-cell/>
          <table:covered-table-cell/>
        </table:table-row>
        <table:table-row table:style-name="TableRow376">
          <table:table-cell table:style-name="TableCell377" table:number-columns-spanned="6">
            <text:p text:style-name="P378">Descrição do 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9">
          <table:table-cell table:style-name="TableCell380" table:number-columns-spanned="6">
            <text:p text:style-name="P381">Atividades realizadas que fornecem os insumos para a apuração da mediçã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2">
          <table:table-cell table:style-name="TableCell383" table:number-columns-spanned="6">
            <text:p text:style-name="P384">Descrição do Procedimento de Apuração dos D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5">
          <table:table-cell table:style-name="TableCell386" table:number-columns-spanned="6">
            <text:p text:style-name="P387">Procedimento de apuração dos dados ba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8">
          <table:table-cell table:style-name="TableCell389">
            <text:p text:style-name="P390">Ferramenta Utilizada<text:tab/><text:tab/></text:p>
          </table:table-cell>
          <table:table-cell table:style-name="TableCell391" table:number-columns-spanned="5">
            <text:p text:style-name="P392">Ferramentas utilizadas</text:p>
          </table:table-cell>
          <table:covered-table-cell/>
          <table:covered-table-cell/>
          <table:covered-table-cell/>
          <table:covered-table-cell/>
        </table:table-row>
        <table:table-row table:style-name="TableRow393">
          <table:table-cell table:style-name="TableCell394">
            <text:p text:style-name="P395">Local<text:s/>de Armazenamento</text:p>
          </table:table-cell>
          <table:table-cell table:style-name="TableCell396" table:number-columns-spanned="5">
            <text:p text:style-name="P397">Local de armazenamento dos dados base.</text:p>
          </table:table-cell>
          <table:covered-table-cell/>
          <table:covered-table-cell/>
          <table:covered-table-cell/>
          <table:covered-table-cell/>
        </table:table-row>
        <table:table-row table:style-name="TableRow398">
          <table:table-cell table:style-name="TableCell399" table:number-columns-spanned="6">
            <text:p text:style-name="P400">Procedimento de Análise e Armazen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01">
          <table:table-cell table:style-name="TableCell402">
            <text:p text:style-name="P403">Responsável</text:p>
          </table:table-cell>
          <table:table-cell table:style-name="TableCell404" table:number-columns-spanned="5">
            <text:p text:style-name="P405">Profissional responsável pea análise do valor de medição apurada e definição de ações para tratamento dos desvios.</text:p>
          </table:table-cell>
          <table:covered-table-cell/>
          <table:covered-table-cell/>
          <table:covered-table-cell/>
          <table:covered-table-cell/>
        </table:table-row>
        <table:table-row table:style-name="TableRow406">
          <table:table-cell table:style-name="TableCell407">
            <text:p text:style-name="P408">Unidade de Medida</text:p>
          </table:table-cell>
          <table:table-cell table:style-name="TableCell409" table:number-columns-spanned="2">
            <text:p text:style-name="P410">Unidade de<text:s/>medida da medição</text:p>
          </table:table-cell>
          <table:covered-table-cell/>
          <table:table-cell table:style-name="TableCell411" table:number-columns-spanned="2">
            <text:p text:style-name="P412">Frequencia</text:p>
          </table:table-cell>
          <table:covered-table-cell/>
          <table:table-cell table:style-name="TableCell413">
            <text:p text:style-name="P414">Periodicidade em que é realizada a análise dos dados da medição.</text:p>
          </table:table-cell>
        </table:table-row>
        <table:table-row table:style-name="TableRow415">
          <table:table-cell table:style-name="TableCell416" table:number-columns-spanned="6">
            <text:p text:style-name="P417">Análi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8">
          <table:table-cell table:style-name="TableCell419" table:number-columns-spanned="6">
            <text:p text:style-name="P420">Instruções:</text:p>
            <text:p text:style-name="P421">A análise terá como foco o nível desejado pela meta, desta feita, os indicadores terão como sugestões de apoio à análise:</text:p>
            <text:p text:style-name="P422"/>
            <text:soft-page-break/>
            <text:p text:style-name="Standard"><text:span text:style-name="T423">Possíveis causas<text:s/></text:span><text:span text:style-name="T424">de desvios :</text:span><text:span text:style-name="T425"><text:s/>Sugestão de possíveis causas de desvios na medição, utiliz</text:span><text:span text:style-name="T426">a</text:span><text:span text:style-name="T427">da apenas como exemplo para apoiar a análise da medição.</text:span></text:p>
            <text:p text:style-name="P428"/>
            <text:p text:style-name="Standard"><text:span text:style-name="T429">Possíveis ações gerenciais</text:span><text:span text:style-name="T430">: Sugestão de possíveis ações gerenciais para tratamento de de</text:span><text:span text:style-name="T431">s</text:span><text:span text:style-name="T432">vios na medição, utilizada apenas<text:s/></text:span><text:span text:style-name="T433">como exemplo para apoiar a análise da medição.</text:span></text:p>
            <text:p text:style-name="P434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435">
          <table:table-cell table:style-name="TableCell436">
            <text:p text:style-name="P437">Interessados</text:p>
          </table:table-cell>
          <table:table-cell table:style-name="TableCell438" table:number-columns-spanned="5">
            <text:p text:style-name="P439">Profissionais interessados no valor e análise de medição.</text:p>
          </table:table-cell>
          <table:covered-table-cell/>
          <table:covered-table-cell/>
          <table:covered-table-cell/>
          <table:covered-table-cell/>
        </table:table-row>
        <table:table-row table:style-name="TableRow440">
          <table:table-cell table:style-name="TableCell441">
            <text:p text:style-name="P442">Nível de acesso</text:p>
          </table:table-cell>
          <table:table-cell table:style-name="TableCell443" table:number-columns-spanned="5">
            <text:p text:style-name="P444">Profissionais que devem possuir acesso de visualização aos dados da medição.</text:p>
          </table:table-cell>
          <table:covered-table-cell/>
          <table:covered-table-cell/>
          <table:covered-table-cell/>
          <table:covered-table-cell/>
        </table:table-row>
        <table:table-row table:style-name="TableRow445">
          <table:table-cell table:style-name="TableCell446">
            <text:p text:style-name="P447">Integridade dos dados</text:p>
          </table:table-cell>
          <table:table-cell table:style-name="TableCell448" table:number-columns-spanned="5">
            <text:p text:style-name="P449">Procedimento para<text:s/>garantia da integridade dos dados coletados, apurados e analisados.</text:p>
          </table:table-cell>
          <table:covered-table-cell/>
          <table:covered-table-cell/>
          <table:covered-table-cell/>
          <table:covered-table-cell/>
        </table:table-row>
        <table:table-row table:style-name="TableRow450">
          <table:table-cell table:style-name="TableCell451" table:number-columns-spanned="6">
            <text:p text:style-name="P452">Forma de Comunicação aos Interess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3">
          <table:table-cell table:style-name="TableCell454" table:number-columns-spanned="6">
            <text:p text:style-name="P455">Instrumento utilizado para apresentação do valor da medição, bem como, a sua análise e açõ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6">
          <table:table-cell table:style-name="TableCell457" table:number-columns-spanned="6">
            <text:p text:style-name="P458">M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9">
          <table:table-cell table:style-name="TableCell460" table:number-columns-spanned="6">
            <text:p text:style-name="Standard"><text:span text:style-name="T461">Valor ideal:<text:s/></text:span><text:span text:style-name="T462">valor considerado ideal para o<text:s/></text:span><text:span text:style-name="T463">valor do indicador na medição.</text:span></text:p>
            <text:p text:style-name="P464"/>
            <text:p text:style-name="Standard"><text:span text:style-name="T465">Limites para Ação Corretiva:<text:s/></text:span><text:span text:style-name="T466">Limite da medição aceito pela organização, fora deste limite a medição é considerada fora de controle e consequentemente fora da meta, e deve ser tratada por uma ação corretiva.</text:span></text:p>
            <text:p text:style-name="Standard"><text:span text:style-name="T467">Limites para Ação</text:span><text:span text:style-name="T468"><text:s/>Preventiva:<text:s/></text:span><text:span text:style-name="T469">Limite da medição utilizado como alerta pela organização, fora deste limite a medição é considerada prestes a exceder a meta e deve ser tratada por uma ação preventiva.</text:span></text:p>
            <text:p text:style-name="P4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1">
          <table:table-cell table:style-name="TableCell472">
            <text:p text:style-name="P473">Local de Armazenamento</text:p>
          </table:table-cell>
          <table:table-cell table:style-name="TableCell474" table:number-columns-spanned="5">
            <text:p text:style-name="P475">Local de armazenamento do valor da medição apurado.</text:p>
          </table:table-cell>
          <table:covered-table-cell/>
          <table:covered-table-cell/>
          <table:covered-table-cell/>
          <table:covered-table-cell/>
        </table:table-row>
        <table:table-row table:style-name="TableRow476">
          <table:table-cell table:style-name="TableCell477">
            <text:p text:style-name="P478">Abrangência</text:p>
          </table:table-cell>
          <table:table-cell table:style-name="TableCell479" table:number-columns-spanned="5">
            <text:p text:style-name="P480">Aplicabilidade da medição para os Projetos e/ou Fábrica.</text:p>
          </table: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h text:style-name="P481" text:outline-level="1"><text:bookmark-start text:name="_Toc369212608"/><text:bookmark-start text:name="_Toc369122581"/><text:bookmark-start text:name="_Toc368861007"/><text:bookmark-start text:name="_Toc369465715"/>Objetivos Estratégicos<text:bookmark-end text:name="_Toc369212608"/><text:bookmark-end text:name="_Toc369122581"/><text:bookmark-end text:name="_Toc368861007"/><text:bookmark-end text:name="_Toc369465715"/></text:h>
      <text:p text:style-name="P482"/>
      <table:table table:style-name="Table483">
        <table:table-columns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 table:number-columns-spanned="2">
            <text:p text:style-name="P488">Objetivos Estratégicos</text:p>
          </table:table-cell>
          <table:covered-table-cell/>
        </table:table-row>
        <table:table-row table:style-name="TableRow489">
          <table:table-cell table:style-name="TableCell490">
            <text:p text:style-name="P491">Demonstrar a qualidade em serviços</text:p>
          </table:table-cell>
          <table:table-cell table:style-name="TableCell492">
            <text:p text:style-name="P493">ISC – Índice de Satisfação do Cliente</text:p>
          </table:table-cell>
        </table:table-row>
        <table:table-row table:style-name="TableRow494">
          <table:table-cell table:style-name="TableCell495">
            <text:p text:style-name="P496">Cumprir orçamento</text:p>
          </table:table-cell>
          <table:table-cell table:style-name="TableCell497">
            <text:p text:style-name="P498">CPI – Índice de Desempenho de Custo</text:p>
          </table:table-cell>
        </table:table-row>
        <table:table-row table:style-name="TableRow499">
          <table:table-cell table:style-name="TableCell500">
            <text:p text:style-name="P501">Minimizar retrabalho</text:p>
          </table:table-cell>
          <table:table-cell table:style-name="TableCell502">
            <text:p text:style-name="P503">PRET – Percentual de Retrabalho</text:p>
          </table:table-cell>
        </table:table-row>
        <table:table-row table:style-name="TableRow504">
          <table:table-cell table:style-name="TableCell505">
            <text:p text:style-name="P506">Aumentar produtividade</text:p>
          </table:table-cell>
          <table:table-cell table:style-name="TableCell507">
            <text:p text:style-name="P508">PRD – Produtividade por Projeto (*)</text:p>
          </table:table-cell>
        </table:table-row>
        <table:table-row table:style-name="TableRow509">
          <table:table-cell table:style-name="TableCell510">
            <text:p text:style-name="P511">Aplicar práticas efetivas de gestão de projetos</text:p>
          </table:table-cell>
          <table:table-cell table:style-name="TableCell512">
            <text:p text:style-name="P513">PRET – Percentual de Retrabalho</text:p>
            <text:p text:style-name="P514">SPI – Índice de Desempenho de Prazo</text:p>
            <text:p text:style-name="P515">CPI – Índice de Desempenho<text:s/>de Custo</text:p>
            <text:p text:style-name="P516">ISC – Índice de Satisfação do Cliente</text:p>
          </table:table-cell>
        </table:table-row>
        <table:table-row table:style-name="TableRow517">
          <table:table-cell table:style-name="TableCell518">
            <text:p text:style-name="P519">Garantir a conformidade do processo</text:p>
          </table:table-cell>
          <table:table-cell table:style-name="TableCell520">
            <text:p text:style-name="P521">AP – Aderência ao Processo</text:p>
          </table:table-cell>
        </table:table-row>
        <table:table-row table:style-name="TableRow522">
          <table:table-cell table:style-name="TableCell523">
            <text:p text:style-name="P524">Cumprir prazos acordados</text:p>
          </table:table-cell>
          <table:table-cell table:style-name="TableCell525">
            <text:p text:style-name="P526">SPI – Índice de Desempenho de Prazo</text:p>
          </table:table-cell>
        </table:table-row>
      </table:table>
      <text:p text:style-name="P527"/>
      <text:h text:style-name="P528" text:outline-level="1"><text:bookmark-start text:name="_Toc369212609"/><text:bookmark-start text:name="_Toc369122582"/><text:bookmark-start text:name="_Toc368861008"/><text:bookmark-start text:name="_Toc369465716"/>Medições<text:bookmark-end text:name="_Toc369212609"/><text:bookmark-end text:name="_Toc369122582"/><text:bookmark-end text:name="_Toc368861008"/><text:bookmark-end text:name="_Toc369465716"/></text:h>
      <text:h text:style-name="P529" text:outline-level="2"><text:bookmark-start text:name="_Toc369212610"/><text:bookmark-start text:name="_Toc369122583"/><text:bookmark-start text:name="_Toc368861009"/><text:bookmark-start text:name="_Toc369465717"/>AP- Aderência ao processo<text:bookmark-end text:name="_Toc369212610"/><text:bookmark-end text:name="_Toc369122583"/><text:bookmark-end text:name="_Toc368861009"/><text:bookmark-end text:name="_Toc369465717"/></text:h>
      <text:p text:style-name="P530"/>
      <table:table table:style-name="Table531">
        <table:table-columns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 table:number-columns-spanned="8">
            <text:p text:style-name="P542">Dados da Med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3">
          <table:table-cell table:style-name="TableCell544">
            <text:p text:style-name="P545">Nome</text:p>
          </table:table-cell>
          <table:table-cell table:style-name="TableCell546">
            <text:p text:style-name="Normal"><text:span text:style-name="T547">Aderência ao Processo</text:span></text:p>
          </table:table-cell>
          <table:table-cell table:style-name="TableCell548" table:number-columns-spanned="5">
            <text:p text:style-name="P549">Unidade de Medida</text:p>
          </table:table-cell>
          <table:covered-table-cell/>
          <table:covered-table-cell/>
          <table:covered-table-cell/>
          <table:covered-table-cell/>
          <table:table-cell table:style-name="TableCell550">
            <text:p text:style-name="P551">%</text:p>
          </table:table-cell>
        </table:table-row>
        <table:table-row table:style-name="TableRow552">
          <table:table-cell table:style-name="TableCell553" table:number-columns-spanned="8">
            <text:p text:style-name="P554">Necessidade de Inform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555">
          <table:table-cell table:style-name="TableCell556" table:number-columns-spanned="8">
            <text:p text:style-name="Normal"><text:span text:style-name="T557">Identificar se os projetos e processos da unidade estão aderentes ao processo definido e realizar melhorias contínuas no processo.</text:span></text:p>
            <text:p text:style-name="Normal"><text:span text:style-name="T558">Garantir a conformidade dos projetos e process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9">
          <table:table-cell table:style-name="TableCell560" table:number-columns-spanned="8">
            <text:p text:style-name="P561">Objetivo de Med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2">
          <table:table-cell table:style-name="TableCell563" table:number-columns-spanned="8">
            <text:p text:style-name="Standard"><text:span text:style-name="T564">Possibilitar uma visão da maturidade dos projetos em relação à utilização dos processos defin</text:span><text:span text:style-name="T565">i</text:span><text:span text:style-name="T566">dos para o projeto,<text:s/></text:span><text:span text:style-name="T567">com o objetivo de contribuir com a qualidade esperada pela organização e pelo cliente.</text:span></text:p>
            <text:p text:style-name="P568">Garantir a conformidade do processo.</text:p>
            <text:p text:style-name="P5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0">
          <table:table-cell table:style-name="TableCell571" table:number-columns-spanned="8">
            <text:p text:style-name="P572">Procedimento<text:s/>de Cole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3">
          <table:table-cell table:style-name="TableCell574">
            <text:p text:style-name="P575">Fonte de Coleta</text:p>
          </table:table-cell>
          <table:table-cell table:style-name="TableCell576" table:number-columns-spanned="7">
            <text:p text:style-name="P577">Verificação da qualidade do processo: esta medição é extraida a partir dos resultados armazenados na planilha do MPS.Br e dos checklists executados pela equipe de qualidad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8">
          <table:table-cell table:style-name="TableCell579">
            <text:p text:style-name="P580">Responsável</text:p>
          </table:table-cell>
          <table:table-cell table:style-name="TableCell581" table:number-columns-spanned="2">
            <text:p text:style-name="P582">Analista de Qualidade</text:p>
          </table:table-cell>
          <table:covered-table-cell/>
          <table:table-cell table:style-name="TableCell583" table:number-columns-spanned="2">
            <text:p text:style-name="P584">Frequência</text:p>
          </table:table-cell>
          <table:covered-table-cell/>
          <table:table-cell table:style-name="TableCell585" table:number-columns-spanned="3">
            <text:p text:style-name="P586">A cada<text:s/>execução dos checklists e qualidade.</text:p>
          </table:table-cell>
          <table:covered-table-cell/>
          <table:covered-table-cell/>
        </table:table-row>
        <table:table-row table:style-name="TableRow587">
          <table:table-cell table:style-name="TableCell588">
            <text:p text:style-name="P589">Fórmula<text:tab/><text:tab/></text:p>
          </table:table-cell>
          <table:table-cell table:style-name="TableCell590" table:number-columns-spanned="7">
            <text:p text:style-name="P591"/>
            <text:p text:style-name="P592">AP = (ItensOK/Itens Ver – Itens NA – ItensMelh) * 100</text:p>
            <text:p text:style-name="P593"/>
            <text:p text:style-name="P594">Onde:</text:p>
            <text:p text:style-name="Standard"><text:span text:style-name="T595">Itens OK</text:span><text:span text:style-name="T596"><text:s/>= Quantidade de itens da lista verificados e ok para o projeto</text:span></text:p>
            <text:p text:style-name="Standard"><text:span text:style-name="T597">Itens Ver</text:span><text:span text:style-name="T598"><text:s/>= Quantidade de itens da lista verificados para o projeto</text:span></text:p>
            <text:p text:style-name="Standard"><text:span text:style-name="T599">Itens NA</text:span><text:span text:style-name="T600">= Quantidade de itens da lista verificados e não aplicáveis ao</text:span></text:p>
            <text:p text:style-name="P601">projeto</text:p>
            <text:p text:style-name="Standard"><text:span text:style-name="T602">Itens Melh</text:span><text:span text:style-name="T603">= Quantidade de itens da lista verificados e para os quais foi</text:span></text:p>
            <text:p text:style-name="P604">sugerida melhoria para o projeto.</text:p>
            <text:p text:style-name="P60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6">
          <table:table-cell table:style-name="TableCell607" table:number-columns-spanned="8">
            <text:p text:style-name="P608">Descrição do Procedimento de Cole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9">
          <table:table-cell table:style-name="TableCell610" table:number-columns-spanned="8">
            <text:p text:style-name="Standard"><text:span text:style-name="T611">O analista de QA realiza as verificações para cada projeto conforme Plano de Garantia da Qu</text:span><text:span text:style-name="T612">a</text:span><text:span text:style-name="T613">lidade e<text:s/></text:span><text:span text:style-name="T614">registra os resultados na LVQA (lista de verificação de QA)</text:span><text:span text:style-name="T615">.</text:span></text:p>
            <text:p text:style-name="P6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7">
          <table:table-cell table:style-name="TableCell618" table:number-columns-spanned="8">
            <text:p text:style-name="P619">Descrição do Procedimento de Apuração dos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0">
          <table:table-cell table:style-name="TableCell621" table:number-columns-spanned="8">
            <text:p text:style-name="Standard"><text:span text:style-name="T622">A cada</text:span><text:span text:style-name="T623"><text:s/>verificação de QA, será gerado na LVQA o indicador AP daquela verificação.</text:span></text:p>
            <text:p text:style-name="P6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5">
          <table:table-cell table:style-name="TableCell626">
            <text:p text:style-name="P627">Ferramenta Utilizada<text:tab/><text:tab/></text:p>
          </table:table-cell>
          <table:table-cell table:style-name="TableCell628" table:number-columns-spanned="7">
            <text:p text:style-name="P629">Excel (Lista de verificação de qualidad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0">
          <table:table-cell table:style-name="TableCell631">
            <text:p text:style-name="P632">Local de Armazenamento</text:p>
          </table:table-cell>
          <table:table-cell table:style-name="TableCell633" table:number-columns-spanned="7">
            <text:p text:style-name="P634">Repositório do projeto, na pasta da qualidad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5">
          <table:table-cell table:style-name="TableCell636" table:number-columns-spanned="8">
            <text:p text:style-name="P637">Procedimento de Análise e Armaze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8">
          <table:table-cell table:style-name="TableCell639">
            <text:p text:style-name="P640">Responsável</text:p>
          </table:table-cell>
          <table:table-cell table:style-name="TableCell641" table:number-columns-spanned="7">
            <text:p text:style-name="P642">Gerente de Proje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3">
          <table:table-cell table:style-name="TableCell644">
            <text:p text:style-name="P645">Unidade de Medida</text:p>
          </table:table-cell>
          <table:table-cell table:style-name="TableCell646" table:number-columns-spanned="3">
            <text:p text:style-name="P647">%</text:p>
          </table:table-cell>
          <table:covered-table-cell/>
          <table:covered-table-cell/>
          <table:table-cell table:style-name="TableCell648" table:number-columns-spanned="2">
            <text:p text:style-name="P649">Frequencia</text:p>
          </table:table-cell>
          <table:covered-table-cell/>
          <table:table-cell table:style-name="TableCell650" table:number-columns-spanned="2">
            <text:p text:style-name="P651">Mensal</text:p>
          </table:table-cell>
          <table:covered-table-cell/>
        </table:table-row>
        <table:table-row table:style-name="TableRow652">
          <table:table-cell table:style-name="TableCell653" table:number-columns-spanned="8">
            <text:p text:style-name="P654">Análi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5">
          <table:table-cell table:style-name="TableCell656" table:number-columns-spanned="8">
            <text:p text:style-name="P657">Instruções:</text:p>
            <text:p text:style-name="P658">O valor ideal é 100%. Quanto maior o valor melhor a aderência do projeto aos processos. O Gerente deve analisar as causas que levaram</text:p>
            <text:p text:style-name="Standard"><text:span text:style-name="T659">a não aderência no processo</text:span><text:span text:style-name="T660"><text:s/>e citar as ações que está tomando para corrigir os defeitos e g</text:span><text:span text:style-name="T661">a</text:span><text:span text:style-name="T662">rantir que nas próximas verificações os mesmos desvios não ocorrerão. A análise não se aplica para processos ainda não verificados no projeto.</text:span></text:p>
            <text:p text:style-name="P663"/>
            <text:p text:style-name="P664"/>
            <text:p text:style-name="Standard"><text:span text:style-name="T665">Possíveis causas de desvios :</text:span><text:span text:style-name="T666"><text:s/>Profissionais nã</text:span><text:span text:style-name="T667">o comprometidos com o processo, profissi</text:span><text:span text:style-name="T668">o</text:span><text:span text:style-name="T669">nais sem<text:s/></text:span><text:span text:style-name="T670">treinamentos adequados, falta de adaptações nos processos definidos para particul</text:span><text:span text:style-name="T671">a</text:span><text:span text:style-name="T672">ridades do projeto.</text:span></text:p>
            <text:p text:style-name="P673"/>
            <text:p text:style-name="Standard"><text:span text:style-name="T674">Possíveis ações gerenciais</text:span><text:span text:style-name="T675">:<text:s/></text:span><text:span text:style-name="T676">Mentoring</text:span><text:span text:style-name="T677"><text:s/></text:span><text:span text:style-name="T678">da Equipe de Qualidade no projeto, realizar trein</text:span><text:span text:style-name="T679">a</text:span><text:span text:style-name="T680">me</text:span><text:span text:style-name="T681">n</text:span><text:span text:style-name="T682">tos</text:span></text:p>
            <text:p text:style-name="P6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684">
          <table:table-cell table:style-name="TableCell685">
            <text:p text:style-name="P686">Interessados</text:p>
          </table:table-cell>
          <table:table-cell table:style-name="TableCell687" table:number-columns-spanned="7">
            <text:p text:style-name="P688">Gerente de Projeto, Equipe de Qualidade e Equipe Técnica</text:p>
            <text:p text:style-name="P6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0">
          <table:table-cell table:style-name="TableCell691">
            <text:p text:style-name="P692">Nível de acesso</text:p>
          </table:table-cell>
          <table:table-cell table:style-name="TableCell693" table:number-columns-spanned="7">
            <text:p text:style-name="P694">Gerentes e líde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5">
          <table:table-cell table:style-name="TableCell696">
            <text:p text:style-name="P697">Integridade dos dados</text:p>
          </table:table-cell>
          <table:table-cell table:style-name="TableCell698" table:number-columns-spanned="7">
            <text:p text:style-name="P699">Garantidos pelo Analista de qualidade durante os registros dos resultados das verificaçõ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0">
          <table:table-cell table:style-name="TableCell701" table:number-columns-spanned="8">
            <text:p text:style-name="P702">Forma de Comunicação aos Interess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3">
          <table:table-cell table:style-name="TableCell704" table:number-columns-spanned="8">
            <text:p text:style-name="P705">Reunião de acompanhamento com os gerentes e lídere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6">
          <table:table-cell table:style-name="TableCell707" table:number-columns-spanned="8">
            <text:p text:style-name="P708">Me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9">
          <table:table-cell table:style-name="TableCell710" table:number-columns-spanned="8">
            <text:p text:style-name="Standard"><text:span text:style-name="T711">Valor ideal:<text:s/></text:span><text:span text:style-name="T712">100%</text:span></text:p>
            <text:p text:style-name="P713"/>
            <text:p text:style-name="Standard"><text:span text:style-name="T714">Limites para Ação Corretiva:<text:s/></text:span><text:span text:style-name="T715">90%</text:span></text:p>
            <text:p text:style-name="Standard"><text:span text:style-name="T716">Limites para Ação Preventiva:<text:s/></text:span><text:span text:style-name="T717">93%</text:span></text:p>
            <text:p text:style-name="P7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19">
          <table:table-cell table:style-name="TableCell720">
            <text:p text:style-name="P721">Local de Armazenamento</text:p>
          </table:table-cell>
          <table:table-cell table:style-name="TableCell722" table:number-columns-spanned="7">
            <text:p text:style-name="P723">Repositório do Projeto, pasta de garantia da qualidad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24">
          <table:table-cell table:style-name="TableCell725">
            <text:p text:style-name="P726">Abrangência</text:p>
          </table:table-cell>
          <table:table-cell table:style-name="TableCell727" table:number-columns-spanned="7">
            <text:p text:style-name="P728">Proje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729" text:outline-level="2"><text:bookmark-start text:name="_Toc369212611"/><text:bookmark-start text:name="_Toc369122584"/><text:bookmark-start text:name="_Toc368861010"/><text:bookmark-start text:name="_Toc369465718"/>CPI –<text:s/>Índice de Desempenho de Custo<text:bookmark-end text:name="_Toc369212611"/><text:bookmark-end text:name="_Toc369122584"/><text:bookmark-end text:name="_Toc368861010"/><text:bookmark-end text:name="_Toc369465718"/></text:h>
      <text:p text:style-name="P730"/>
      <table:table table:style-name="Table731">
        <table:table-columns>
          <table:table-column table:style-name="TableColumn732"/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</table:table-columns>
        <table:table-row table:style-name="TableRow738">
          <table:table-cell table:style-name="TableCell739" table:number-columns-spanned="6">
            <text:p text:style-name="P740">Dados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1">
          <table:table-cell table:style-name="TableCell742">
            <text:p text:style-name="P743">Nome</text:p>
          </table:table-cell>
          <table:table-cell table:style-name="TableCell744">
            <text:p text:style-name="Standard"><text:span text:style-name="T745">índice de Desemp</text:span><text:span text:style-name="T746">e</text:span><text:span text:style-name="T747">nho<text:s/></text:span><text:span text:style-name="T748">de Custo</text:span></text:p>
            <text:p text:style-name="Normal"/>
          </table:table-cell>
          <table:table-cell table:style-name="TableCell749" table:number-columns-spanned="3">
            <text:p text:style-name="P750">Unidade de Medida</text:p>
          </table:table-cell>
          <table:covered-table-cell/>
          <table:covered-table-cell/>
          <table:table-cell table:style-name="TableCell751">
            <text:p text:style-name="P752">Valor absoluto</text:p>
            <text:p text:style-name="P753"/>
          </table:table-cell>
        </table:table-row>
        <table:table-row table:style-name="TableRow754">
          <table:table-cell table:style-name="TableCell755" table:number-columns-spanned="6">
            <text:p text:style-name="P756">Necessidade de Inform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7">
          <table:table-cell table:style-name="TableCell758" table:number-columns-spanned="6">
            <text:p text:style-name="Standard"><text:span text:style-name="T759">Identificar o desvio de custo do proje</text:span><text:span text:style-name="T760">to, através do indicador de índice de desempenho de custo (CPI).<text:s/></text:span><text:span text:style-name="T761">Cumprir o orçamento. Aplicar práticas efetivas de gestão de projetos.</text:span></text:p>
            <text:p text:style-name="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2">
          <table:table-cell table:style-name="TableCell763" table:number-columns-spanned="6">
            <text:p text:style-name="P764">Objetivo de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5">
          <table:table-cell table:style-name="TableCell766" table:number-columns-spanned="6">
            <text:p text:style-name="P767">Avaliar o desempenho de custos do projeto através da análise de valor agreg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8">
          <table:table-cell table:style-name="TableCell769" table:number-columns-spanned="6">
            <text:p text:style-name="P770">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1">
          <table:table-cell table:style-name="TableCell772">
            <text:p text:style-name="P773">Fonte de Coleta</text:p>
          </table:table-cell>
          <table:table-cell table:style-name="TableCell774" table:number-columns-spanned="5">
            <text:p text:style-name="Standard"><text:span text:style-name="T775">Valores de custo planejado, % concluído e</text:span><text:span text:style-name="T776"><text:s/>custo realizado das<text:s/></text:span><text:span text:style-name="T777">tarefas registrados pelo gerente e pela equipe.</text:span></text:p>
            <text:p text:style-name="P778"/>
          </table:table-cell>
          <table:covered-table-cell/>
          <table:covered-table-cell/>
          <table:covered-table-cell/>
          <table:covered-table-cell/>
        </table:table-row>
        <table:table-row table:style-name="TableRow779">
          <table:table-cell table:style-name="TableCell780">
            <text:p text:style-name="P781">Responsável</text:p>
          </table:table-cell>
          <table:table-cell table:style-name="TableCell782" table:number-columns-spanned="2">
            <text:p text:style-name="P783">Gerente de Projeto e</text:p>
            <text:p text:style-name="P784">equipe do projeto</text:p>
            <text:p text:style-name="P785"/>
          </table:table-cell>
          <table:covered-table-cell/>
          <table:table-cell table:style-name="TableCell786">
            <text:p text:style-name="P787">Frequência</text:p>
          </table:table-cell>
          <table:table-cell table:style-name="TableCell788" table:number-columns-spanned="2">
            <text:p text:style-name="P789"><text:span text:style-name="T790">Salvamento de linha<text:s/></text:span><text:span text:style-name="T791">de base do cronograma.</text:span></text:p>
            <text:p text:style-name="P792"/>
          </table:table-cell>
          <table:covered-table-cell/>
        </table:table-row>
        <table:table-row table:style-name="TableRow793">
          <table:table-cell table:style-name="TableCell794">
            <text:p text:style-name="P795">Fórmula<text:tab/><text:tab/></text:p>
          </table:table-cell>
          <table:table-cell table:style-name="TableCell796" table:number-columns-spanned="5">
            <text:p text:style-name="P797">CPI = <text:s/>(Valor Agregado/Custo Atual)</text:p>
            <text:p text:style-name="P798"/>
            <text:p text:style-name="P799">Onde:</text:p>
            <text:p text:style-name="Standard"><text:span text:style-name="T800">Valor Agregado (EV)<text:s/></text:span><text:span text:style-name="T801">=<text:s/></text:span><text:span text:style-name="T802">Valor orçado do trabalho realizado, ou seja valor</text:span></text:p>
            <text:p text:style-name="Standard"><text:span text:style-name="T803">financeiro que foi realizado pelo projeto até o momento através da ex</text:span><text:span text:style-name="T804">e</text:span><text:span text:style-name="T805">cução de suas atividades.</text:span></text:p>
            <text:p text:style-name="Standard"><text:span text:style-name="T806">Custo Atual (AC)<text:s/></text:span><text:span text:style-name="T807">= Custo total do trabalho realizado, ou seja, valor f</text:span><text:span text:style-name="T808">i</text:span><text:span text:style-name="T809">nanceiro que foi gasto até o momento n</text:span><text:span text:style-name="T810">a execução das tarefas do proj</text:span><text:span text:style-name="T811">e</text:span><text:span text:style-name="T812">to.</text:span></text:p>
            <text:p text:style-name="P813"/>
            <text:p text:style-name="P814"/>
          </table:table-cell>
          <table:covered-table-cell/>
          <table:covered-table-cell/>
          <table:covered-table-cell/>
          <table:covered-table-cell/>
        </table:table-row>
        <table:table-row table:style-name="TableRow815">
          <table:table-cell table:style-name="TableCell816" table:number-columns-spanned="6">
            <text:p text:style-name="P817">Descrição do 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18">
          <table:table-cell table:style-name="TableCell819" table:number-columns-spanned="6">
            <text:p text:style-name="P820"/>
            <text:p text:style-name="Standard"><text:span text:style-name="T821">O Gerente de Projeto<text:s/></text:span><text:span text:style-name="T822">planeja as atividades e solicita o salvamento da linha de base do</text:span></text:p>
            <text:p text:style-name="P823">cronograma do projeto. O gerente de Projeto registra o percentual concluído de cada tarefa.</text:p>
            <text:p text:style-name="P824">Os membros da equipe do projeto registram no TFS o esforço despendido em atividades do</text:p>
            <text:p text:style-name="P825">cronograma do projeto viabilizando o cálculo do custo real de cada atividade e a avaliação</text:p>
            <text:p text:style-name="P826">planejado vs realizado.</text:p>
            <text:p text:style-name="P8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28"/>
      <table:table table:style-name="Table829">
        <table:table-columns>
          <table:table-column table:style-name="TableColumn830"/>
          <table:table-column table:style-name="TableColumn831"/>
          <table:table-column table:style-name="TableColumn832"/>
          <table:table-column table:style-name="TableColumn833"/>
          <table:table-column table:style-name="TableColumn834"/>
          <table:table-column table:style-name="TableColumn835"/>
        </table:table-columns>
        <table:table-header-rows>
          <table:table-row table:style-name="TableRow836">
            <table:table-cell table:style-name="TableCell837" table:number-columns-spanned="6">
              <text:p text:style-name="P838">Descrição do Procedimento de Apuração dos Dado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839">
          <table:table-cell table:style-name="TableCell840" table:number-columns-spanned="6">
            <text:p text:style-name="Standard"><text:span text:style-name="T841">A cada verificação do GP é gerado um linha de base.</text:span></text:p>
            <text:p text:style-name="P8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3">
          <table:table-cell table:style-name="TableCell844" table:number-columns-spanned="2">
            <text:p text:style-name="P845">Ferramenta Utilizada<text:tab/><text:tab/></text:p>
          </table:table-cell>
          <table:covered-table-cell/>
          <table:table-cell table:style-name="TableCell846" table:number-columns-spanned="4">
            <text:p text:style-name="P847">Excel (Lista de verificação de custo)</text:p>
          </table:table-cell>
          <table:covered-table-cell/>
          <table:covered-table-cell/>
          <table:covered-table-cell/>
        </table:table-row>
        <table:table-row table:style-name="TableRow848">
          <table:table-cell table:style-name="TableCell849" table:number-columns-spanned="2">
            <text:p text:style-name="P850">Local de Armazenamento</text:p>
          </table:table-cell>
          <table:covered-table-cell/>
          <table:table-cell table:style-name="TableCell851" table:number-columns-spanned="4">
            <text:p text:style-name="P852">Repositório do projeto, na pasta de gerência de projeto</text:p>
          </table:table-cell>
          <table:covered-table-cell/>
          <table:covered-table-cell/>
          <table:covered-table-cell/>
        </table:table-row>
        <table:table-row table:style-name="TableRow853">
          <table:table-cell>
            <text:p text:style-name="P854"/>
          </table:table-cell>
          <table:table-cell table:style-name="TableCell855" table:number-columns-spanned="5">
            <text:p text:style-name="P854">Procedimento de Análise e Armazenamento</text:p>
          </table:table-cell>
          <table:covered-table-cell/>
          <table:covered-table-cell/>
          <table:covered-table-cell/>
          <table:covered-table-cell/>
        </table:table-row>
        <table:table-row table:style-name="TableRow856">
          <table:table-cell>
            <text:p text:style-name="P857"/>
          </table:table-cell>
          <table:table-cell table:style-name="TableCell858" table:number-columns-spanned="2">
            <text:p text:style-name="P857">Responsável</text:p>
          </table:table-cell>
          <table:covered-table-cell/>
          <table:table-cell table:style-name="TableCell859" table:number-columns-spanned="3">
            <text:p text:style-name="P860">Gerente de Projeto</text:p>
          </table:table-cell>
          <table:covered-table-cell/>
          <table:covered-table-cell/>
        </table:table-row>
        <table:table-row table:style-name="TableRow861">
          <table:table-cell>
            <text:p text:style-name="P862"/>
          </table:table-cell>
          <table:table-cell table:style-name="TableCell863" table:number-columns-spanned="2">
            <text:p text:style-name="P862">Unidade de Medida</text:p>
          </table:table-cell>
          <table:covered-table-cell/>
          <table:table-cell table:style-name="TableCell864">
            <text:p text:style-name="P865">Valor absoluto</text:p>
          </table:table-cell>
          <table:table-cell table:style-name="TableCell866">
            <text:p text:style-name="P867">Frequencia</text:p>
          </table:table-cell>
          <table:table-cell table:style-name="TableCell868">
            <text:p text:style-name="P869">Mensal</text:p>
          </table:table-cell>
        </table:table-row>
        <table:table-row table:style-name="TableRow870">
          <table:table-cell>
            <text:p text:style-name="P871"/>
          </table:table-cell>
          <table:table-cell table:style-name="TableCell872" table:number-columns-spanned="5">
            <text:p text:style-name="P871">Análise</text:p>
          </table:table-cell>
          <table:covered-table-cell/>
          <table:covered-table-cell/>
          <table:covered-table-cell/>
          <table:covered-table-cell/>
        </table:table-row>
        <table:table-row table:style-name="TableRow873">
          <table:table-cell>
            <text:p text:style-name="P874"/>
          </table:table-cell>
          <table:table-cell table:style-name="TableCell875" table:number-columns-spanned="5">
            <text:p text:style-name="P874">Instruções:</text:p>
            <text:p text:style-name="P876">O valor ideal é 1.</text:p>
            <text:p text:style-name="Standard"><text:span text:style-name="T877">O valor maior que 1 é bom e significa que o projeto está gastando menos para realizar o trab</text:span><text:span text:style-name="T878">a</text:span><text:span text:style-name="T879">lho previsto (Custo Atual &lt;</text:span><text:span text:style-name="T880"><text:s/>Valor Agregado). Valor menor que 1 é ruim e significa que o projeto está gastando mais para realizar o trabalho previsto (Custo Atual &gt; Valor Agregado).</text:span></text:p>
            <text:p text:style-name="P881"/>
            <text:p text:style-name="Standard"><text:span text:style-name="T882">Possíveis causas de desvios :</text:span></text:p>
            <text:p text:style-name="Standard"><text:span text:style-name="T883">Baixa produtividade dos profissionais do projeto, planejamento e contr</text:span><text:span text:style-name="T884">ole da alocação dos pr</text:span><text:span text:style-name="T885">o</text:span><text:span text:style-name="T886">fissionais inadequado à complexidade das atividades do projeto, alto custo da equipe alocada ao projeto, Linha de Base do cronograma desatualizada,</text:span></text:p>
            <text:p text:style-name="P887"/>
            <text:p text:style-name="Standard"><text:span text:style-name="T888">Possíveis ações gerenciais</text:span><text:span text:style-name="T889">:</text:span></text:p>
            <text:p text:style-name="Standard"><text:span text:style-name="T890">Replanejamento da equipe do projeto, envolvendo adequaç</text:span><text:span text:style-name="T891">ão dos<text:s/></text:span><text:span text:style-name="T892">perfis X salários nece</text:span><text:span text:style-name="T893">s</text:span><text:span text:style-name="T894">sários para a execução das atividades, realocação de profissionais mais experientes para ativ</text:span><text:span text:style-name="T895">i</text:span><text:span text:style-name="T896">dades mais complexas, obter a aprovação do planejamento ou de mudanças no projeto a fim de atualizar a Linha de Base do cronograma.</text:span></text:p>
            <text:p text:style-name="P897"/>
          </table:table-cell>
          <table:covered-table-cell/>
          <table:covered-table-cell/>
          <table:covered-table-cell/>
          <table:covered-table-cell/>
        </table:table-row>
        <table:table-row table:style-name="TableRow898">
          <table:table-cell>
            <text:p text:style-name="P899"/>
          </table:table-cell>
          <table:table-cell table:style-name="TableCell900" table:number-columns-spanned="2">
            <text:p text:style-name="P899">Interessados</text:p>
          </table:table-cell>
          <table:covered-table-cell/>
          <table:table-cell table:style-name="TableCell901" table:number-columns-spanned="3">
            <text:p text:style-name="P902">Gerente de Projetos</text:p>
          </table:table-cell>
          <table:covered-table-cell/>
          <table:covered-table-cell/>
        </table:table-row>
        <table:table-row table:style-name="TableRow903">
          <table:table-cell>
            <text:p text:style-name="P904"/>
          </table:table-cell>
          <table:table-cell table:style-name="TableCell905" table:number-columns-spanned="2">
            <text:p text:style-name="P904">Nível de acesso</text:p>
          </table:table-cell>
          <table:covered-table-cell/>
          <table:table-cell table:style-name="TableCell906" table:number-columns-spanned="3">
            <text:p text:style-name="P907">Gerentes e líderes</text:p>
          </table:table-cell>
          <table:covered-table-cell/>
          <table:covered-table-cell/>
        </table:table-row>
        <table:table-row table:style-name="TableRow908">
          <table:table-cell>
            <text:p text:style-name="P909"/>
          </table:table-cell>
          <table:table-cell table:style-name="TableCell910" table:number-columns-spanned="2">
            <text:p text:style-name="P909">Integridade dos dados</text:p>
          </table:table-cell>
          <table:covered-table-cell/>
          <table:table-cell table:style-name="TableCell911" table:number-columns-spanned="3">
            <text:p text:style-name="P912">O Analista de qualidade acompanha durante as verificações se a linha de base do cronograma do projeto foi salva.</text:p>
          </table:table-cell>
          <table:covered-table-cell/>
          <table:covered-table-cell/>
        </table:table-row>
        <table:table-row table:style-name="TableRow913">
          <table:table-cell>
            <text:p text:style-name="P914"/>
          </table:table-cell>
          <table:table-cell table:style-name="TableCell915" table:number-columns-spanned="5">
            <text:p text:style-name="P914">Forma de Comunicação aos Interessados</text:p>
          </table:table-cell>
          <table:covered-table-cell/>
          <table:covered-table-cell/>
          <table:covered-table-cell/>
          <table:covered-table-cell/>
        </table:table-row>
        <table:table-row table:style-name="TableRow916">
          <table:table-cell>
            <text:p text:style-name="P917"/>
          </table:table-cell>
          <table:table-cell table:style-name="TableCell918" table:number-columns-spanned="5">
            <text:p text:style-name="P917">Reunião<text:s/>de acompanhamento com a equipe.</text:p>
          </table:table-cell>
          <table:covered-table-cell/>
          <table:covered-table-cell/>
          <table:covered-table-cell/>
          <table:covered-table-cell/>
        </table:table-row>
        <table:table-row table:style-name="TableRow919">
          <table:table-cell>
            <text:p text:style-name="P920"/>
          </table:table-cell>
          <table:table-cell table:style-name="TableCell921" table:number-columns-spanned="5">
            <text:p text:style-name="P920">Meta</text:p>
          </table:table-cell>
          <table:covered-table-cell/>
          <table:covered-table-cell/>
          <table:covered-table-cell/>
          <table:covered-table-cell/>
        </table:table-row>
        <table:table-row table:style-name="TableRow922">
          <table:table-cell>
            <text:p text:style-name="P923"/>
          </table:table-cell>
          <table:table-cell table:style-name="TableCell924" table:number-columns-spanned="5">
            <text:p text:style-name="P923"><text:span text:style-name="T925">Valor ideal: <text:s/>1</text:span></text:p>
            <text:p text:style-name="P926"/>
            <text:p text:style-name="Standard"><text:span text:style-name="T927">Limites para Ação Corretiva: 0,85</text:span></text:p>
            <text:p text:style-name="Standard"><text:span text:style-name="T928">Limites para Ação Preventiva: 0,90</text:span></text:p>
            <text:p text:style-name="P929"/>
          </table:table-cell>
          <table:covered-table-cell/>
          <table:covered-table-cell/>
          <table:covered-table-cell/>
          <table:covered-table-cell/>
        </table:table-row>
        <table:table-row table:style-name="TableRow930">
          <table:table-cell>
            <text:p text:style-name="P931"/>
          </table:table-cell>
          <table:table-cell table:style-name="TableCell932" table:number-columns-spanned="2">
            <text:p text:style-name="P931">Local de Armazenamento</text:p>
          </table:table-cell>
          <table:covered-table-cell/>
          <table:table-cell table:style-name="TableCell933" table:number-columns-spanned="3">
            <text:p text:style-name="P934">Deve ser gerado um tickets para que o gerente de projeto execute esta atividade.</text:p>
          </table:table-cell>
          <table:covered-table-cell/>
          <table:covered-table-cell/>
        </table:table-row>
        <table:table-row table:style-name="TableRow935">
          <table:table-cell>
            <text:p text:style-name="P936"/>
          </table:table-cell>
          <table:table-cell table:style-name="TableCell937" table:number-columns-spanned="2">
            <text:p text:style-name="P936">Abrangência</text:p>
          </table:table-cell>
          <table:covered-table-cell/>
          <table:table-cell table:style-name="TableCell938" table:number-columns-spanned="3">
            <text:p text:style-name="P939">Projeto</text:p>
          </table:table-cell>
          <table:covered-table-cell/>
          <table:covered-table-cell/>
        </table:table-row>
      </table:table>
      <text:p text:style-name="P940"/>
      <text:h text:style-name="P941" text:outline-level="2"><text:bookmark-start text:name="_Toc369212612"/><text:bookmark-start text:name="_Toc369122585"/><text:bookmark-start text:name="_Toc368861011"/><text:bookmark-start text:name="_Toc369465719"/><text:soft-page-break/>ISC – Índice de Satisfação do Cliente<text:bookmark-end text:name="_Toc369212612"/><text:bookmark-end text:name="_Toc369122585"/><text:bookmark-end text:name="_Toc368861011"/><text:bookmark-end text:name="_Toc369465719"/></text:h>
      <text:p text:style-name="P942"/>
      <table:table table:style-name="Table943">
        <table:table-columns>
          <table:table-column table:style-name="TableColumn944"/>
          <table:table-column table:style-name="TableColumn945"/>
          <table:table-column table:style-name="TableColumn946"/>
          <table:table-column table:style-name="TableColumn947"/>
          <table:table-column table:style-name="TableColumn948"/>
          <table:table-column table:style-name="TableColumn949"/>
        </table:table-columns>
        <table:table-row table:style-name="TableRow950">
          <table:table-cell table:style-name="TableCell951" table:number-columns-spanned="6">
            <text:p text:style-name="P952">Dados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53">
          <table:table-cell table:style-name="TableCell954">
            <text:p text:style-name="P955">Nome</text:p>
          </table:table-cell>
          <table:table-cell table:style-name="TableCell956">
            <text:p text:style-name="Normal"><text:span text:style-name="T957">Índice de satisfação do Cliente</text:span></text:p>
          </table:table-cell>
          <table:table-cell table:style-name="TableCell958" table:number-columns-spanned="3">
            <text:p text:style-name="P959">Unidade de Medida</text:p>
          </table:table-cell>
          <table:covered-table-cell/>
          <table:covered-table-cell/>
          <table:table-cell table:style-name="TableCell960">
            <text:p text:style-name="P961">%</text:p>
          </table:table-cell>
        </table:table-row>
        <table:table-row table:style-name="TableRow962">
          <table:table-cell table:style-name="TableCell963" table:number-columns-spanned="6">
            <text:p text:style-name="P964">Necessidade de Inform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5">
          <table:table-cell table:style-name="TableCell966" table:number-columns-spanned="6">
            <text:p text:style-name="Standard"><text:span text:style-name="T967">Demonstrar histórico de qualidade em serviç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8">
          <table:table-cell table:style-name="TableCell969" table:number-columns-spanned="6">
            <text:p text:style-name="P970">Objetivo de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1">
          <table:table-cell table:style-name="TableCell972" table:number-columns-spanned="6">
            <text:p text:style-name="Standard"><text:span text:style-name="T973">Avaliar o a satisfação do cliente em<text:s/></text:span><text:span text:style-name="T974">relação aos serviços prestados pelos projet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5">
          <table:table-cell table:style-name="TableCell976" table:number-columns-spanned="6">
            <text:p text:style-name="P977">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8">
          <table:table-cell table:style-name="TableCell979">
            <text:p text:style-name="P980">Fonte de Coleta</text:p>
          </table:table-cell>
          <table:table-cell table:style-name="TableCell981" table:number-columns-spanned="5">
            <text:p text:style-name="P982">Questionário de Satisfação do Cliente.</text:p>
          </table:table-cell>
          <table:covered-table-cell/>
          <table:covered-table-cell/>
          <table:covered-table-cell/>
          <table:covered-table-cell/>
        </table:table-row>
        <table:table-row table:style-name="TableRow983">
          <table:table-cell table:style-name="TableCell984">
            <text:p text:style-name="P985">Responsável</text:p>
          </table:table-cell>
          <table:table-cell table:style-name="TableCell986" table:number-columns-spanned="2">
            <text:p text:style-name="P987">Cliente e Gerente de Projetos</text:p>
          </table:table-cell>
          <table:covered-table-cell/>
          <table:table-cell table:style-name="TableCell988">
            <text:p text:style-name="P989">Frequência</text:p>
          </table:table-cell>
          <table:table-cell table:style-name="TableCell990" table:number-columns-spanned="2">
            <text:p text:style-name="P991">1 vez a cada 2 meses</text:p>
          </table:table-cell>
          <table:covered-table-cell/>
        </table:table-row>
        <table:table-row table:style-name="TableRow992">
          <table:table-cell table:style-name="TableCell993">
            <text:p text:style-name="P994">Fórmula<text:tab/><text:tab/></text:p>
          </table:table-cell>
          <table:table-cell table:style-name="TableCell995" table:number-columns-spanned="5">
            <text:p text:style-name="P996">ISC = (Itens satisfatórios<text:s/>acumulados/total de itens acumulados)*100</text:p>
            <text:p text:style-name="P997"/>
            <text:p text:style-name="P998">Onde:</text:p>
            <text:p text:style-name="P999">Itens satisfatórios = número de itens do questionário, com avaliações, “bom = 4” ou “muito bom = 5”</text:p>
            <text:p text:style-name="P1000">Totoso os itens = total de itens do questionário</text:p>
            <text:p text:style-name="P1001"/>
            <text:p text:style-name="P1002"/>
          </table:table-cell>
          <table:covered-table-cell/>
          <table:covered-table-cell/>
          <table:covered-table-cell/>
          <table:covered-table-cell/>
        </table:table-row>
        <table:table-row table:style-name="TableRow1003">
          <table:table-cell table:style-name="TableCell1004" table:number-columns-spanned="6">
            <text:p text:style-name="P1005">Descrição do 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6">
          <table:table-cell table:style-name="TableCell1007" table:number-columns-spanned="6">
            <text:p text:style-name="P1008">O cliente preenche<text:s/>o questionário de satisfação do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9">
          <table:table-cell table:style-name="TableCell1010" table:number-columns-spanned="6">
            <text:p text:style-name="P1011">Descrição do Procedimento de Apuração dos Dado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12"/>
      <table:table table:style-name="Table1013">
        <table:table-columns>
          <table:table-column table:style-name="TableColumn1014"/>
          <table:table-column table:style-name="TableColumn1015"/>
          <table:table-column table:style-name="TableColumn1016"/>
          <table:table-column table:style-name="TableColumn1017"/>
        </table:table-columns>
        <table:table-header-rows>
          <table:table-row table:style-name="TableRow1018">
            <table:table-cell table:style-name="TableCell1019" table:number-columns-spanned="4">
              <text:p text:style-name="Standard"><text:span text:style-name="T1020">O gerente do projeto obtêm do questionário de satisfação do cliente os dados para cálculo da medição.</text:span></text:p>
            </table:table-cell>
            <table:covered-table-cell/>
            <table:covered-table-cell/>
            <table:covered-table-cell/>
          </table:table-row>
        </table:table-header-rows>
        <table:table-row table:style-name="TableRow1021">
          <table:table-cell table:style-name="TableCell1022">
            <text:p text:style-name="P1023">Ferramenta Utilizada<text:tab/><text:tab/></text:p>
          </table:table-cell>
          <table:table-cell table:style-name="TableCell1024" table:number-columns-spanned="3">
            <text:p text:style-name="P1025">Excel (Lista de verificação de custo)</text:p>
          </table:table-cell>
          <table:covered-table-cell/>
          <table:covered-table-cell/>
        </table:table-row>
        <table:table-row table:style-name="TableRow1026">
          <table:table-cell table:style-name="TableCell1027">
            <text:p text:style-name="P1028">Local de Armazenamento</text:p>
          </table:table-cell>
          <table:table-cell table:style-name="TableCell1029" table:number-columns-spanned="3">
            <text:p text:style-name="P1030">Os questionários de satisfação são armazenados na ferramenta de controle de versão,</text:p>
            <text:p text:style-name="P1031"/>
          </table:table-cell>
          <table:covered-table-cell/>
          <table:covered-table-cell/>
        </table:table-row>
        <table:table-row table:style-name="TableRow1032">
          <table:table-cell table:style-name="TableCell1033" table:number-columns-spanned="4">
            <text:p text:style-name="P1034">Procedimento de Análise e Armazenamento</text:p>
          </table:table-cell>
          <table:covered-table-cell/>
          <table:covered-table-cell/>
          <table:covered-table-cell/>
        </table:table-row>
        <table:table-row table:style-name="TableRow1035">
          <table:table-cell table:style-name="TableCell1036">
            <text:p text:style-name="P1037">Responsável</text:p>
          </table:table-cell>
          <table:table-cell table:style-name="TableCell1038" table:number-columns-spanned="3">
            <text:p text:style-name="P1039">Gerente de Projetos</text:p>
          </table:table-cell>
          <table:covered-table-cell/>
          <table:covered-table-cell/>
        </table:table-row>
        <table:table-row table:style-name="TableRow1040">
          <table:table-cell table:style-name="TableCell1041">
            <text:p text:style-name="P1042">Unidade de Medida</text:p>
          </table:table-cell>
          <table:table-cell table:style-name="TableCell1043">
            <text:p text:style-name="P1044">%</text:p>
          </table:table-cell>
          <table:table-cell table:style-name="TableCell1045">
            <text:p text:style-name="P1046">Frequencia</text:p>
          </table:table-cell>
          <table:table-cell table:style-name="TableCell1047">
            <text:p text:style-name="P1048">Mensal</text:p>
          </table:table-cell>
        </table:table-row>
        <table:table-row table:style-name="TableRow1049">
          <table:table-cell table:style-name="TableCell1050" table:number-columns-spanned="4">
            <text:p text:style-name="P1051">Análise</text:p>
          </table:table-cell>
          <table:covered-table-cell/>
          <table:covered-table-cell/>
          <table:covered-table-cell/>
        </table:table-row>
        <table:table-row table:style-name="TableRow1052">
          <table:table-cell table:style-name="TableCell1053" table:number-columns-spanned="4">
            <text:p text:style-name="P1054">Instruções:</text:p>
            <text:p text:style-name="Standard"><text:span text:style-name="T1055">O valor<text:s/></text:span><text:span text:style-name="T1056">ideal é 100%. Quanto maior o valor melhor estará sendo avaliado o resultado do<text:s/></text:span><text:span text:style-name="T1057">trab</text:span><text:span text:style-name="T1058">a</text:span><text:span text:style-name="T1059">lho do projeto.</text:span></text:p>
          </table:table-cell>
          <table:covered-table-cell/>
          <table:covered-table-cell/>
          <table:covered-table-cell/>
        </table:table-row>
        <table:table-row table:style-name="TableRow1060">
          <table:table-cell table:style-name="TableCell1061">
            <text:p text:style-name="P1062">Interessados</text:p>
          </table:table-cell>
          <table:table-cell table:style-name="TableCell1063" table:number-columns-spanned="3">
            <text:p text:style-name="P1064">Gerente de Projetos</text:p>
          </table:table-cell>
          <table:covered-table-cell/>
          <table:covered-table-cell/>
        </table:table-row>
        <table:table-row table:style-name="TableRow1065">
          <table:table-cell table:style-name="TableCell1066">
            <text:p text:style-name="P1067">Nível de acesso</text:p>
          </table:table-cell>
          <table:table-cell table:style-name="TableCell1068" table:number-columns-spanned="3">
            <text:p text:style-name="P1069">Gerente de Projetos e líderes.</text:p>
          </table:table-cell>
          <table:covered-table-cell/>
          <table:covered-table-cell/>
        </table:table-row>
        <table:table-row table:style-name="TableRow1070">
          <table:table-cell table:style-name="TableCell1071">
            <text:p text:style-name="P1072">Integridade dos dados</text:p>
          </table:table-cell>
          <table:table-cell table:style-name="TableCell1073" table:number-columns-spanned="3">
            <text:p text:style-name="P1074">O analista de qualidade verifica a aplicação do<text:s/>questionário de satisfação do cliente.</text:p>
          </table:table-cell>
          <table:covered-table-cell/>
          <table:covered-table-cell/>
        </table:table-row>
        <table:table-row table:style-name="TableRow1075">
          <table:table-cell table:style-name="TableCell1076" table:number-columns-spanned="4">
            <text:p text:style-name="P1077">Forma de Comunicação aos Interessados</text:p>
          </table:table-cell>
          <table:covered-table-cell/>
          <table:covered-table-cell/>
          <table:covered-table-cell/>
        </table:table-row>
        <table:table-row table:style-name="TableRow1078">
          <table:table-cell table:style-name="TableCell1079" table:number-columns-spanned="4">
            <text:p text:style-name="P1080">Reunião de acompanhamento com os integrantes do projeto.</text:p>
          </table:table-cell>
          <table:covered-table-cell/>
          <table:covered-table-cell/>
          <table:covered-table-cell/>
        </table:table-row>
        <table:table-row table:style-name="TableRow1081">
          <table:table-cell table:style-name="TableCell1082" table:number-columns-spanned="4">
            <text:p text:style-name="P1083">Meta</text:p>
          </table:table-cell>
          <table:covered-table-cell/>
          <table:covered-table-cell/>
          <table:covered-table-cell/>
        </table:table-row>
        <table:table-row table:style-name="TableRow1084">
          <table:table-cell table:style-name="TableCell1085" table:number-columns-spanned="4">
            <text:p text:style-name="Standard"><text:span text:style-name="T1086">Valor ideal: 100%</text:span></text:p>
            <text:p text:style-name="P1087"/>
            <text:p text:style-name="Standard"><text:span text:style-name="T1088">Limites para Ação Corretiva: 75%</text:span></text:p>
            <text:p text:style-name="Standard"><text:span text:style-name="T1089">Limites para Ação Preventiva: 85%</text:span></text:p>
            <text:p text:style-name="P1090"/>
          </table:table-cell>
          <table:covered-table-cell/>
          <table:covered-table-cell/>
          <table:covered-table-cell/>
        </table:table-row>
        <text:soft-page-break/>
        <table:table-row table:style-name="TableRow1091">
          <table:table-cell table:style-name="TableCell1092">
            <text:p text:style-name="P1093">Local de Armazenamento</text:p>
          </table:table-cell>
          <table:table-cell table:style-name="TableCell1094" table:number-columns-spanned="3">
            <text:p text:style-name="P1095">Deve ser criado um ticket para a execução e registro desta atividade.</text:p>
          </table:table-cell>
          <table:covered-table-cell/>
          <table:covered-table-cell/>
        </table:table-row>
        <table:table-row table:style-name="TableRow1096">
          <table:table-cell table:style-name="TableCell1097">
            <text:p text:style-name="P1098">Abrangência</text:p>
          </table:table-cell>
          <table:table-cell table:style-name="TableCell1099" table:number-columns-spanned="3">
            <text:p text:style-name="P1100">Projeto</text:p>
          </table:table-cell>
          <table:covered-table-cell/>
          <table:covered-table-cell/>
        </table:table-row>
      </table:table>
      <text:h text:style-name="P1101" text:outline-level="2"/>
      <text:h text:style-name="P1102" text:outline-level="2"><text:bookmark-start text:name="_Toc369212613"/><text:bookmark-start text:name="_Toc369122586"/><text:bookmark-start text:name="_Toc368861012"/><text:bookmark-start text:name="_Toc369465720"/>PDR – Produtividade por Projeto<text:bookmark-end text:name="_Toc369212613"/><text:bookmark-end text:name="_Toc369122586"/><text:bookmark-end text:name="_Toc368861012"/><text:bookmark-end text:name="_Toc369465720"/></text:h>
      <text:p text:style-name="P1103"/>
      <table:table table:style-name="Table1104">
        <table:table-columns>
          <table:table-column table:style-name="TableColumn1105"/>
          <table:table-column table:style-name="TableColumn1106"/>
          <table:table-column table:style-name="TableColumn1107"/>
          <table:table-column table:style-name="TableColumn1108"/>
          <table:table-column table:style-name="TableColumn1109"/>
          <table:table-column table:style-name="TableColumn1110"/>
        </table:table-columns>
        <table:table-row table:style-name="TableRow1111">
          <table:table-cell table:style-name="TableCell1112" table:number-columns-spanned="6">
            <text:p text:style-name="P1113">Dados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4">
          <table:table-cell table:style-name="TableCell1115">
            <text:p text:style-name="P1116">Nome</text:p>
          </table:table-cell>
          <table:table-cell table:style-name="TableCell1117">
            <text:p text:style-name="Normal"><text:span text:style-name="T1118">Produtividade por projeto</text:span></text:p>
          </table:table-cell>
          <table:table-cell table:style-name="TableCell1119" table:number-columns-spanned="3">
            <text:p text:style-name="P1120">Unidade de Medida</text:p>
          </table:table-cell>
          <table:covered-table-cell/>
          <table:covered-table-cell/>
          <table:table-cell table:style-name="TableCell1121">
            <text:p text:style-name="P1122">Horas por ponto de função h/pf</text:p>
          </table:table-cell>
        </table:table-row>
        <table:table-row table:style-name="TableRow1123">
          <table:table-cell table:style-name="TableCell1124" table:number-columns-spanned="6">
            <text:p text:style-name="P1125">Necessidade de Inform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6">
          <table:table-cell table:style-name="TableCell1127" table:number-columns-spanned="6">
            <text:p text:style-name="Standard"><text:span text:style-name="T1128">Identificar a produtividade média realizada em projetos de software. Aumentar a produtividade.</text:span></text:p>
            <text:p text:style-name="Standard"><text:span text:style-name="T1129">Aumentar a precisão das estimativas</text:span><text:span text:style-name="T1130">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1">
          <table:table-cell table:style-name="TableCell1132" table:number-columns-spanned="6">
            <text:p text:style-name="P1133">Objetivo de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4">
          <table:table-cell table:style-name="TableCell1135" table:number-columns-spanned="6">
            <text:p text:style-name="Standard"><text:span text:style-name="T1136">Avaliar a produtividade realizada nos proje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7">
          <table:table-cell table:style-name="TableCell1138" table:number-columns-spanned="6">
            <text:p text:style-name="P1139">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40">
          <table:table-cell table:style-name="TableCell1141">
            <text:p text:style-name="P1142">Fonte de Coleta</text:p>
          </table:table-cell>
          <table:table-cell table:style-name="TableCell1143" table:number-columns-spanned="5">
            <text:p text:style-name="Standard"><text:span text:style-name="T1144">Esforço<text:s/></text:span><text:span text:style-name="T1145">gasto na realização das tarefas do projeto registrado pelo<text:s/></text:span><text:span text:style-name="T1146">gere</text:span><text:span text:style-name="T1147">n</text:span><text:span text:style-name="T1148">te e pela equipe no Redmine.</text:span></text:p>
            <text:p text:style-name="P1149"/>
          </table:table-cell>
          <table:covered-table-cell/>
          <table:covered-table-cell/>
          <table:covered-table-cell/>
          <table:covered-table-cell/>
        </table:table-row>
        <table:table-row table:style-name="TableRow1150">
          <table:table-cell table:style-name="TableCell1151">
            <text:p text:style-name="P1152">Responsável</text:p>
          </table:table-cell>
          <table:table-cell table:style-name="TableCell1153" table:number-columns-spanned="2">
            <text:p text:style-name="P1154">Equipe do Projeto</text:p>
          </table:table-cell>
          <table:covered-table-cell/>
          <table:table-cell table:style-name="TableCell1155">
            <text:p text:style-name="P1156">Frequência</text:p>
          </table:table-cell>
          <table:table-cell table:style-name="TableCell1157" table:number-columns-spanned="2">
            <text:p text:style-name="P1158">Mensal</text:p>
          </table:table-cell>
          <table:covered-table-cell/>
        </table:table-row>
        <table:table-row table:style-name="TableRow1159">
          <table:table-cell table:style-name="TableCell1160">
            <text:p text:style-name="P1161">Fórmula<text:tab/><text:tab/></text:p>
          </table:table-cell>
          <table:table-cell table:style-name="TableCell1162" table:number-columns-spanned="5">
            <text:p text:style-name="P1163">PDR = Esforço total do projeto / Tamanho total do projeto</text:p>
            <text:p text:style-name="P1164"/>
            <text:p text:style-name="P1165">Onde:</text:p>
            <text:p text:style-name="P1166">Esforço total do projeto = esforço<text:s/>realizado no projeto.</text:p>
            <text:p text:style-name="P1167">Tamanho total do projeto = pontos de função contratados.</text:p>
          </table:table-cell>
          <table:covered-table-cell/>
          <table:covered-table-cell/>
          <table:covered-table-cell/>
          <table:covered-table-cell/>
        </table:table-row>
        <table:table-row table:style-name="TableRow1168">
          <table:table-cell table:style-name="TableCell1169" table:number-columns-spanned="6">
            <text:p text:style-name="P1170">Descrição do 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71">
          <table:table-cell table:style-name="TableCell1172" table:number-columns-spanned="6">
            <text:p text:style-name="Standard"><text:span text:style-name="T1173">* Esforço: os membros da equipe do projeto registram no Redmine o</text:span><text:span text:style-name="T1174"><text:s/>esforço despendido nas</text:span></text:p>
            <text:p text:style-name="P1175">atividades do projeto.</text:p>
            <text:p text:style-name="P1176">* Tamanho: responsável pelo contagem do projeto registra os pontos de função na planilha de <text:s/>pontos de função do projeto.</text:p>
            <text:p text:style-name="P11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78">
          <table:table-cell table:style-name="TableCell1179" table:number-columns-spanned="6">
            <text:p text:style-name="P1180">Descrição do Procedimento de Apuração dos Dado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81"/>
      <table:table table:style-name="Table1182">
        <table:table-columns>
          <table:table-column table:style-name="TableColumn1183"/>
          <table:table-column table:style-name="TableColumn1184"/>
          <table:table-column table:style-name="TableColumn1185"/>
          <table:table-column table:style-name="TableColumn1186"/>
        </table:table-columns>
        <table:table-header-rows>
          <table:table-row table:style-name="TableRow1187">
            <table:table-cell table:style-name="TableCell1188" table:number-columns-spanned="4">
              <text:p text:style-name="Standard"><text:span text:style-name="T1189">O gerente do projeto verifica o<text:s/></text:span><text:span text:style-name="T1190">projeto que foi concluido e calcula o indicador conforme a fórm</text:span><text:span text:style-name="T1191">u</text:span><text:span text:style-name="T1192">la</text:span></text:p>
            </table:table-cell>
            <table:covered-table-cell/>
            <table:covered-table-cell/>
            <table:covered-table-cell/>
          </table:table-row>
        </table:table-header-rows>
        <table:table-row table:style-name="TableRow1193">
          <table:table-cell table:style-name="TableCell1194">
            <text:p text:style-name="P1195">Ferramenta Utilizada<text:tab/><text:tab/></text:p>
          </table:table-cell>
          <table:table-cell table:style-name="TableCell1196" table:number-columns-spanned="3">
            <text:p text:style-name="P1197">N/A</text:p>
          </table:table-cell>
          <table:covered-table-cell/>
          <table:covered-table-cell/>
        </table:table-row>
        <table:table-row table:style-name="TableRow1198">
          <table:table-cell table:style-name="TableCell1199">
            <text:p text:style-name="P1200">Local de Armazenamento</text:p>
          </table:table-cell>
          <table:table-cell table:style-name="TableCell1201" table:number-columns-spanned="3">
            <text:p text:style-name="P1202">Redmine</text:p>
          </table:table-cell>
          <table:covered-table-cell/>
          <table:covered-table-cell/>
        </table:table-row>
        <table:table-row table:style-name="TableRow1203">
          <table:table-cell table:style-name="TableCell1204" table:number-columns-spanned="4">
            <text:p text:style-name="P1205">Procedimento de Análise e Armazenamento</text:p>
          </table:table-cell>
          <table:covered-table-cell/>
          <table:covered-table-cell/>
          <table:covered-table-cell/>
        </table:table-row>
        <table:table-row table:style-name="TableRow1206">
          <table:table-cell table:style-name="TableCell1207">
            <text:p text:style-name="P1208">Responsável</text:p>
          </table:table-cell>
          <table:table-cell table:style-name="TableCell1209" table:number-columns-spanned="3">
            <text:p text:style-name="P1210">Gerente de Projeto</text:p>
          </table:table-cell>
          <table:covered-table-cell/>
          <table:covered-table-cell/>
        </table:table-row>
        <table:table-row table:style-name="TableRow1211">
          <table:table-cell table:style-name="TableCell1212">
            <text:p text:style-name="P1213">Unidade de Medida</text:p>
          </table:table-cell>
          <table:table-cell table:style-name="TableCell1214">
            <text:p text:style-name="P1215">Horas pro ponto de função (h/pf)</text:p>
          </table:table-cell>
          <table:table-cell table:style-name="TableCell1216">
            <text:p text:style-name="P1217">Frequencia</text:p>
          </table:table-cell>
          <table:table-cell table:style-name="TableCell1218">
            <text:p text:style-name="P1219">Ao final do projeto</text:p>
          </table:table-cell>
        </table:table-row>
        <table:table-row table:style-name="TableRow1220">
          <table:table-cell table:style-name="TableCell1221" table:number-columns-spanned="4">
            <text:p text:style-name="P1222">Análise</text:p>
          </table:table-cell>
          <table:covered-table-cell/>
          <table:covered-table-cell/>
          <table:covered-table-cell/>
        </table:table-row>
        <table:table-row table:style-name="TableRow1223">
          <table:table-cell table:style-name="TableCell1224" table:number-columns-spanned="4">
            <text:p text:style-name="P1225">Instruções:</text:p>
            <text:p text:style-name="Standard"><text:span text:style-name="T1226">O valor de produtividade apresenta a quantidade de horas necessárias para a realização de 1 ponto de função no projeto. Portanto, quanto menor o valor melhor, ou seja, mais produtiva foi a equipe do<text:s/></text:span><text:span text:style-name="T1227">projeto. A produtividade realizada deve ser comparada com a produtividade plan</text:span><text:span text:style-name="T1228">e</text:span><text:span text:style-name="T1229">jada e/ou contratada para o projeto. Caso o valor de produtividade seja maior do que as prod</text:span><text:span text:style-name="T1230">u</text:span><text:span text:style-name="T1231">tividades planejada e/ou contratada indicam que o projeto realizou maior esforço par</text:span><text:span text:style-name="T1232">a compl</text:span><text:span text:style-name="T1233">e</text:span><text:soft-page-break/><text:span text:style-name="T1234">tar o projeto do que foi planejado e/ou contratado.</text:span></text:p>
            <text:p text:style-name="P1235"/>
            <text:p text:style-name="Standard"><text:span text:style-name="T1236">Possíveis causas de desvios :</text:span><text:span text:style-name="T1237"><text:s/>inexperiência dos profissionais na tecnologia ou no processo do<text:s/></text:span><text:span text:style-name="T1238">projeto, alto índice de retrabalho resultante da baixa qualidade dos produtos, mudanças não</text:span></text:p>
            <text:p text:style-name="Standard"><text:span text:style-name="T1239">identifi</text:span><text:span text:style-name="T1240">cadas ou não contabilizadas no tamanho do projeto em pontos de função, alta complex</text:span><text:span text:style-name="T1241">i</text:span><text:span text:style-name="T1242">dade da solução tecnológica do projeto, etc.</text:span></text:p>
            <text:p text:style-name="P1243"/>
            <text:p text:style-name="Standard"><text:span text:style-name="T1244">Possíveis ações gerenciais</text:span><text:span text:style-name="T1245">: N/A</text:span></text:p>
            <text:p text:style-name="P1246"/>
          </table:table-cell>
          <table:covered-table-cell/>
          <table:covered-table-cell/>
          <table:covered-table-cell/>
        </table:table-row>
        <text:soft-page-break/>
        <table:table-row table:style-name="TableRow1247">
          <table:table-cell table:style-name="TableCell1248">
            <text:p text:style-name="P1249">Interessados</text:p>
          </table:table-cell>
          <table:table-cell table:style-name="TableCell1250" table:number-columns-spanned="3">
            <text:p text:style-name="P1251">Gerente de Projeto</text:p>
          </table:table-cell>
          <table:covered-table-cell/>
          <table:covered-table-cell/>
        </table:table-row>
        <table:table-row table:style-name="TableRow1252">
          <table:table-cell table:style-name="TableCell1253">
            <text:p text:style-name="P1254">Nível de acesso</text:p>
          </table:table-cell>
          <table:table-cell table:style-name="TableCell1255" table:number-columns-spanned="3">
            <text:p text:style-name="P1256">Gerente de Projeto</text:p>
          </table:table-cell>
          <table:covered-table-cell/>
          <table:covered-table-cell/>
        </table:table-row>
        <table:table-row table:style-name="TableRow1257">
          <table:table-cell table:style-name="TableCell1258">
            <text:p text:style-name="P1259">Integridade dos dados</text:p>
          </table:table-cell>
          <table:table-cell table:style-name="TableCell1260" table:number-columns-spanned="3">
            <text:p text:style-name="Standard"><text:span text:style-name="T1261">O</text:span><text:span text:style-name="T1262"><text:s/>Analista de QA acompanha durante as verificações se o<text:s/></text:span><text:span text:style-name="T1263">Redmine está sendo lançado corretamente pela equipe do projeto e se o Gerente de Projeto atualizou o relatório de pontos de função com o tamanho enco</text:span><text:span text:style-name="T1264">n</text:span><text:span text:style-name="T1265">trado na última medição do projeto.</text:span></text:p>
          </table:table-cell>
          <table:covered-table-cell/>
          <table:covered-table-cell/>
        </table:table-row>
        <table:table-row table:style-name="TableRow1266">
          <table:table-cell table:style-name="TableCell1267" table:number-columns-spanned="4">
            <text:p text:style-name="P1268">Forma de Comunicação aos Interessados</text:p>
          </table:table-cell>
          <table:covered-table-cell/>
          <table:covered-table-cell/>
          <table:covered-table-cell/>
        </table:table-row>
        <table:table-row table:style-name="TableRow1269">
          <table:table-cell table:style-name="TableCell1270" table:number-columns-spanned="4">
            <text:p text:style-name="P1271">Reunião de acompanhamento com os membros do projeto</text:p>
          </table:table-cell>
          <table:covered-table-cell/>
          <table:covered-table-cell/>
          <table:covered-table-cell/>
        </table:table-row>
        <table:table-row table:style-name="TableRow1272">
          <table:table-cell table:style-name="TableCell1273" table:number-columns-spanned="4">
            <text:p text:style-name="P1274">Meta</text:p>
          </table:table-cell>
          <table:covered-table-cell/>
          <table:covered-table-cell/>
          <table:covered-table-cell/>
        </table:table-row>
        <table:table-row table:style-name="TableRow1275">
          <table:table-cell table:style-name="TableCell1276" table:number-columns-spanned="4">
            <text:p text:style-name="Standard"><text:span text:style-name="T1277">Valor ideal: 8h/pf</text:span></text:p>
            <text:p text:style-name="P1278"/>
            <text:p text:style-name="Standard"><text:span text:style-name="T1279">Limites para Ação Corretiva: N/A</text:span></text:p>
            <text:p text:style-name="Standard"><text:span text:style-name="T1280">Limites para Ação Preventiva: N/A</text:span></text:p>
            <text:p text:style-name="P1281"/>
          </table:table-cell>
          <table:covered-table-cell/>
          <table:covered-table-cell/>
          <table:covered-table-cell/>
        </table:table-row>
        <table:table-row table:style-name="TableRow1282">
          <table:table-cell table:style-name="TableCell1283">
            <text:p text:style-name="P1284">Local de Armazenamento</text:p>
          </table:table-cell>
          <table:table-cell table:style-name="TableCell1285" table:number-columns-spanned="3">
            <text:p text:style-name="P1286">Repositório do Projeto.</text:p>
          </table:table-cell>
          <table:covered-table-cell/>
          <table:covered-table-cell/>
        </table:table-row>
        <table:table-row table:style-name="TableRow1287">
          <table:table-cell table:style-name="TableCell1288">
            <text:p text:style-name="P1289">Abrangência</text:p>
          </table:table-cell>
          <table:table-cell table:style-name="TableCell1290" table:number-columns-spanned="3">
            <text:p text:style-name="P1291">Projeto</text:p>
          </table:table-cell>
          <table:covered-table-cell/>
          <table:covered-table-cell/>
        </table:table-row>
      </table:table>
      <text:h text:style-name="P1292" text:outline-level="2"><text:bookmark-start text:name="_Toc369212614"/><text:bookmark-start text:name="_Toc369122587"/><text:bookmark-start text:name="_Toc368861013"/><text:bookmark-start text:name="_Toc369212615"/><text:bookmark-start text:name="_Toc369122588"/><text:bookmark-start text:name="_Toc368861014"/><text:bookmark-start text:name="_Toc369465721"/><text:bookmark-end text:name="_Toc369212614"/><text:bookmark-end text:name="_Toc369122587"/><text:bookmark-end text:name="_Toc368861013"/>SPI – Índice<text:s/>de Desempenho de Prazo<text:bookmark-end text:name="_Toc369212615"/><text:bookmark-end text:name="_Toc369122588"/><text:bookmark-end text:name="_Toc368861014"/><text:bookmark-end text:name="_Toc369465721"/></text:h>
      <text:p text:style-name="P1293"/>
      <table:table table:style-name="Table1294">
        <table:table-columns>
          <table:table-column table:style-name="TableColumn1295"/>
          <table:table-column table:style-name="TableColumn1296"/>
          <table:table-column table:style-name="TableColumn1297"/>
          <table:table-column table:style-name="TableColumn1298"/>
        </table:table-columns>
        <table:table-row table:style-name="TableRow1299">
          <table:table-cell table:style-name="TableCell1300" table:number-columns-spanned="4">
            <text:p text:style-name="P1301">Dados da Medição</text:p>
          </table:table-cell>
          <table:covered-table-cell/>
          <table:covered-table-cell/>
          <table:covered-table-cell/>
        </table:table-row>
        <table:table-row table:style-name="TableRow1302">
          <table:table-cell table:style-name="TableCell1303">
            <text:p text:style-name="P1304">Nome</text:p>
          </table:table-cell>
          <table:table-cell table:style-name="TableCell1305">
            <text:p text:style-name="Normal"/>
          </table:table-cell>
          <table:table-cell table:style-name="TableCell1306">
            <text:p text:style-name="P1307">Unidade de Medida</text:p>
          </table:table-cell>
          <table:table-cell table:style-name="TableCell1308">
            <text:p text:style-name="P1309"/>
          </table:table-cell>
        </table:table-row>
        <table:table-row table:style-name="TableRow1310">
          <table:table-cell table:style-name="TableCell1311" table:number-columns-spanned="4">
            <text:p text:style-name="P1312">Necessidade de Informação</text:p>
          </table:table-cell>
          <table:covered-table-cell/>
          <table:covered-table-cell/>
          <table:covered-table-cell/>
        </table:table-row>
        <table:table-row table:style-name="TableRow1313">
          <table:table-cell table:style-name="TableCell1314" table:number-columns-spanned="4">
            <text:p text:style-name="Normal"/>
          </table:table-cell>
          <table:covered-table-cell/>
          <table:covered-table-cell/>
          <table:covered-table-cell/>
        </table:table-row>
        <table:table-row table:style-name="TableRow1315">
          <table:table-cell table:style-name="TableCell1316" table:number-columns-spanned="4">
            <text:p text:style-name="P1317">Objetivo de Medição</text:p>
          </table:table-cell>
          <table:covered-table-cell/>
          <table:covered-table-cell/>
          <table:covered-table-cell/>
        </table:table-row>
        <table:table-row table:style-name="TableRow1318">
          <table:table-cell table:style-name="TableCell1319" table:number-columns-spanned="4">
            <text:p text:style-name="Standard"/>
            <text:p text:style-name="P1320"/>
          </table:table-cell>
          <table:covered-table-cell/>
          <table:covered-table-cell/>
          <table:covered-table-cell/>
        </table:table-row>
      </table:table>
      <text:p text:style-name="P1321"/>
      <table:table table:style-name="Table1322">
        <table:table-columns>
          <table:table-column table:style-name="TableColumn1323"/>
          <table:table-column table:style-name="TableColumn1324"/>
          <table:table-column table:style-name="TableColumn1325"/>
          <table:table-column table:style-name="TableColumn1326"/>
        </table:table-columns>
        <table:table-header-rows>
          <table:table-row table:style-name="TableRow1327">
            <table:table-cell table:style-name="TableCell1328" table:number-columns-spanned="4">
              <text:p text:style-name="P1329">Procedimento de Coleta</text:p>
            </table:table-cell>
            <table:covered-table-cell/>
            <table:covered-table-cell/>
            <table:covered-table-cell/>
          </table:table-row>
        </table:table-header-rows>
        <table:table-row table:style-name="TableRow1330">
          <table:table-cell table:style-name="TableCell1331">
            <text:p text:style-name="P1332">Fonte de Coleta</text:p>
          </table:table-cell>
          <table:table-cell table:style-name="TableCell1333" table:number-columns-spanned="3">
            <text:p text:style-name="P1334"/>
          </table:table-cell>
          <table:covered-table-cell/>
          <table:covered-table-cell/>
        </table:table-row>
        <table:table-row table:style-name="TableRow1335">
          <table:table-cell table:style-name="TableCell1336">
            <text:p text:style-name="P1337">Responsável</text:p>
          </table:table-cell>
          <table:table-cell table:style-name="TableCell1338">
            <text:p text:style-name="P1339"/>
          </table:table-cell>
          <table:table-cell table:style-name="TableCell1340">
            <text:p text:style-name="P1341">Frequência</text:p>
          </table:table-cell>
          <table:table-cell table:style-name="TableCell1342">
            <text:p text:style-name="P1343"/>
          </table:table-cell>
        </table:table-row>
        <table:table-row table:style-name="TableRow1344">
          <table:table-cell table:style-name="TableCell1345">
            <text:p text:style-name="P1346">Fórmula<text:tab/><text:tab/></text:p>
          </table:table-cell>
          <table:table-cell table:style-name="TableCell1347" table:number-columns-spanned="3">
            <text:p text:style-name="P1348"/>
            <text:p text:style-name="P1349"/>
            <text:p text:style-name="P1350"/>
          </table:table-cell>
          <table:covered-table-cell/>
          <table:covered-table-cell/>
        </table:table-row>
        <table:table-row table:style-name="TableRow1351">
          <table:table-cell table:style-name="TableCell1352" table:number-columns-spanned="4">
            <text:p text:style-name="P1353">Descrição do Procedimento de Coleta</text:p>
          </table:table-cell>
          <table:covered-table-cell/>
          <table:covered-table-cell/>
          <table:covered-table-cell/>
        </table:table-row>
        <table:table-row table:style-name="TableRow1354">
          <table:table-cell table:style-name="TableCell1355" table:number-columns-spanned="4">
            <text:p text:style-name="P1356"/>
          </table:table-cell>
          <table:covered-table-cell/>
          <table:covered-table-cell/>
          <table:covered-table-cell/>
        </table:table-row>
        <table:table-row table:style-name="TableRow1357">
          <table:table-cell table:style-name="TableCell1358" table:number-columns-spanned="4">
            <text:p text:style-name="P1359">Descrição do<text:s/>Procedimento de Apuração dos Dados</text:p>
          </table:table-cell>
          <table:covered-table-cell/>
          <table:covered-table-cell/>
          <table:covered-table-cell/>
        </table:table-row>
      </table:table>
      <text:p text:style-name="P1360"/>
      <table:table table:style-name="Table1361">
        <table:table-columns>
          <table:table-column table:style-name="TableColumn1362"/>
          <table:table-column table:style-name="TableColumn1363"/>
          <table:table-column table:style-name="TableColumn1364"/>
          <table:table-column table:style-name="TableColumn1365"/>
        </table:table-columns>
        <table:table-header-rows>
          <table:table-row table:style-name="TableRow1366">
            <table:table-cell table:style-name="TableCell1367" table:number-columns-spanned="4">
              <text:p text:style-name="P1368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 table:style-name="TableRow1369">
          <table:table-cell table:style-name="TableCell1370">
            <text:p text:style-name="P1371">Responsável</text:p>
          </table:table-cell>
          <table:table-cell table:style-name="TableCell1372" table:number-columns-spanned="3">
            <text:p text:style-name="P1373"/>
          </table:table-cell>
          <table:covered-table-cell/>
          <table:covered-table-cell/>
        </table:table-row>
        <table:table-row table:style-name="TableRow1374">
          <table:table-cell table:style-name="TableCell1375">
            <text:p text:style-name="P1376">Unidade de Medida</text:p>
          </table:table-cell>
          <table:table-cell table:style-name="TableCell1377">
            <text:p text:style-name="P1378"/>
          </table:table-cell>
          <table:table-cell table:style-name="TableCell1379">
            <text:p text:style-name="P1380">Frequencia</text:p>
          </table:table-cell>
          <table:table-cell table:style-name="TableCell1381">
            <text:p text:style-name="P1382"/>
          </table:table-cell>
        </table:table-row>
        <text:soft-page-break/>
        <table:table-row table:style-name="TableRow1383">
          <table:table-cell table:style-name="TableCell1384" table:number-columns-spanned="4">
            <text:p text:style-name="P1385">Análise</text:p>
          </table:table-cell>
          <table:covered-table-cell/>
          <table:covered-table-cell/>
          <table:covered-table-cell/>
        </table:table-row>
        <table:table-row table:style-name="TableRow1386">
          <table:table-cell table:style-name="TableCell1387" table:number-columns-spanned="4">
            <text:p text:style-name="P1388">Instruções:</text:p>
            <text:p text:style-name="P1389"/>
            <text:p text:style-name="P1390"/>
            <text:p text:style-name="Standard"><text:span text:style-name="T1391">Possíveis causas de desvios :</text:span></text:p>
            <text:p text:style-name="P1392"/>
            <text:p text:style-name="Standard"><text:span text:style-name="T1393">Possíveis ações gerenciais</text:span><text:span text:style-name="T1394">:</text:span></text:p>
            <text:p text:style-name="P1395"/>
          </table:table-cell>
          <table:covered-table-cell/>
          <table:covered-table-cell/>
          <table:covered-table-cell/>
        </table:table-row>
        <table:table-row table:style-name="TableRow1396">
          <table:table-cell table:style-name="TableCell1397">
            <text:p text:style-name="P1398">Interessados</text:p>
          </table:table-cell>
          <table:table-cell table:style-name="TableCell1399" table:number-columns-spanned="3">
            <text:p text:style-name="P1400"/>
          </table:table-cell>
          <table:covered-table-cell/>
          <table:covered-table-cell/>
        </table:table-row>
        <table:table-row table:style-name="TableRow1401">
          <table:table-cell table:style-name="TableCell1402">
            <text:p text:style-name="P1403">Nível de acesso</text:p>
          </table:table-cell>
          <table:table-cell table:style-name="TableCell1404" table:number-columns-spanned="3">
            <text:p text:style-name="P1405"/>
          </table:table-cell>
          <table:covered-table-cell/>
          <table:covered-table-cell/>
        </table:table-row>
        <table:table-row table:style-name="TableRow1406">
          <table:table-cell table:style-name="TableCell1407">
            <text:p text:style-name="P1408">Integridade dos dados</text:p>
          </table:table-cell>
          <table:table-cell table:style-name="TableCell1409" table:number-columns-spanned="3">
            <text:p text:style-name="P1410"/>
          </table:table-cell>
          <table:covered-table-cell/>
          <table:covered-table-cell/>
        </table:table-row>
        <table:table-row table:style-name="TableRow1411">
          <table:table-cell table:style-name="TableCell1412" table:number-columns-spanned="4">
            <text:p text:style-name="P1413">Forma de Comunicação aos Interessados</text:p>
          </table:table-cell>
          <table:covered-table-cell/>
          <table:covered-table-cell/>
          <table:covered-table-cell/>
        </table:table-row>
        <table:table-row table:style-name="TableRow1414">
          <table:table-cell table:style-name="TableCell1415" table:number-columns-spanned="4">
            <text:p text:style-name="P1416"/>
          </table:table-cell>
          <table:covered-table-cell/>
          <table:covered-table-cell/>
          <table:covered-table-cell/>
        </table:table-row>
        <table:table-row table:style-name="TableRow1417">
          <table:table-cell table:style-name="TableCell1418" table:number-columns-spanned="4">
            <text:p text:style-name="P1419">Meta</text:p>
          </table:table-cell>
          <table:covered-table-cell/>
          <table:covered-table-cell/>
          <table:covered-table-cell/>
        </table:table-row>
        <table:table-row table:style-name="TableRow1420">
          <table:table-cell table:style-name="TableCell1421" table:number-columns-spanned="4">
            <text:p text:style-name="Standard"><text:span text:style-name="T1422">Valor ideal:</text:span></text:p>
            <text:p text:style-name="P1423"/>
            <text:p text:style-name="Standard"><text:span text:style-name="T1424">Limites para Ação Corretiva:</text:span></text:p>
            <text:p text:style-name="Standard"><text:span text:style-name="T1425">Limites para Ação Preventiva:</text:span></text:p>
            <text:p text:style-name="P1426"/>
          </table:table-cell>
          <table:covered-table-cell/>
          <table:covered-table-cell/>
          <table:covered-table-cell/>
        </table:table-row>
        <table:table-row table:style-name="TableRow1427">
          <table:table-cell table:style-name="TableCell1428">
            <text:p text:style-name="P1429">Local de Armazenamento</text:p>
          </table:table-cell>
          <table:table-cell table:style-name="TableCell1430" table:number-columns-spanned="3">
            <text:p text:style-name="P1431"/>
          </table:table-cell>
          <table:covered-table-cell/>
          <table:covered-table-cell/>
        </table:table-row>
        <table:table-row table:style-name="TableRow1432">
          <table:table-cell table:style-name="TableCell1433">
            <text:p text:style-name="P1434">Abrangência</text:p>
          </table:table-cell>
          <table:table-cell table:style-name="TableCell1435" table:number-columns-spanned="3">
            <text:p text:style-name="P1436"/>
          </table:table-cell>
          <table:covered-table-cell/>
          <table:covered-table-cell/>
        </table:table-row>
      </table:table>
      <text:h text:style-name="P1437" text:outline-level="2"><text:bookmark-start text:name="_Toc369212616"/><text:bookmark-start text:name="_Toc369122589"/><text:bookmark-start text:name="_Toc368861015"/></text:h>
      <text:h text:style-name="P1438" text:outline-level="2"><text:bookmark-start text:name="_Toc369465722"/>PRET – Percentual de Retrabalho<text:bookmark-end text:name="_Toc369212616"/><text:bookmark-end text:name="_Toc369122589"/><text:bookmark-end text:name="_Toc368861015"/><text:bookmark-end text:name="_Toc369465722"/></text:h>
      <text:p text:style-name="P1439"/>
      <table:table table:style-name="Table1440">
        <table:table-columns>
          <table:table-column table:style-name="TableColumn1441"/>
          <table:table-column table:style-name="TableColumn1442"/>
          <table:table-column table:style-name="TableColumn1443"/>
          <table:table-column table:style-name="TableColumn1444"/>
        </table:table-columns>
        <table:table-row table:style-name="TableRow1445">
          <table:table-cell table:style-name="TableCell1446" table:number-columns-spanned="4">
            <text:p text:style-name="P1447">Dados da Medição</text:p>
          </table:table-cell>
          <table:covered-table-cell/>
          <table:covered-table-cell/>
          <table:covered-table-cell/>
        </table:table-row>
        <table:table-row table:style-name="TableRow1448">
          <table:table-cell table:style-name="TableCell1449">
            <text:p text:style-name="P1450">Nome</text:p>
          </table:table-cell>
          <table:table-cell table:style-name="TableCell1451">
            <text:p text:style-name="Normal"/>
          </table:table-cell>
          <table:table-cell table:style-name="TableCell1452">
            <text:p text:style-name="P1453">Unidade de Medida</text:p>
          </table:table-cell>
          <table:table-cell table:style-name="TableCell1454">
            <text:p text:style-name="P1455"/>
          </table:table-cell>
        </table:table-row>
        <table:table-row table:style-name="TableRow1456">
          <table:table-cell table:style-name="TableCell1457" table:number-columns-spanned="4">
            <text:p text:style-name="P1458">Necessidade de Informação</text:p>
          </table:table-cell>
          <table:covered-table-cell/>
          <table:covered-table-cell/>
          <table:covered-table-cell/>
        </table:table-row>
        <table:table-row table:style-name="TableRow1459">
          <table:table-cell table:style-name="TableCell1460" table:number-columns-spanned="4">
            <text:p text:style-name="Normal"/>
          </table:table-cell>
          <table:covered-table-cell/>
          <table:covered-table-cell/>
          <table:covered-table-cell/>
        </table:table-row>
        <table:table-row table:style-name="TableRow1461">
          <table:table-cell table:style-name="TableCell1462" table:number-columns-spanned="4">
            <text:p text:style-name="P1463">Objetivo de Medição</text:p>
          </table:table-cell>
          <table:covered-table-cell/>
          <table:covered-table-cell/>
          <table:covered-table-cell/>
        </table:table-row>
        <table:table-row table:style-name="TableRow1464">
          <table:table-cell table:style-name="TableCell1465" table:number-columns-spanned="4">
            <text:p text:style-name="Standard"/>
            <text:p text:style-name="P1466"/>
          </table:table-cell>
          <table:covered-table-cell/>
          <table:covered-table-cell/>
          <table:covered-table-cell/>
        </table:table-row>
      </table:table>
      <text:p text:style-name="P1467"/>
      <table:table table:style-name="Table1468">
        <table:table-columns>
          <table:table-column table:style-name="TableColumn1469"/>
          <table:table-column table:style-name="TableColumn1470"/>
          <table:table-column table:style-name="TableColumn1471"/>
          <table:table-column table:style-name="TableColumn1472"/>
        </table:table-columns>
        <table:table-header-rows>
          <table:table-row table:style-name="TableRow1473">
            <table:table-cell table:style-name="TableCell1474" table:number-columns-spanned="4">
              <text:p text:style-name="P1475">Procedimento de Coleta</text:p>
            </table:table-cell>
            <table:covered-table-cell/>
            <table:covered-table-cell/>
            <table:covered-table-cell/>
          </table:table-row>
        </table:table-header-rows>
        <table:table-row table:style-name="TableRow1476">
          <table:table-cell table:style-name="TableCell1477">
            <text:p text:style-name="P1478">Fonte de Coleta</text:p>
          </table:table-cell>
          <table:table-cell table:style-name="TableCell1479" table:number-columns-spanned="3">
            <text:p text:style-name="P1480"/>
          </table:table-cell>
          <table:covered-table-cell/>
          <table:covered-table-cell/>
        </table:table-row>
        <table:table-row table:style-name="TableRow1481">
          <table:table-cell table:style-name="TableCell1482">
            <text:p text:style-name="P1483">Responsável</text:p>
          </table:table-cell>
          <table:table-cell table:style-name="TableCell1484">
            <text:p text:style-name="P1485"/>
          </table:table-cell>
          <table:table-cell table:style-name="TableCell1486">
            <text:p text:style-name="P1487">Frequência</text:p>
          </table:table-cell>
          <table:table-cell table:style-name="TableCell1488">
            <text:p text:style-name="P1489"/>
          </table:table-cell>
        </table:table-row>
        <table:table-row table:style-name="TableRow1490">
          <table:table-cell table:style-name="TableCell1491">
            <text:p text:style-name="P1492">Fórmula<text:tab/><text:tab/></text:p>
          </table:table-cell>
          <table:table-cell table:style-name="TableCell1493" table:number-columns-spanned="3">
            <text:p text:style-name="P1494"/>
            <text:p text:style-name="P1495"/>
            <text:p text:style-name="P1496"/>
          </table:table-cell>
          <table:covered-table-cell/>
          <table:covered-table-cell/>
        </table:table-row>
        <table:table-row table:style-name="TableRow1497">
          <table:table-cell table:style-name="TableCell1498" table:number-columns-spanned="4">
            <text:p text:style-name="P1499">Descrição do Procedimento de Coleta</text:p>
          </table:table-cell>
          <table:covered-table-cell/>
          <table:covered-table-cell/>
          <table:covered-table-cell/>
        </table:table-row>
        <table:table-row table:style-name="TableRow1500">
          <table:table-cell table:style-name="TableCell1501" table:number-columns-spanned="4">
            <text:p text:style-name="P1502"/>
          </table:table-cell>
          <table:covered-table-cell/>
          <table:covered-table-cell/>
          <table:covered-table-cell/>
        </table:table-row>
        <table:table-row table:style-name="TableRow1503">
          <table:table-cell table:style-name="TableCell1504" table:number-columns-spanned="4">
            <text:p text:style-name="P1505">Descrição do Procedimento de Apuração dos Dados</text:p>
          </table:table-cell>
          <table:covered-table-cell/>
          <table:covered-table-cell/>
          <table:covered-table-cell/>
        </table:table-row>
      </table:table>
      <text:p text:style-name="P1506"/>
      <table:table table:style-name="Table1507">
        <table:table-columns>
          <table:table-column table:style-name="TableColumn1508"/>
          <table:table-column table:style-name="TableColumn1509"/>
          <table:table-column table:style-name="TableColumn1510"/>
          <table:table-column table:style-name="TableColumn1511"/>
        </table:table-columns>
        <table:table-header-rows>
          <table:table-row table:style-name="TableRow1512">
            <table:table-cell table:style-name="TableCell1513" table:number-columns-spanned="4">
              <text:p text:style-name="P1514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 table:style-name="TableRow1515">
          <table:table-cell table:style-name="TableCell1516">
            <text:p text:style-name="P1517">Responsável</text:p>
          </table:table-cell>
          <table:table-cell table:style-name="TableCell1518" table:number-columns-spanned="3">
            <text:p text:style-name="P1519"/>
          </table:table-cell>
          <table:covered-table-cell/>
          <table:covered-table-cell/>
        </table:table-row>
        <table:table-row table:style-name="TableRow1520">
          <table:table-cell table:style-name="TableCell1521">
            <text:p text:style-name="P1522">Unidade de Medida</text:p>
          </table:table-cell>
          <table:table-cell table:style-name="TableCell1523">
            <text:p text:style-name="P1524"/>
          </table:table-cell>
          <table:table-cell table:style-name="TableCell1525">
            <text:p text:style-name="P1526">Frequencia</text:p>
          </table:table-cell>
          <table:table-cell table:style-name="TableCell1527">
            <text:p text:style-name="P1528"/>
          </table:table-cell>
        </table:table-row>
        <table:table-row table:style-name="TableRow1529">
          <table:table-cell table:style-name="TableCell1530" table:number-columns-spanned="4">
            <text:p text:style-name="P1531">Análise</text:p>
          </table:table-cell>
          <table:covered-table-cell/>
          <table:covered-table-cell/>
          <table:covered-table-cell/>
        </table:table-row>
        <table:table-row table:style-name="TableRow1532">
          <table:table-cell table:style-name="TableCell1533" table:number-columns-spanned="4">
            <text:p text:style-name="P1534">Instruções:</text:p>
            <text:p text:style-name="P1535"/>
            <text:p text:style-name="P1536"/>
            <text:p text:style-name="Standard"><text:span text:style-name="T1537">Possíveis causas de desvios :</text:span></text:p>
            <text:p text:style-name="P1538"/>
            <text:p text:style-name="Standard"><text:span text:style-name="T1539">Possíveis ações gerenciais</text:span><text:span text:style-name="T1540">:</text:span></text:p>
            <text:p text:style-name="P1541"/>
          </table:table-cell>
          <table:covered-table-cell/>
          <table:covered-table-cell/>
          <table:covered-table-cell/>
        </table:table-row>
        <text:soft-page-break/>
        <table:table-row table:style-name="TableRow1542">
          <table:table-cell table:style-name="TableCell1543">
            <text:p text:style-name="P1544">Interessados</text:p>
          </table:table-cell>
          <table:table-cell table:style-name="TableCell1545" table:number-columns-spanned="3">
            <text:p text:style-name="P1546"/>
          </table:table-cell>
          <table:covered-table-cell/>
          <table:covered-table-cell/>
        </table:table-row>
        <table:table-row table:style-name="TableRow1547">
          <table:table-cell table:style-name="TableCell1548">
            <text:p text:style-name="P1549">Nível de acesso</text:p>
          </table:table-cell>
          <table:table-cell table:style-name="TableCell1550" table:number-columns-spanned="3">
            <text:p text:style-name="P1551"/>
          </table:table-cell>
          <table:covered-table-cell/>
          <table:covered-table-cell/>
        </table:table-row>
        <table:table-row table:style-name="TableRow1552">
          <table:table-cell table:style-name="TableCell1553">
            <text:p text:style-name="P1554">Integridade dos dados</text:p>
          </table:table-cell>
          <table:table-cell table:style-name="TableCell1555" table:number-columns-spanned="3">
            <text:p text:style-name="P1556"/>
          </table:table-cell>
          <table:covered-table-cell/>
          <table:covered-table-cell/>
        </table:table-row>
        <table:table-row table:style-name="TableRow1557">
          <table:table-cell table:style-name="TableCell1558" table:number-columns-spanned="4">
            <text:p text:style-name="P1559">Forma de Comunicação aos Interessados</text:p>
          </table:table-cell>
          <table:covered-table-cell/>
          <table:covered-table-cell/>
          <table:covered-table-cell/>
        </table:table-row>
        <table:table-row table:style-name="TableRow1560">
          <table:table-cell table:style-name="TableCell1561" table:number-columns-spanned="4">
            <text:p text:style-name="P1562"/>
          </table:table-cell>
          <table:covered-table-cell/>
          <table:covered-table-cell/>
          <table:covered-table-cell/>
        </table:table-row>
        <table:table-row table:style-name="TableRow1563">
          <table:table-cell table:style-name="TableCell1564" table:number-columns-spanned="4">
            <text:p text:style-name="P1565">Meta</text:p>
          </table:table-cell>
          <table:covered-table-cell/>
          <table:covered-table-cell/>
          <table:covered-table-cell/>
        </table:table-row>
        <table:table-row table:style-name="TableRow1566">
          <table:table-cell table:style-name="TableCell1567" table:number-columns-spanned="4">
            <text:p text:style-name="Standard"><text:span text:style-name="T1568">Valor ideal:</text:span></text:p>
            <text:p text:style-name="P1569"/>
            <text:p text:style-name="Standard"><text:span text:style-name="T1570">Limites para Ação Corretiva:</text:span></text:p>
            <text:p text:style-name="Standard"><text:span text:style-name="T1571">Limites para Ação Preventiva:</text:span></text:p>
            <text:p text:style-name="P1572"/>
          </table:table-cell>
          <table:covered-table-cell/>
          <table:covered-table-cell/>
          <table:covered-table-cell/>
        </table:table-row>
        <table:table-row table:style-name="TableRow1573">
          <table:table-cell table:style-name="TableCell1574">
            <text:p text:style-name="P1575">Local de Armazenamento</text:p>
          </table:table-cell>
          <table:table-cell table:style-name="TableCell1576" table:number-columns-spanned="3">
            <text:p text:style-name="P1577">Repositório do<text:s/>Projeto, pasta de garantia da qualidade.</text:p>
          </table:table-cell>
          <table:covered-table-cell/>
          <table:covered-table-cell/>
        </table:table-row>
        <table:table-row table:style-name="TableRow1578">
          <table:table-cell table:style-name="TableCell1579">
            <text:p text:style-name="P1580">Abrangência</text:p>
          </table:table-cell>
          <table:table-cell table:style-name="TableCell1581" table:number-columns-spanned="3">
            <text:p text:style-name="P1582"/>
          </table:table-cell>
          <table:covered-table-cell/>
          <table:covered-table-cell/>
        </table:table-row>
      </table:table>
      <text:p text:style-name="P1583"/>
      <text:p text:style-name="P15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ans-serif" svg:font-family="sans-serif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Heading2" style:display-name="Heading 2" style:family="paragraph" style:parent-style-name="Heading1" style:next-style-name="Normal" style:default-outline-level="2">
      <style:paragraph-properties fo:margin-left="0in" fo:text-indent="0in">
        <style:tab-stops/>
      </style:paragraph-properties>
      <style:text-properties fo:font-size="10pt" style:font-size-asian="10pt" style:font-size-complex="10pt" fo:hyphenate="false"/>
    </style:style>
    <style:style style:name="Heading3" style:display-name="Heading 3" style:family="paragraph" style:parent-style-name="Heading1" style:next-style-name="Normal" style:default-outline-level="3">
      <style:paragraph-properties fo:margin-left="0in" fo:text-indent="0in">
        <style:tab-stops/>
      </style:paragraph-properties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Heading4" style:display-name="Heading 4" style:family="paragraph" style:parent-style-name="Heading1" style:next-style-name="Normal" style:default-outline-level="4">
      <style:paragraph-properties fo:margin-left="0in" fo:text-indent="0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3" style:display-name="WW_OutlineListStyle_3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Textbody" style:display-name="Text body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normal0" style:display-name="normal" style:family="paragraph">
      <style:paragraph-properties style:vertical-align="auto"/>
      <style:text-properties fo:color="#000000" fo:font-size="12pt" style:font-size-asian="12pt" style:font-size-complex="11pt" fo:hyphenate="true"/>
    </style: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2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Textbody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PageNumber" style:display-name="Page Number" style:family="text" style:parent-style-name="Fonteparág.padrão"/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fo:language="en" fo:country="US" style:language-asian="en" style:country-asian="US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fo:language="en" fo:country="US" style:language-asian="en" style:country-asian="US"/>
    </style:style>
    <style:style style:name="Título1Char" style:display-name="Título 1 Char" style:family="text" style:parent-style-name="Fonteparág.padrão">
      <style:text-properties style:font-name="Arial" fo:font-weight="bold" style:font-weight-asian="bold" style:font-weight-complex="bold" fo:font-size="12pt" style:font-size-asian="12pt" style:font-size-complex="12pt" fo:language="en" fo:country="US" style:language-asian="en" style:country-asian="US"/>
    </style:style>
    <style:style style:name="Título2Char" style:display-name="Título 2 Char" style:family="text" style:parent-style-name="Fonteparág.padrão">
      <style:text-properties style:font-name="Arial" fo:font-weight="bold" style:font-weight-asian="bold" style:font-weight-complex="bold" fo:language="en" fo:country="US" style:language-asian="en" style:country-asian="US"/>
    </style:style>
    <style:style style:name="Título3Char" style:display-name="Título 3 Char" style:family="text" style:parent-style-name="Fonteparág.padrão">
      <style:text-properties style:font-name="Arial" fo:font-style="italic" style:font-style-asian="italic" style:font-style-complex="italic" fo:language="en" fo:country="US" style:language-asian="en" style:country-asian="US"/>
    </style:style>
    <style:style style:name="Título4Char" style:display-name="Título 4 Char" style:family="text" style:parent-style-name="Fonteparág.padrão">
      <style:text-properties style:font-name="Arial" fo:language="en" fo:country="US" style:language-asian="en" style:country-asian="US"/>
    </style:style>
    <style:style style:name="Título5Char" style:display-name="Título 5 Char" style:family="text" style:parent-style-name="Fonteparág.padrão">
      <style:text-properties fo:font-size="11pt" style:font-size-asian="11pt" style:font-size-complex="11pt" fo:language="en" fo:country="US" style:language-asian="en" style:country-asian="US"/>
    </style:style>
    <style:style style:name="Título6Char" style:display-name="Título 6 Char" style:family="text" style:parent-style-name="Fonteparág.padrão">
      <style:text-properties fo:font-style="italic" style:font-style-asian="italic" style:font-style-complex="italic" fo:font-size="11pt" style:font-size-asian="11pt" style:font-size-complex="11pt" fo:language="en" fo:country="US" style:language-asian="en" style:country-asian="US"/>
    </style:style>
    <style:style style:name="Título7Char" style:display-name="Título 7 Char" style:family="text" style:parent-style-name="Fonteparág.padrão">
      <style:text-properties fo:language="en" fo:country="US" style:language-asian="en" style:country-asian="US"/>
    </style:style>
    <style:style style:name="FootnoteSymbol" style:display-name="Footnote Symbol" style:family="text"/>
    <style:style style:name="WW_CharLFO2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2" style:display-name="WW_OutlineListStyle_2">
      <text:list-level-style-number text:level="1" text:style-name="WW_CharLFO2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1" style:display-name="WW_OutlineListStyle_1">
      <text:list-level-style-number text:level="1" text:style-name="WW_CharLFO3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" style:display-name="WW_OutlineListStyle">
      <text:list-level-style-number text:level="1" text:style-name="WW_CharLFO4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23" style:display-name="LFO23">
      <text:list-level-style-number text:level="1" style:num-suffix="." style:num-format="1">
        <style:list-level-properties text:space-before="0in" text:min-label-width="0.5in"/>
      </text:list-level-style-number>
      <text:list-level-style-number text:level="2" style:num-suffix="." style:num-format="1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." style:num-format="1">
        <style:list-level-properties text:space-before="1.5in" text:min-label-width="0.5in"/>
      </text:list-level-style-number>
      <text:list-level-style-number text:level="5" style:num-suffix="." style:num-format="1">
        <style:list-level-properties text:space-before="2in" text:min-label-width="0.5in"/>
      </text:list-level-style-number>
      <text:list-level-style-number text:level="6" style:num-suffix="." style:num-format="1">
        <style:list-level-properties text:space-before="2.5in" text:min-label-width="0.5in"/>
      </text:list-level-style-number>
      <text:list-level-style-number text:level="7" style:num-suffix="." style:num-format="1">
        <style:list-level-properties text:space-before="3in" text:min-label-width="0.5in"/>
      </text:list-level-style-number>
      <text:list-level-style-number text:level="8" style:num-suffix="." style:num-format="1">
        <style:list-level-properties text:space-before="3.5in" text:min-label-width="0.5in"/>
      </text:list-level-style-number>
      <text:list-level-style-number text:level="9" style:num-suffix="." style:num-format="1">
        <style:list-level-properties text:space-before="4in" text:min-label-width="0.5in"/>
      </text:list-level-style-number>
    </text:list-style>
    <style:style style:name="Título8Char" style:display-name="Título 8 Char" style:family="text" style:parent-style-name="Fonteparág.padrão">
      <style:text-properties fo:font-style="italic" style:font-style-asian="italic" style:font-style-complex="italic" fo:language="en" fo:country="US" style:language-asian="en" style:country-asian="US"/>
    </style:style>
    <style:style style:name="Título9Char" style:display-name="Título 9 Char" style:family="text" style:parent-style-name="Fonteparág.padrão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 style:language-asian="en" style:country-asian="US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fo:language="en" fo:country="US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>
      <text:outline-level-style text:level="1" text:style-name="WW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6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6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6">
      <text:list-level-style-number text:level="1" text:style-name="WW_CharLFO6LVL1" style:num-suffix="." style:num-format="1">
        <style:list-level-properties text:space-before="0.5in" text:min-label-width="0in"/>
      </text:list-level-style-number>
      <text:list-level-style-number text:level="2" text:style-name="WW_CharLFO6LVL2" style:num-format="1">
        <style:list-level-properties/>
      </text:list-level-style-number>
      <text:list-level-style-number text:level="3" text:style-name="WW_CharLFO6LVL3" style:num-format="1">
        <style:list-level-properties/>
      </text:list-level-style-number>
      <text:list-level-style-number text:level="4" text:style-name="WW_CharLFO6LVL4" style:num-format="1">
        <style:list-level-properties/>
      </text:list-level-style-number>
      <text:list-level-style-number text:level="5" text:style-name="WW_CharLFO6LVL5" style:num-format="1">
        <style:list-level-properties/>
      </text:list-level-style-number>
      <text:list-level-style-number text:level="6" text:style-name="WW_CharLFO6LVL6" style:num-format="1">
        <style:list-level-properties/>
      </text:list-level-style-number>
      <text:list-level-style-number text:level="7" text:style-name="WW_CharLFO6LVL7" style:num-format="1">
        <style:list-level-properties/>
      </text:list-level-style-number>
      <text:list-level-style-number text:level="8" text:style-name="WW_CharLFO6LVL8" style:num-format="1">
        <style:list-level-properties/>
      </text:list-level-style-number>
      <text:list-level-style-number text:level="9" text:style-name="WW_CharLFO6LVL9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style:font-name="Arial" style:font-name-complex="Arial" fo:color="#FF0000" fo:font-size="24pt" style:font-size-asian="24pt" style:font-size-complex="24pt" fo:language="pt" fo:country="BR" style:language-asian="pt" style:country-asian="B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10" style:family="table-column">
      <style:table-column-properties style:column-width="4.4298in" style:use-optimal-column-width="false"/>
    </style:style>
    <style:style style:name="TableColumn11" style:family="table-column">
      <style:table-column-properties style:column-width="2.2076in" style:use-optimal-column-width="false"/>
    </style:style>
    <style:style style:name="Table9" style:family="table">
      <style:table-properties style:width="6.637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04in solid #000000" fo:padding-top="0in" fo:padding-left="0.075in" fo:padding-bottom="0in" fo:padding-right="0.075in"/>
    </style:style>
    <style:style style:name="P14" style:parent-style-name="Normal" style:family="paragraph">
      <style:text-properties fo:language="pt" fo:country="BR"/>
    </style:style>
    <style:style style:name="TableCell15" style:family="table-cell">
      <style:table-cell-properties fo:border="0.0104in solid #000000" fo:padding-top="0in" fo:padding-left="0.075in" fo:padding-bottom="0in" fo:padding-right="0.075in"/>
    </style:style>
    <style:style style:name="P16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7" style:parent-style-name="Fonteparág.padrão" style:family="text">
      <style:text-properties fo:language="pt" fo:country="BR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04in solid #000000" fo:padding-top="0in" fo:padding-left="0.075in" fo:padding-bottom="0in" fo:padding-right="0.075in"/>
    </style:style>
    <style:style style:name="P20" style:parent-style-name="Normal" style:family="paragraph">
      <style:text-properties fo:language="pt" fo:country="BR"/>
    </style:style>
    <style:style style:name="TableCell21" style:family="table-cell">
      <style:table-cell-properties fo:border="0.0104in solid #000000" fo:padding-top="0in" fo:padding-left="0.075in" fo:padding-bottom="0in" fo:padding-right="0.075in"/>
    </style:style>
    <style:style style:name="T22" style:parent-style-name="Fonteparág.padrão" style:family="text">
      <style:text-properties fo:language="pt" fo:country="B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04in solid #000000" fo:padding-top="0in" fo:padding-left="0.075in" fo:padding-bottom="0in" fo:padding-right="0.075in"/>
    </style:style>
    <style:style style:name="P25" style:parent-style-name="Normal" style:family="paragraph">
      <style:text-properties fo:language="pt" fo:country="BR"/>
    </style:style>
    <style:style style:name="P26" style:parent-style-name="Rodapé" style:family="paragraph">
      <style:paragraph-properties fo:text-align="end"/>
    </style:style>
    <style:style style:name="TableColumn28" style:family="table-column">
      <style:table-column-properties style:column-width="4.4298in" style:use-optimal-column-width="false"/>
    </style:style>
    <style:style style:name="TableColumn29" style:family="table-column">
      <style:table-column-properties style:column-width="2.2076in" style:use-optimal-column-width="false"/>
    </style:style>
    <style:style style:name="Table27" style:family="table">
      <style:table-properties style:width="6.63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04in solid #000000" fo:padding-top="0in" fo:padding-left="0.075in" fo:padding-bottom="0in" fo:padding-right="0.075in"/>
    </style:style>
    <style:style style:name="P32" style:parent-style-name="Normal" style:family="paragraph">
      <style:text-properties fo:language="pt" fo:country="BR"/>
    </style:style>
    <style:style style:name="TableCell33" style:family="table-cell">
      <style:table-cell-properties fo:border="0.0104in solid #000000" fo:padding-top="0in" fo:padding-left="0.075in" fo:padding-bottom="0in" fo:padding-right="0.075in"/>
    </style:style>
    <style:style style:name="P34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35" style:parent-style-name="Fonteparág.padrão" style:family="text">
      <style:text-properties fo:language="pt" fo:country="B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04in solid #000000" fo:padding-top="0in" fo:padding-left="0.075in" fo:padding-bottom="0in" fo:padding-right="0.075in"/>
    </style:style>
    <style:style style:name="P38" style:parent-style-name="Normal" style:family="paragraph">
      <style:text-properties fo:language="pt" fo:country="BR"/>
    </style:style>
    <style:style style:name="TableCell39" style:family="table-cell">
      <style:table-cell-properties fo:border="0.0104in solid #000000" fo:padding-top="0in" fo:padding-left="0.075in" fo:padding-bottom="0in" fo:padding-right="0.075in"/>
    </style:style>
    <style:style style:name="T40" style:parent-style-name="Fonteparág.padrão" style:family="text">
      <style:text-properties fo:language="pt" fo:country="B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fo:padding-top="0in" fo:padding-left="0.075in" fo:padding-bottom="0in" fo:padding-right="0.075in"/>
    </style:style>
    <style:style style:name="P43" style:parent-style-name="Normal" style:family="paragraph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6291in" svg:height="0.89164in" style:rel-width="scale" style:rel-height="scale"><draw:image xlink:href="media/image1.png" xlink:type="simple" xlink:show="embed" xlink:actuate="onLoad"/><svg:desc/></draw:frame></text:span><text:span text:style-name="T4"><draw:frame draw:z-index="251662336" draw:style-name="a1" draw:name="Imagem 0" text:anchor-type="paragraph" svg:x="-0.3554in" svg:y="0.05446in" svg:width="2.64114in" svg:height="0.90099in" style:rel-width="scale" style:rel-height="scale"><draw:image xlink:href="media/image2.jpeg" xlink:type="simple" xlink:show="embed" xlink:actuate="onLoad"/><svg:desc>LOGO2_COREL.jpg</svg:desc></draw:frame></text:span></text:p>
      </style:header>
    </style:master-page>
    <style:master-page style:name="MP1" style:page-layout-name="PL1">
      <style:header>
        <table:table table:style-name="Table9">
          <table:table-columns>
            <table:table-column table:style-name="TableColumn10"/>
            <table:table-column table:style-name="TableColumn11"/>
          </table:table-columns>
          <table:table-row table:style-name="TableRow12">
            <table:table-cell table:style-name="TableCell13">
              <text:p text:style-name="P14">RELPREV</text:p>
            </table:table-cell>
            <table:table-cell table:style-name="TableCell15">
              <text:p text:style-name="P16"><text:span text:style-name="T17"><text:s text:c="2"/>Versão:</text:span><text:s text:c="11"/>1.1</text:p>
            </table:table-cell>
          </table:table-row>
          <table:table-row table:style-name="TableRow18">
            <table:table-cell table:style-name="TableCell19">
              <text:p text:style-name="P20">Plano de Medição</text:p>
            </table:table-cell>
            <table:table-cell table:style-name="TableCell21">
              <text:p text:style-name="Normal"><text:span text:style-name="T22"><text:s text:c="2"/>Data:</text:span><text:s/>06/10/2013</text:p>
            </table:table-cell>
          </table:table-row>
          <table:table-row table:style-name="TableRow23">
            <table:table-cell table:style-name="TableCell24" table:number-columns-spanned="2">
              <text:p text:style-name="P25">RELPREV_GPR_MED_Plano de Medicao _1.1</text:p>
            </table:table-cell>
            <table:covered-table-cell/>
          </table:table-row>
        </table:table>
        <text:p text:style-name="Cabeçalho"/>
      </style:header>
      <style:footer>
        <text:p text:style-name="P26"><text:page-number text:fixed="false">14</text:page-number></text:p>
        <text:p text:style-name="Rodapé"/>
      </style:footer>
    </style:master-page>
    <style:master-page style:next-style-name="MP1" style:name="MPF1" style:page-layout-name="PL1">
      <style:header>
        <table:table table:style-name="Table27">
          <table:table-columns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>RELPREV</text:p>
            </table:table-cell>
            <table:table-cell table:style-name="TableCell33">
              <text:p text:style-name="P34"><text:span text:style-name="T35"><text:s text:c="2"/>Versão:</text:span><text:s text:c="11"/>1.1</text:p>
            </table:table-cell>
          </table:table-row>
          <table:table-row table:style-name="TableRow36">
            <table:table-cell table:style-name="TableCell37">
              <text:p text:style-name="P38">Plano de Medição</text:p>
            </table:table-cell>
            <table:table-cell table:style-name="TableCell39">
              <text:p text:style-name="Normal"><text:span text:style-name="T40"><text:s text:c="2"/>Data:</text:span><text:s/>06/10/2013</text:p>
            </table:table-cell>
          </table:table-row>
          <table:table-row table:style-name="TableRow41">
            <table:table-cell table:style-name="TableCell42" table:number-columns-spanned="2">
              <text:p text:style-name="P43">RELPREV_GPR_MED_Plano de Medicao _1.1</text:p>
            </table:table-cell>
            <table:covered-table-cell/>
          </table:table-row>
        </table:table>
        <text:p text:style-name="Cabeçalho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cumento de Arquitetura de Software</dc:title>
    <dc:subject>&lt;Nome do Projeto&gt;</dc:subject>
    <meta:initial-creator>EMERSON JOSÉ</meta:initial-creator>
    <dc:creator>Rhaissa Nogueira</dc:creator>
    <meta:creation-date>2013-10-07T01:41:00Z</meta:creation-date>
    <dc:date>2013-10-14T01:22:00Z</dc:date>
    <meta:template xlink:href="DAS-Documento%20de%20Arquitetura%20de%20Software" xlink:type="simple"/>
    <meta:editing-cycles>1</meta:editing-cycles>
    <meta:editing-duration>PT33960S</meta:editing-duration>
    <meta:user-defined meta:name="Company Name">Objectives</meta:user-defined>
    <meta:document-statistic meta:page-count="14" meta:paragraph-count="38" meta:word-count="3049" meta:character-count="19476" meta:row-count="137" meta:non-whitespace-character-count="16465"/>
  </office:meta>
</office:document-meta>
</file>